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Шрифтабзацузазамовчуванням" style:family="text">
      <style:text-properties fo:font-weight="bold" style:font-weight-asian="bold" style:font-weight-complex="bold"/>
    </style:style>
    <style:style style:name="T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Шрифтабзацузазамовчуванням" style:family="text">
      <style:text-properties fo:font-weight="bold" style:font-weight-asian="bold" style:font-weight-complex="bold"/>
    </style:style>
    <style:style style:name="T7" style:parent-style-name="Шрифтабзацузазамовчуванням" style:family="text">
      <style:text-properties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Шрифтабзацузазамовчуванням" style:family="text">
      <style:text-properties fo:language="en" fo:country="US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12" style:parent-style-name="Шрифтабзацузазамовчуванням" style:family="text">
      <style:text-properties fo:language="en" fo:country="US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justify"/>
    </style:style>
    <style:style style:name="T21" style:parent-style-name="Шрифтабзацузазамовчуванням" style:family="text">
      <style:text-properties fo:font-weight="bold" style:font-weight-asian="bold" style:font-weight-complex="bold"/>
    </style:style>
    <style:style style:name="T22" style:parent-style-name="Шрифтабзацузазамовчуванням" style:family="text">
      <style:text-properties fo:language="en" fo:country="US"/>
    </style:style>
    <style:style style:name="P23" style:parent-style-name="Standard" style:family="paragraph">
      <style:paragraph-properties fo:text-align="justify"/>
    </style:style>
    <style:style style:name="T24" style:parent-style-name="Шрифтабзацузазамовчуванням" style:family="text">
      <style:text-properties fo:font-weight="bold" style:font-weight-asian="bold" style:font-weight-complex="bold"/>
    </style:style>
    <style:style style:name="T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26" style:parent-style-name="Шрифтабзацузазамовчуванням" style:family="text">
      <style:text-properties fo:font-weight="bold" style:font-weight-asian="bold" style:font-weight-complex="bold"/>
    </style:style>
    <style:style style:name="T27" style:parent-style-name="Шрифтабзацузазамовчуванням" style:family="text">
      <style:text-properties fo:language="en" fo:country="US"/>
    </style:style>
    <style:style style:name="P28" style:parent-style-name="Standard" style:family="paragraph">
      <style:paragraph-properties fo:text-align="justify"/>
    </style:style>
    <style:style style:name="T2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0" style:parent-style-name="Шрифтабзацузазамовчуванням" style:family="text">
      <style:text-properties fo:language="en" fo:country="US"/>
    </style:style>
    <style:style style:name="P31" style:parent-style-name="Standard" style:family="paragraph">
      <style:paragraph-properties fo:text-align="justify"/>
    </style:style>
    <style:style style:name="T3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3" style:parent-style-name="Шрифтабзацузазамовчуванням" style:family="text">
      <style:text-properties fo:language="en" fo:country="US"/>
    </style:style>
    <style:style style:name="P34" style:parent-style-name="Standard" style:family="paragraph">
      <style:paragraph-properties fo:text-align="justify"/>
    </style:style>
    <style:style style:name="T35" style:parent-style-name="Шрифтабзацузазамовчуванням" style:family="text">
      <style:text-properties fo:font-weight="bold" style:font-weight-asian="bold" style:font-weight-complex="bold"/>
    </style:style>
    <style:style style:name="T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7" style:parent-style-name="Шрифтабзацузазамовчуванням" style:family="text">
      <style:text-properties fo:language="en" fo:country="US"/>
    </style:style>
    <style:style style:name="T38" style:parent-style-name="Шрифтабзацузазамовчуванням" style:family="text">
      <style:text-properties fo:language="en" fo:country="US"/>
    </style:style>
    <style:style style:name="T39" style:parent-style-name="Шрифтабзацузазамовчуванням" style:family="text">
      <style:text-properties fo:language="en" fo:country="US"/>
    </style:style>
    <style:style style:name="T40" style:parent-style-name="Шрифтабзацузазамовчуванням" style:family="text">
      <style:text-properties fo:language="en" fo:country="US"/>
    </style:style>
    <style:style style:name="T41" style:parent-style-name="Шрифтабзацузазамовчуванням" style:family="text">
      <style:text-properties fo:language="en" fo:country="US"/>
    </style:style>
    <style:style style:name="T42" style:parent-style-name="Шрифтабзацузазамовчуванням" style:family="text">
      <style:text-properties fo:language="ru" fo:country="RU"/>
    </style:style>
    <style:style style:name="P43" style:parent-style-name="Standard" style:family="paragraph">
      <style:paragraph-properties fo:text-align="justify"/>
    </style:style>
    <style:style style:name="T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" style:parent-style-name="Шрифтабзацузазамовчуванням" style:family="text">
      <style:text-properties fo:language="en" fo:country="US"/>
    </style:style>
    <style:style style:name="P46" style:parent-style-name="Standard" style:family="paragraph">
      <style:paragraph-properties fo:text-align="justify"/>
    </style:style>
    <style:style style:name="T4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" style:parent-style-name="Шрифтабзацузазамовчуванням" style:family="text">
      <style:text-properties fo:language="en" fo:country="US"/>
    </style:style>
    <style:style style:name="P49" style:parent-style-name="Standard" style:family="paragraph">
      <style:paragraph-properties fo:text-align="justify"/>
    </style:style>
    <style:style style:name="T5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" style:parent-style-name="Шрифтабзацузазамовчуванням" style:family="text">
      <style:text-properties fo:language="en" fo:country="US"/>
    </style:style>
    <style:style style:name="P52" style:parent-style-name="Standard" style:family="paragraph">
      <style:paragraph-properties fo:text-align="justify"/>
    </style:style>
    <style:style style:name="T5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" style:parent-style-name="Шрифтабзацузазамовчуванням" style:family="text">
      <style:text-properties fo:language="en" fo:country="US"/>
    </style:style>
    <style:style style:name="P55" style:parent-style-name="Standard" style:family="paragraph">
      <style:paragraph-properties fo:text-align="justify"/>
    </style:style>
    <style:style style:name="T5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7" style:parent-style-name="Шрифтабзацузазамовчуванням" style:family="text">
      <style:text-properties fo:language="en" fo:country="US"/>
    </style:style>
    <style:style style:name="P58" style:parent-style-name="Standard" style:family="paragraph">
      <style:paragraph-properties fo:text-align="justify"/>
    </style:style>
    <style:style style:name="T5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" style:parent-style-name="Шрифтабзацузазамовчуванням" style:family="text">
      <style:text-properties fo:language="en" fo:country="US"/>
    </style:style>
    <style:style style:name="T61" style:parent-style-name="Шрифтабзацузазамовчуванням" style:family="text">
      <style:text-properties fo:language="en" fo:country="US"/>
    </style:style>
    <style:style style:name="P62" style:parent-style-name="Standard" style:family="paragraph">
      <style:paragraph-properties fo:text-align="justify"/>
    </style:style>
    <style:style style:name="T63" style:parent-style-name="Шрифтабзацузазамовчуванням" style:family="text">
      <style:text-properties fo:language="en" fo:country="US"/>
    </style:style>
    <style:style style:name="T6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5" style:parent-style-name="Шрифтабзацузазамовчуванням" style:family="text">
      <style:text-properties fo:language="en" fo:country="US"/>
    </style:style>
    <style:style style:name="T66" style:parent-style-name="Шрифтабзацузазамовчуванням" style:family="text">
      <style:text-properties fo:language="en" fo:country="US"/>
    </style:style>
    <style:style style:name="T67" style:parent-style-name="Шрифтабзацузазамовчуванням" style:family="text">
      <style:text-properties fo:language="en" fo:country="US"/>
    </style:style>
    <style:style style:name="P68" style:parent-style-name="Standard" style:family="paragraph">
      <style:paragraph-properties fo:text-align="justify"/>
    </style:style>
    <style:style style:name="T6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0" style:parent-style-name="Шрифтабзацузазамовчуванням" style:family="text">
      <style:text-properties fo:language="en" fo:country="US"/>
    </style:style>
    <style:style style:name="T71" style:parent-style-name="Шрифтабзацузазамовчуванням" style:family="text">
      <style:text-properties fo:language="en" fo:country="US"/>
    </style:style>
    <style:style style:name="P72" style:parent-style-name="Standard" style:family="paragraph">
      <style:paragraph-properties fo:text-align="justify"/>
    </style:style>
    <style:style style:name="T73" style:parent-style-name="Шрифтабзацузазамовчуванням" style:family="text">
      <style:text-properties fo:language="en" fo:country="US"/>
    </style:style>
    <style:style style:name="T7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5" style:parent-style-name="Шрифтабзацузазамовчуванням" style:family="text">
      <style:text-properties fo:language="en" fo:country="US"/>
    </style:style>
    <style:style style:name="T76" style:parent-style-name="Шрифтабзацузазамовчуванням" style:family="text">
      <style:text-properties fo:language="en" fo:country="US"/>
    </style:style>
    <style:style style:name="P77" style:parent-style-name="Standard" style:family="paragraph">
      <style:paragraph-properties fo:text-align="justify"/>
    </style:style>
    <style:style style:name="T7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9" style:parent-style-name="Шрифтабзацузазамовчуванням" style:family="text">
      <style:text-properties fo:language="en" fo:country="US"/>
    </style:style>
    <style:style style:name="T80" style:parent-style-name="Шрифтабзацузазамовчуванням" style:family="text">
      <style:text-properties fo:language="en" fo:country="US"/>
    </style:style>
    <style:style style:name="P81" style:parent-style-name="Standard" style:family="paragraph">
      <style:paragraph-properties fo:text-align="justify"/>
    </style:style>
    <style:style style:name="T8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3" style:parent-style-name="Шрифтабзацузазамовчуванням" style:family="text">
      <style:text-properties fo:language="en" fo:country="US"/>
    </style:style>
    <style:style style:name="P84" style:parent-style-name="Standard" style:family="paragraph">
      <style:paragraph-properties fo:text-align="justify"/>
    </style:style>
    <style:style style:name="T8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6" style:parent-style-name="Шрифтабзацузазамовчуванням" style:family="text">
      <style:text-properties fo:language="en" fo:country="US"/>
    </style:style>
    <style:style style:name="P87" style:parent-style-name="Standard" style:family="paragraph">
      <style:paragraph-properties fo:text-align="justify"/>
    </style:style>
    <style:style style:name="T8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9" style:parent-style-name="Шрифтабзацузазамовчуванням" style:family="text">
      <style:text-properties fo:language="en" fo:country="US"/>
    </style:style>
    <style:style style:name="P90" style:parent-style-name="Standard" style:family="paragraph">
      <style:paragraph-properties fo:text-align="justify"/>
    </style:style>
    <style:style style:name="T9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2" style:parent-style-name="Шрифтабзацузазамовчуванням" style:family="text">
      <style:text-properties fo:language="en" fo:country="US"/>
    </style:style>
    <style:style style:name="P93" style:parent-style-name="Standard" style:family="paragraph">
      <style:paragraph-properties fo:text-align="justify"/>
    </style:style>
    <style:style style:name="T9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5" style:parent-style-name="Шрифтабзацузазамовчуванням" style:family="text">
      <style:text-properties fo:language="en" fo:country="US"/>
    </style:style>
    <style:style style:name="T96" style:parent-style-name="Шрифтабзацузазамовчуванням" style:family="text">
      <style:text-properties fo:language="en" fo:country="US"/>
    </style:style>
    <style:style style:name="P97" style:parent-style-name="Standard" style:family="paragraph">
      <style:paragraph-properties fo:text-align="justify"/>
    </style:style>
    <style:style style:name="T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9" style:parent-style-name="Шрифтабзацузазамовчуванням" style:family="text">
      <style:text-properties fo:language="en" fo:country="US"/>
    </style:style>
    <style:style style:name="P100" style:parent-style-name="Standard" style:family="paragraph">
      <style:paragraph-properties fo:text-align="justify"/>
    </style:style>
    <style:style style:name="T10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2" style:parent-style-name="Шрифтабзацузазамовчуванням" style:family="text">
      <style:text-properties fo:language="en" fo:country="US"/>
    </style:style>
    <style:style style:name="T103" style:parent-style-name="Шрифтабзацузазамовчуванням" style:family="text">
      <style:text-properties fo:language="en" fo:country="US"/>
    </style:style>
    <style:style style:name="P104" style:parent-style-name="Standard" style:family="paragraph">
      <style:paragraph-properties fo:text-align="justify"/>
    </style:style>
    <style:style style:name="T10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6" style:parent-style-name="Шрифтабзацузазамовчуванням" style:family="text">
      <style:text-properties fo:language="en" fo:country="US"/>
    </style:style>
    <style:style style:name="P107" style:parent-style-name="Standard" style:family="paragraph">
      <style:paragraph-properties fo:text-align="justify"/>
    </style:style>
    <style:style style:name="T10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9" style:parent-style-name="Шрифтабзацузазамовчуванням" style:family="text">
      <style:text-properties fo:language="en" fo:country="US"/>
    </style:style>
    <style:style style:name="P110" style:parent-style-name="Standard" style:family="paragraph">
      <style:paragraph-properties fo:text-align="justify"/>
    </style:style>
    <style:style style:name="T1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2" style:parent-style-name="Шрифтабзацузазамовчуванням" style:family="text">
      <style:text-properties fo:language="en" fo:country="US"/>
    </style:style>
    <style:style style:name="P113" style:parent-style-name="Standard" style:family="paragraph">
      <style:paragraph-properties fo:text-align="justify"/>
    </style:style>
    <style:style style:name="T11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5" style:parent-style-name="Шрифтабзацузазамовчуванням" style:family="text">
      <style:text-properties fo:language="en" fo:country="US"/>
    </style:style>
    <style:style style:name="P116" style:parent-style-name="Standard" style:family="paragraph">
      <style:paragraph-properties fo:text-align="justify"/>
    </style:style>
    <style:style style:name="T11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18" style:parent-style-name="Standard" style:family="paragraph">
      <style:paragraph-properties fo:text-align="justify"/>
    </style:style>
    <style:style style:name="T11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0" style:parent-style-name="Шрифтабзацузазамовчуванням" style:family="text">
      <style:text-properties fo:language="en" fo:country="US"/>
    </style:style>
    <style:style style:name="P121" style:parent-style-name="Standard" style:family="paragraph">
      <style:paragraph-properties fo:text-align="justify"/>
    </style:style>
    <style:style style:name="T122" style:parent-style-name="Шрифтабзацузазамовчуванням" style:family="text">
      <style:text-properties fo:font-weight="bold" style:font-weight-asian="bold" style:font-weight-complex="bold"/>
    </style:style>
    <style:style style:name="T12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24" style:parent-style-name="Standard" style:family="paragraph">
      <style:paragraph-properties fo:text-align="justify"/>
    </style:style>
    <style:style style:name="T1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6" style:parent-style-name="Шрифтабзацузазамовчуванням" style:family="text">
      <style:text-properties fo:language="en" fo:country="US"/>
    </style:style>
    <style:style style:name="P127" style:parent-style-name="Standard" style:family="paragraph">
      <style:paragraph-properties fo:text-align="justify"/>
    </style:style>
    <style:style style:name="T12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9" style:parent-style-name="Шрифтабзацузазамовчуванням" style:family="text">
      <style:text-properties fo:language="en" fo:country="US"/>
    </style:style>
    <style:style style:name="T130" style:parent-style-name="Шрифтабзацузазамовчуванням" style:family="text">
      <style:text-properties fo:language="en" fo:country="US"/>
    </style:style>
    <style:style style:name="T131" style:parent-style-name="Шрифтабзацузазамовчуванням" style:family="text">
      <style:text-properties fo:language="en" fo:country="US"/>
    </style:style>
    <style:style style:name="P132" style:parent-style-name="Standard" style:family="paragraph">
      <style:paragraph-properties fo:text-align="justify"/>
    </style:style>
    <style:style style:name="T13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8" style:parent-style-name="Standard" style:family="paragraph">
      <style:paragraph-properties fo:text-align="justify"/>
    </style:style>
    <style:style style:name="T139" style:parent-style-name="Шрифтабзацузазамовчуванням" style:family="text">
      <style:text-properties fo:font-weight="bold" style:font-weight-asian="bold" style:font-weight-complex="bold"/>
    </style:style>
    <style:style style:name="T14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1" style:parent-style-name="Шрифтабзацузазамовчуванням" style:family="text">
      <style:text-properties fo:language="en" fo:country="US"/>
    </style:style>
    <style:style style:name="P142" style:parent-style-name="Standard" style:family="paragraph">
      <style:paragraph-properties fo:text-align="justify"/>
    </style:style>
    <style:style style:name="T14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5" style:parent-style-name="Шрифтабзацузазамовчуванням" style:family="text">
      <style:text-properties fo:language="en" fo:country="US"/>
    </style:style>
    <style:style style:name="T146" style:parent-style-name="Шрифтабзацузазамовчуванням" style:family="text">
      <style:text-properties fo:language="en" fo:country="US"/>
    </style:style>
    <style:style style:name="P147" style:parent-style-name="Standard" style:family="paragraph">
      <style:paragraph-properties fo:text-align="justify"/>
    </style:style>
    <style:style style:name="T14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9" style:parent-style-name="Шрифтабзацузазамовчуванням" style:family="text">
      <style:text-properties fo:language="en" fo:country="US"/>
    </style:style>
    <style:style style:name="P150" style:parent-style-name="Standard" style:family="paragraph">
      <style:paragraph-properties fo:text-align="justify"/>
    </style:style>
    <style:style style:name="T15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2" style:parent-style-name="Шрифтабзацузазамовчуванням" style:family="text">
      <style:text-properties fo:language="en" fo:country="US"/>
    </style:style>
    <style:style style:name="T153" style:parent-style-name="Шрифтабзацузазамовчуванням" style:family="text">
      <style:text-properties fo:language="en" fo:country="US"/>
    </style:style>
    <style:style style:name="T154" style:parent-style-name="Шрифтабзацузазамовчуванням" style:family="text">
      <style:text-properties fo:language="ru" fo:country="RU"/>
    </style:style>
    <style:style style:name="P155" style:parent-style-name="Standard" style:family="paragraph">
      <style:paragraph-properties fo:text-align="justify"/>
    </style:style>
    <style:style style:name="T156" style:parent-style-name="Шрифтабзацузазамовчуванням" style:family="text">
      <style:text-properties fo:font-weight="bold" style:font-weight-asian="bold" style:font-weight-complex="bold"/>
    </style:style>
    <style:style style:name="T15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8" style:parent-style-name="Шрифтабзацузазамовчуванням" style:family="text">
      <style:text-properties fo:language="en" fo:country="US"/>
    </style:style>
    <style:style style:name="P159" style:parent-style-name="Standard" style:family="paragraph">
      <style:paragraph-properties fo:text-align="justify"/>
    </style:style>
    <style:style style:name="T16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61" style:parent-style-name="Шрифтабзацузазамовчуванням" style:family="text">
      <style:text-properties fo:language="en" fo:country="US"/>
    </style:style>
    <style:style style:name="T162" style:parent-style-name="Шрифтабзацузазамовчуванням" style:family="text">
      <style:text-properties fo:language="en" fo:country="US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justify"/>
    </style:style>
    <style:style style:name="T171" style:parent-style-name="Шрифтабзацузазамовчуванням" style:family="text">
      <style:text-properties fo:language="en" fo:country="US"/>
    </style:style>
    <style:style style:name="T172" style:parent-style-name="Шрифтабзацузазамовчуванням" style:family="text">
      <style:text-properties fo:language="en" fo:country="US"/>
    </style:style>
    <style:style style:name="T173" style:parent-style-name="Шрифтабзацузазамовчуванням" style:family="text">
      <style:text-properties fo:language="en" fo:country="US"/>
    </style:style>
    <style:style style:name="T174" style:parent-style-name="Шрифтабзацузазамовчуванням" style:family="text">
      <style:text-properties fo:language="en" fo:country="US"/>
    </style:style>
    <style:style style:name="T175" style:parent-style-name="Шрифтабзацузазамовчуванням" style:family="text">
      <style:text-properties fo:language="en" fo:country="US"/>
    </style:style>
    <style:style style:name="T176" style:parent-style-name="Шрифтабзацузазамовчуванням" style:family="text">
      <style:text-properties fo:language="en" fo:country="US"/>
    </style:style>
    <style:style style:name="P17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justify"/>
    </style:style>
    <style:style style:name="T182" style:parent-style-name="Шрифтабзацузазамовчуванням" style:family="text">
      <style:text-properties fo:language="en" fo:country="US"/>
    </style:style>
    <style:style style:name="T183" style:parent-style-name="Шрифтабзацузазамовчуванням" style:family="text">
      <style:text-properties fo:language="ru" fo:country="RU"/>
    </style:style>
    <style:style style:name="T184" style:parent-style-name="Шрифтабзацузазамовчуванням" style:family="text">
      <style:text-properties fo:language="en" fo:country="US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T190" style:parent-style-name="Шрифтабзацузазамовчуванням" style:family="text">
      <style:text-properties fo:language="en" fo:country="US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7" style:parent-style-name="Standard" style:family="paragraph">
      <style:paragraph-properties fo:text-align="center"/>
    </style:style>
    <style:style style:name="P198" style:parent-style-name="Standard" style:family="paragraph">
      <style:paragraph-properties fo:text-align="justify"/>
    </style:style>
    <style:style style:name="T199" style:parent-style-name="Шрифтабзацузазамовчуванням" style:family="text">
      <style:text-properties fo:language="en" fo:country="US"/>
    </style:style>
    <style:style style:name="T200" style:parent-style-name="Шрифтабзацузазамовчуванням" style:family="text">
      <style:text-properties fo:language="en" fo:country="US"/>
    </style:style>
    <style:style style:name="T201" style:parent-style-name="Шрифтабзацузазамовчуванням" style:family="text">
      <style:text-properties fo:language="en" fo:country="US"/>
    </style:style>
    <style:style style:name="T202" style:parent-style-name="Шрифтабзацузазамовчуванням" style:family="text">
      <style:text-properties fo:language="en" fo:country="US"/>
    </style:style>
    <style:style style:name="T203" style:parent-style-name="Шрифтабзацузазамовчуванням" style:family="text">
      <style:text-properties fo:language="en" fo:country="US"/>
    </style:style>
    <style:style style:name="T204" style:parent-style-name="Шрифтабзацузазамовчуванням" style:family="text">
      <style:text-properties fo:language="en" fo:country="US"/>
    </style:style>
    <style:style style:name="T205" style:parent-style-name="Шрифтабзацузазамовчуванням" style:family="text">
      <style:text-properties fo:language="en" fo:country="US"/>
    </style:style>
    <style:style style:name="T206" style:parent-style-name="Шрифтабзацузазамовчуванням" style:family="text">
      <style:text-properties fo:language="en" fo:country="US"/>
    </style:style>
    <style:style style:name="T207" style:parent-style-name="Шрифтабзацузазамовчуванням" style:family="text">
      <style:text-properties fo:language="en" fo:country="US"/>
    </style:style>
    <style:style style:name="T208" style:parent-style-name="Шрифтабзацузазамовчуванням" style:family="text">
      <style:text-properties fo:language="en" fo:country="US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T212" style:parent-style-name="Шрифтабзацузазамовчуванням" style:family="text">
      <style:text-properties fo:language="en" fo:country="US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T215" style:parent-style-name="Шрифтабзацузазамовчуванням" style:family="text">
      <style:text-properties fo:language="en" fo:country="US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T218" style:parent-style-name="Шрифтабзацузазамовчуванням" style:family="text">
      <style:text-properties fo:language="en" fo:country="US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text-align="justify"/>
    </style:style>
    <style:style style:name="T221" style:parent-style-name="Шрифтабзацузазамовчуванням" style:family="text">
      <style:text-properties fo:language="en" fo:country="US"/>
    </style:style>
    <style:style style:name="T222" style:parent-style-name="Шрифтабзацузазамовчуванням" style:family="text">
      <style:text-properties fo:language="en" fo:country="US"/>
    </style:style>
    <style:style style:name="T223" style:parent-style-name="Шрифтабзацузазамовчуванням" style:family="text">
      <style:text-properties fo:language="en" fo:country="US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</style:style>
    <style:style style:name="T226" style:parent-style-name="Шрифтабзацузазамовчуванням" style:family="text">
      <style:text-properties fo:language="en" fo:country="US"/>
    </style:style>
    <style:style style:name="P227" style:parent-style-name="Standard" style:family="paragraph">
      <style:paragraph-properties fo:text-align="justify"/>
    </style:style>
    <style:style style:name="P228" style:parent-style-name="Standard" style:family="paragraph">
      <style:paragraph-properties fo:text-align="justify"/>
      <style:text-properties fo:language="en" fo:country="US"/>
    </style:style>
    <style:style style:name="P229" style:parent-style-name="Standard" style:family="paragraph">
      <style:paragraph-properties fo:text-align="justify"/>
      <style:text-properties fo:language="en" fo:country="US"/>
    </style:style>
    <style:style style:name="P230" style:parent-style-name="Standard" style:family="paragraph">
      <style:paragraph-properties fo:text-align="justify"/>
    </style:style>
    <style:style style:name="T231" style:parent-style-name="Шрифтабзацузазамовчуванням" style:family="text">
      <style:text-properties fo:language="en" fo:country="US"/>
    </style:style>
    <style:style style:name="P232" style:parent-style-name="Standard" style:family="paragraph">
      <style:paragraph-properties fo:text-align="justify"/>
    </style:style>
    <style:style style:name="T233" style:parent-style-name="Шрифтабзацузазамовчуванням" style:family="text">
      <style:text-properties fo:language="en" fo:country="US"/>
    </style:style>
    <style:style style:name="T234" style:parent-style-name="Шрифтабзацузазамовчуванням" style:family="text">
      <style:text-properties fo:language="en" fo:country="US"/>
    </style:style>
    <style:style style:name="T235" style:parent-style-name="Шрифтабзацузазамовчуванням" style:family="text">
      <style:text-properties fo:language="en" fo:country="US"/>
    </style:style>
    <style:style style:name="T236" style:parent-style-name="Шрифтабзацузазамовчуванням" style:family="text">
      <style:text-properties fo:language="en" fo:country="US"/>
    </style:style>
    <style:style style:name="P237" style:parent-style-name="Standard" style:family="paragraph">
      <style:paragraph-properties fo:text-align="justify"/>
    </style:style>
    <style:style style:name="P238" style:parent-style-name="Standard" style:family="paragraph">
      <style:paragraph-properties fo:text-align="justify"/>
    </style:style>
    <style:style style:name="T239" style:parent-style-name="Шрифтабзацузазамовчуванням" style:family="text">
      <style:text-properties fo:language="en" fo:country="US"/>
    </style:style>
    <style:style style:name="T240" style:parent-style-name="Шрифтабзацузазамовчуванням" style:family="text">
      <style:text-properties fo:language="en" fo:country="US"/>
    </style:style>
    <style:style style:name="T241" style:parent-style-name="Шрифтабзацузазамовчуванням" style:family="text">
      <style:text-properties fo:language="en" fo:country="US"/>
    </style:style>
    <style:style style:name="T242" style:parent-style-name="Шрифтабзацузазамовчуванням" style:family="text">
      <style:text-properties fo:language="en" fo:country="US"/>
    </style:style>
    <style:style style:name="P243" style:parent-style-name="Standard" style:family="paragraph">
      <style:paragraph-properties fo:text-align="justify"/>
    </style:style>
    <style:style style:name="T244" style:parent-style-name="Шрифтабзацузазамовчуванням" style:family="text">
      <style:text-properties fo:language="en" fo:country="US"/>
    </style:style>
    <style:style style:name="T245" style:parent-style-name="Шрифтабзацузазамовчуванням" style:family="text">
      <style:text-properties fo:language="en" fo:country="US"/>
    </style:style>
    <style:style style:name="T246" style:parent-style-name="Шрифтабзацузазамовчуванням" style:family="text">
      <style:text-properties fo:language="en" fo:country="US"/>
    </style:style>
    <style:style style:name="T247" style:parent-style-name="Шрифтабзацузазамовчуванням" style:family="text">
      <style:text-properties fo:language="en" fo:country="US"/>
    </style:style>
    <style:style style:name="P248" style:parent-style-name="Standard" style:family="paragraph">
      <style:paragraph-properties fo:text-align="justify"/>
    </style:style>
    <style:style style:name="T249" style:parent-style-name="Шрифтабзацузазамовчуванням" style:family="text">
      <style:text-properties fo:language="en" fo:country="US"/>
    </style:style>
    <style:style style:name="P250" style:parent-style-name="Standard" style:family="paragraph">
      <style:paragraph-properties fo:text-align="justify"/>
    </style:style>
    <style:style style:name="P251" style:parent-style-name="Standard" style:family="paragraph">
      <style:paragraph-properties fo:text-align="justify"/>
    </style:style>
    <style:style style:name="T252" style:parent-style-name="Шрифтабзацузазамовчуванням" style:family="text">
      <style:text-properties fo:language="en" fo:country="US"/>
    </style:style>
    <style:style style:name="P253" style:parent-style-name="Standard" style:family="paragraph">
      <style:paragraph-properties fo:text-align="justify"/>
    </style:style>
    <style:style style:name="P254" style:parent-style-name="Standard" style:family="paragraph">
      <style:paragraph-properties fo:text-align="justify"/>
    </style:style>
    <style:style style:name="T255" style:parent-style-name="Шрифтабзацузазамовчуванням" style:family="text">
      <style:text-properties fo:language="en" fo:country="US"/>
    </style:style>
    <style:style style:name="P256" style:parent-style-name="Standard" style:family="paragraph">
      <style:paragraph-properties fo:text-align="justify"/>
    </style:style>
    <style:style style:name="P257" style:parent-style-name="Standard" style:family="paragraph">
      <style:paragraph-properties fo:text-align="justify"/>
      <style:text-properties fo:language="en" fo:country="US"/>
    </style:style>
    <style:style style:name="P258" style:parent-style-name="Standard" style:family="paragraph">
      <style:paragraph-properties fo:text-align="justify"/>
      <style:text-properties fo:language="en" fo:country="US"/>
    </style:style>
    <style:style style:name="P259" style:parent-style-name="Standard" style:family="paragraph">
      <style:paragraph-properties fo:text-align="justify"/>
      <style:text-properties fo:language="en" fo:country="US"/>
    </style:style>
    <style:style style:name="P260" style:parent-style-name="Standard" style:family="paragraph">
      <style:paragraph-properties fo:text-align="justify"/>
      <style:text-properties fo:language="en" fo:country="US"/>
    </style:style>
    <style:style style:name="P261" style:parent-style-name="Standard" style:family="paragraph">
      <style:paragraph-properties fo:text-align="justify"/>
      <style:text-properties fo:language="en" fo:country="US"/>
    </style:style>
    <style:style style:name="P262" style:parent-style-name="Standard" style:family="paragraph">
      <style:paragraph-properties fo:text-align="justify"/>
      <style:text-properties fo:language="en" fo:country="US"/>
    </style:style>
    <style:style style:name="P263" style:parent-style-name="Standard" style:family="paragraph">
      <style:paragraph-properties fo:text-align="justify"/>
      <style:text-properties fo:language="en" fo:country="US"/>
    </style:style>
    <style:style style:name="P264" style:parent-style-name="Standard" style:family="paragraph">
      <style:paragraph-properties fo:text-align="justify"/>
      <style:text-properties fo:language="en" fo:country="US"/>
    </style:style>
    <style:style style:name="P265" style:parent-style-name="Standard" style:family="paragraph">
      <style:paragraph-properties fo:text-align="justify"/>
      <style:text-properties fo:language="en" fo:country="US"/>
    </style:style>
    <style:style style:name="P266" style:parent-style-name="Standard" style:family="paragraph">
      <style:paragraph-properties fo:text-align="justify"/>
    </style:style>
    <style:style style:name="P267" style:parent-style-name="Standard" style:family="paragraph">
      <style:paragraph-properties fo:text-align="justify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</style:style>
    <style:style style:name="P270" style:parent-style-name="Standard" style:family="paragraph">
      <style:paragraph-properties fo:text-align="justify"/>
    </style:style>
    <style:style style:name="P2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8" style:parent-style-name="Standard" style:family="paragraph">
      <style:paragraph-properties fo:text-align="center"/>
    </style:style>
    <style:style style:name="P279" style:parent-style-name="Standard" style:family="paragraph">
      <style:paragraph-properties fo:text-align="justify"/>
    </style:style>
    <style:style style:name="T280" style:parent-style-name="Шрифтабзацузазамовчуванням" style:family="text">
      <style:text-properties fo:font-weight="bold" style:font-weight-asian="bold" style:font-weight-complex="bold"/>
    </style:style>
    <style:style style:name="P281" style:parent-style-name="Standard" style:family="paragraph">
      <style:paragraph-properties fo:text-align="justify"/>
    </style:style>
    <style:style style:name="T282" style:parent-style-name="Шрифтабзацузазамовчуванням" style:family="text">
      <style:text-properties fo:font-weight="bold" style:font-weight-asian="bold" style:font-weight-complex="bold"/>
    </style:style>
    <style:style style:name="P283" style:parent-style-name="Standard" style:family="paragraph">
      <style:paragraph-properties fo:text-align="justify"/>
    </style:style>
    <style:style style:name="T284" style:parent-style-name="Шрифтабзацузазамовчуванням" style:family="text">
      <style:text-properties fo:font-weight="bold" style:font-weight-asian="bold" style:font-weight-complex="bold"/>
    </style:style>
    <style:style style:name="T285" style:parent-style-name="Шрифтабзацузазамовчуванням" style:family="text">
      <style:text-properties fo:language="en" fo:country="US"/>
    </style:style>
    <style:style style:name="P286" style:parent-style-name="Standard" style:family="paragraph">
      <style:paragraph-properties fo:text-align="justify"/>
    </style:style>
    <style:style style:name="T287" style:parent-style-name="Шрифтабзацузазамовчуванням" style:family="text">
      <style:text-properties fo:font-weight="bold" style:font-weight-asian="bold" style:font-weight-complex="bold"/>
    </style:style>
    <style:style style:name="P288" style:parent-style-name="Standard" style:family="paragraph">
      <style:paragraph-properties fo:text-align="justify"/>
    </style:style>
    <style:style style:name="T289" style:parent-style-name="Шрифтабзацузазамовчуванням" style:family="text">
      <style:text-properties fo:font-weight="bold" style:font-weight-asian="bold" style:font-weight-complex="bold"/>
    </style:style>
    <style:style style:name="P290" style:parent-style-name="Standard" style:family="paragraph">
      <style:paragraph-properties fo:text-align="justify"/>
    </style:style>
    <style:style style:name="T291" style:parent-style-name="Шрифтабзацузазамовчуванням" style:family="text">
      <style:text-properties fo:font-weight="bold" style:font-weight-asian="bold" style:font-weight-complex="bold"/>
    </style:style>
    <style:style style:name="P292" style:parent-style-name="Standard" style:family="paragraph">
      <style:paragraph-properties fo:text-align="justify"/>
    </style:style>
    <style:style style:name="T293" style:parent-style-name="Шрифтабзацузазамовчуванням" style:family="text">
      <style:text-properties fo:font-weight="bold" style:font-weight-asian="bold" style:font-weight-complex="bold"/>
    </style:style>
    <style:style style:name="P294" style:parent-style-name="Standard" style:family="paragraph">
      <style:paragraph-properties fo:text-align="justify"/>
    </style:style>
    <style:style style:name="T295" style:parent-style-name="Шрифтабзацузазамовчуванням" style:family="text">
      <style:text-properties fo:font-weight="bold" style:font-weight-asian="bold" style:font-weight-complex="bold"/>
    </style:style>
    <style:style style:name="P296" style:parent-style-name="Standard" style:family="paragraph">
      <style:paragraph-properties fo:text-align="justify"/>
    </style:style>
    <style:style style:name="T297" style:parent-style-name="Шрифтабзацузазамовчуванням" style:family="text">
      <style:text-properties fo:font-weight="bold" style:font-weight-asian="bold" style:font-weight-complex="bold"/>
    </style:style>
    <style:style style:name="P298" style:parent-style-name="Standard" style:family="paragraph">
      <style:paragraph-properties fo:text-align="justify"/>
    </style:style>
    <style:style style:name="T299" style:parent-style-name="Шрифтабзацузазамовчуванням" style:family="text">
      <style:text-properties fo:font-weight="bold" style:font-weight-asian="bold" style:font-weight-complex="bold"/>
    </style:style>
    <style:style style:name="P300" style:parent-style-name="Standard" style:family="paragraph">
      <style:paragraph-properties fo:text-align="justify"/>
    </style:style>
    <style:style style:name="T301" style:parent-style-name="Шрифтабзацузазамовчуванням" style:family="text">
      <style:text-properties fo:font-weight="bold" style:font-weight-asian="bold" style:font-weight-complex="bold"/>
    </style:style>
    <style:style style:name="P302" style:parent-style-name="Standard" style:family="paragraph">
      <style:paragraph-properties fo:text-align="justify"/>
    </style:style>
    <style:style style:name="T303" style:parent-style-name="Шрифтабзацузазамовчуванням" style:family="text">
      <style:text-properties fo:font-weight="bold" style:font-weight-asian="bold" style:font-weight-complex="bold"/>
    </style:style>
    <style:style style:name="P304" style:parent-style-name="Standard" style:family="paragraph">
      <style:paragraph-properties fo:text-align="justify"/>
    </style:style>
    <style:style style:name="T305" style:parent-style-name="Шрифтабзацузазамовчуванням" style:family="text">
      <style:text-properties fo:font-weight="bold" style:font-weight-asian="bold" style:font-weight-complex="bold"/>
    </style:style>
    <style:style style:name="T306" style:parent-style-name="Шрифтабзацузазамовчуванням" style:family="text">
      <style:text-properties fo:language="en" fo:country="US"/>
    </style:style>
    <style:style style:name="T307" style:parent-style-name="Шрифтабзацузазамовчуванням" style:family="text">
      <style:text-properties fo:language="en" fo:country="US"/>
    </style:style>
    <style:style style:name="P308" style:parent-style-name="Standard" style:family="paragraph">
      <style:paragraph-properties fo:text-align="justify"/>
    </style:style>
    <style:style style:name="T309" style:parent-style-name="Шрифтабзацузазамовчуванням" style:family="text">
      <style:text-properties fo:font-weight="bold" style:font-weight-asian="bold" style:font-weight-complex="bold"/>
    </style:style>
    <style:style style:name="T310" style:parent-style-name="Шрифтабзацузазамовчуванням" style:family="text">
      <style:text-properties fo:language="en" fo:country="US"/>
    </style:style>
    <style:style style:name="T311" style:parent-style-name="Шрифтабзацузазамовчуванням" style:family="text">
      <style:text-properties fo:language="en" fo:country="US"/>
    </style:style>
    <style:style style:name="P312" style:parent-style-name="Standard" style:family="paragraph">
      <style:paragraph-properties fo:text-align="justify"/>
    </style:style>
    <style:style style:name="T313" style:parent-style-name="Шрифтабзацузазамовчуванням" style:family="text">
      <style:text-properties fo:font-weight="bold" style:font-weight-asian="bold" style:font-weight-complex="bold"/>
    </style:style>
    <style:style style:name="T314" style:parent-style-name="Шрифтабзацузазамовчуванням" style:family="text">
      <style:text-properties fo:language="en" fo:country="US"/>
    </style:style>
    <style:style style:name="T315" style:parent-style-name="Шрифтабзацузазамовчуванням" style:family="text">
      <style:text-properties fo:language="en" fo:country="US"/>
    </style:style>
    <style:style style:name="T316" style:parent-style-name="Шрифтабзацузазамовчуванням" style:family="text">
      <style:text-properties fo:language="en" fo:country="US"/>
    </style:style>
    <style:style style:name="P317" style:parent-style-name="Standard" style:family="paragraph">
      <style:paragraph-properties fo:text-align="justify"/>
    </style:style>
    <style:style style:name="T318" style:parent-style-name="Шрифтабзацузазамовчуванням" style:family="text">
      <style:text-properties fo:font-weight="bold" style:font-weight-asian="bold" style:font-weight-complex="bold"/>
    </style:style>
    <style:style style:name="T319" style:parent-style-name="Шрифтабзацузазамовчуванням" style:family="text">
      <style:text-properties fo:language="en" fo:country="US"/>
    </style:style>
    <style:style style:name="T320" style:parent-style-name="Шрифтабзацузазамовчуванням" style:family="text">
      <style:text-properties fo:language="en" fo:country="US"/>
    </style:style>
    <style:style style:name="T321" style:parent-style-name="Шрифтабзацузазамовчуванням" style:family="text">
      <style:text-properties fo:language="en" fo:country="US"/>
    </style:style>
    <style:style style:name="P322" style:parent-style-name="Standard" style:family="paragraph">
      <style:paragraph-properties fo:text-align="justify"/>
    </style:style>
    <style:style style:name="T323" style:parent-style-name="Шрифтабзацузазамовчуванням" style:family="text">
      <style:text-properties fo:font-weight="bold" style:font-weight-asian="bold" style:font-weight-complex="bold"/>
    </style:style>
    <style:style style:name="P324" style:parent-style-name="Standard" style:family="paragraph">
      <style:paragraph-properties fo:text-align="justify"/>
    </style:style>
    <style:style style:name="T325" style:parent-style-name="Шрифтабзацузазамовчуванням" style:family="text">
      <style:text-properties fo:font-weight="bold" style:font-weight-asian="bold" style:font-weight-complex="bold"/>
    </style:style>
    <style:style style:name="P326" style:parent-style-name="Standard" style:family="paragraph">
      <style:paragraph-properties fo:text-align="justify"/>
    </style:style>
    <style:style style:name="T327" style:parent-style-name="Шрифтабзацузазамовчуванням" style:family="text">
      <style:text-properties fo:font-weight="bold" style:font-weight-asian="bold" style:font-weight-complex="bold"/>
    </style:style>
    <style:style style:name="P328" style:parent-style-name="Standard" style:family="paragraph">
      <style:paragraph-properties fo:text-align="justify"/>
    </style:style>
    <style:style style:name="T329" style:parent-style-name="Шрифтабзацузазамовчуванням" style:family="text">
      <style:text-properties fo:font-weight="bold" style:font-weight-asian="bold" style:font-weight-complex="bold"/>
    </style:style>
    <style:style style:name="P330" style:parent-style-name="Standard" style:family="paragraph">
      <style:paragraph-properties fo:text-align="justify"/>
    </style:style>
    <style:style style:name="T331" style:parent-style-name="Шрифтабзацузазамовчуванням" style:family="text">
      <style:text-properties fo:font-weight="bold" style:font-weight-asian="bold" style:font-weight-complex="bold"/>
    </style:style>
    <style:style style:name="P332" style:parent-style-name="Standard" style:family="paragraph">
      <style:paragraph-properties fo:text-align="justify"/>
    </style:style>
    <style:style style:name="T333" style:parent-style-name="Шрифтабзацузазамовчуванням" style:family="text">
      <style:text-properties fo:font-weight="bold" style:font-weight-asian="bold" style:font-weight-complex="bold"/>
    </style:style>
    <style:style style:name="P334" style:parent-style-name="Standard" style:family="paragraph">
      <style:paragraph-properties fo:text-align="justify"/>
    </style:style>
    <style:style style:name="T335" style:parent-style-name="Шрифтабзацузазамовчуванням" style:family="text">
      <style:text-properties fo:font-weight="bold" style:font-weight-asian="bold" style:font-weight-complex="bold"/>
    </style:style>
    <style:style style:name="P336" style:parent-style-name="Standard" style:family="paragraph">
      <style:paragraph-properties fo:text-align="justify"/>
    </style:style>
    <style:style style:name="T337" style:parent-style-name="Шрифтабзацузазамовчуванням" style:family="text">
      <style:text-properties fo:font-weight="bold" style:font-weight-asian="bold" style:font-weight-complex="bold"/>
    </style:style>
    <style:style style:name="P338" style:parent-style-name="Standard" style:family="paragraph">
      <style:paragraph-properties fo:text-align="justify"/>
    </style:style>
    <style:style style:name="T339" style:parent-style-name="Шрифтабзацузазамовчуванням" style:family="text">
      <style:text-properties fo:font-weight="bold" style:font-weight-asian="bold" style:font-weight-complex="bold"/>
    </style:style>
    <style:style style:name="P340" style:parent-style-name="Standard" style:family="paragraph">
      <style:paragraph-properties fo:text-align="justify"/>
    </style:style>
    <style:style style:name="T341" style:parent-style-name="Шрифтабзацузазамовчуванням" style:family="text">
      <style:text-properties fo:font-weight="bold" style:font-weight-asian="bold" style:font-weight-complex="bold"/>
    </style:style>
    <style:style style:name="P342" style:parent-style-name="Standard" style:family="paragraph">
      <style:paragraph-properties fo:text-align="justify"/>
    </style:style>
    <style:style style:name="T343" style:parent-style-name="Шрифтабзацузазамовчуванням" style:family="text">
      <style:text-properties fo:font-weight="bold" style:font-weight-asian="bold" style:font-weight-complex="bold"/>
    </style:style>
    <style:style style:name="P344" style:parent-style-name="Standard" style:family="paragraph">
      <style:paragraph-properties fo:text-align="justify"/>
    </style:style>
    <style:style style:name="T345" style:parent-style-name="Шрифтабзацузазамовчуванням" style:family="text">
      <style:text-properties fo:font-weight="bold" style:font-weight-asian="bold" style:font-weight-complex="bold"/>
    </style:style>
    <style:style style:name="P346" style:parent-style-name="Standard" style:family="paragraph">
      <style:paragraph-properties fo:text-align="justify"/>
    </style:style>
    <style:style style:name="T347" style:parent-style-name="Шрифтабзацузазамовчуванням" style:family="text">
      <style:text-properties fo:font-weight="bold" style:font-weight-asian="bold" style:font-weight-complex="bold"/>
    </style:style>
    <style:style style:name="P348" style:parent-style-name="Standard" style:family="paragraph">
      <style:paragraph-properties fo:text-align="justify"/>
    </style:style>
    <style:style style:name="T349" style:parent-style-name="Шрифтабзацузазамовчуванням" style:family="text">
      <style:text-properties fo:font-weight="bold" style:font-weight-asian="bold" style:font-weight-complex="bold"/>
    </style:style>
    <style:style style:name="P350" style:parent-style-name="Standard" style:family="paragraph">
      <style:paragraph-properties fo:text-align="justify"/>
    </style:style>
    <style:style style:name="T351" style:parent-style-name="Шрифтабзацузазамовчуванням" style:family="text">
      <style:text-properties fo:font-weight="bold" style:font-weight-asian="bold" style:font-weight-complex="bold"/>
    </style:style>
    <style:style style:name="P352" style:parent-style-name="Standard" style:family="paragraph">
      <style:paragraph-properties fo:text-align="justify"/>
    </style:style>
    <style:style style:name="T353" style:parent-style-name="Шрифтабзацузазамовчуванням" style:family="text">
      <style:text-properties fo:font-weight="bold" style:font-weight-asian="bold" style:font-weight-complex="bold"/>
    </style:style>
    <style:style style:name="P354" style:parent-style-name="Standard" style:family="paragraph">
      <style:paragraph-properties fo:text-align="justify"/>
    </style:style>
    <style:style style:name="T355" style:parent-style-name="Шрифтабзацузазамовчуванням" style:family="text">
      <style:text-properties fo:font-weight="bold" style:font-weight-asian="bold" style:font-weight-complex="bold"/>
    </style:style>
    <style:style style:name="P356" style:parent-style-name="Standard" style:family="paragraph">
      <style:paragraph-properties fo:text-align="justify"/>
    </style:style>
    <style:style style:name="T357" style:parent-style-name="Шрифтабзацузазамовчуванням" style:family="text">
      <style:text-properties fo:font-weight="bold" style:font-weight-asian="bold" style:font-weight-complex="bold"/>
    </style:style>
    <style:style style:name="P358" style:parent-style-name="Standard" style:family="paragraph">
      <style:paragraph-properties fo:text-align="justify"/>
    </style:style>
    <style:style style:name="T359" style:parent-style-name="Шрифтабзацузазамовчуванням" style:family="text">
      <style:text-properties fo:font-weight="bold" style:font-weight-asian="bold" style:font-weight-complex="bold"/>
    </style:style>
    <style:style style:name="P360" style:parent-style-name="Standard" style:family="paragraph">
      <style:paragraph-properties fo:text-align="justify"/>
    </style:style>
    <style:style style:name="T361" style:parent-style-name="Шрифтабзацузазамовчуванням" style:family="text">
      <style:text-properties fo:font-weight="bold" style:font-weight-asian="bold" style:font-weight-complex="bold"/>
    </style:style>
    <style:style style:name="P362" style:parent-style-name="Standard" style:family="paragraph">
      <style:paragraph-properties fo:text-align="justify"/>
    </style:style>
    <style:style style:name="T363" style:parent-style-name="Шрифтабзацузазамовчуванням" style:family="text">
      <style:text-properties fo:font-weight="bold" style:font-weight-asian="bold" style:font-weight-complex="bold"/>
    </style:style>
    <style:style style:name="T364" style:parent-style-name="Шрифтабзацузазамовчуванням" style:family="text">
      <style:text-properties fo:language="en" fo:country="US"/>
    </style:style>
    <style:style style:name="T365" style:parent-style-name="Шрифтабзацузазамовчуванням" style:family="text">
      <style:text-properties fo:language="en" fo:country="US"/>
    </style:style>
    <style:style style:name="P366" style:parent-style-name="Standard" style:family="paragraph">
      <style:paragraph-properties fo:text-align="justify"/>
    </style:style>
    <style:style style:name="T367" style:parent-style-name="Шрифтабзацузазамовчуванням" style:family="text">
      <style:text-properties fo:font-weight="bold" style:font-weight-asian="bold" style:font-weight-complex="bold"/>
    </style:style>
    <style:style style:name="P368" style:parent-style-name="Standard" style:family="paragraph">
      <style:paragraph-properties fo:text-align="justify"/>
    </style:style>
    <style:style style:name="T369" style:parent-style-name="Шрифтабзацузазамовчуванням" style:family="text">
      <style:text-properties fo:font-weight="bold" style:font-weight-asian="bold" style:font-weight-complex="bold"/>
    </style:style>
    <style:style style:name="P370" style:parent-style-name="Standard" style:family="paragraph">
      <style:paragraph-properties fo:text-align="justify"/>
    </style:style>
    <style:style style:name="T371" style:parent-style-name="Шрифтабзацузазамовчуванням" style:family="text">
      <style:text-properties fo:font-weight="bold" style:font-weight-asian="bold" style:font-weight-complex="bold"/>
    </style:style>
    <style:style style:name="P372" style:parent-style-name="Standard" style:family="paragraph">
      <style:paragraph-properties fo:text-align="justify"/>
    </style:style>
    <style:style style:name="T373" style:parent-style-name="Шрифтабзацузазамовчуванням" style:family="text">
      <style:text-properties fo:font-weight="bold" style:font-weight-asian="bold" style:font-weight-complex="bold"/>
    </style:style>
    <style:style style:name="T374" style:parent-style-name="Шрифтабзацузазамовчуванням" style:family="text">
      <style:text-properties fo:language="en" fo:country="US"/>
    </style:style>
    <style:style style:name="T375" style:parent-style-name="Шрифтабзацузазамовчуванням" style:family="text">
      <style:text-properties fo:language="en" fo:country="US"/>
    </style:style>
    <style:style style:name="P376" style:parent-style-name="Standard" style:family="paragraph">
      <style:paragraph-properties fo:text-align="justify"/>
    </style:style>
    <style:style style:name="T377" style:parent-style-name="Шрифтабзацузазамовчуванням" style:family="text">
      <style:text-properties fo:font-weight="bold" style:font-weight-asian="bold" style:font-weight-complex="bold"/>
    </style:style>
    <style:style style:name="P378" style:parent-style-name="Standard" style:family="paragraph">
      <style:paragraph-properties fo:text-align="justify"/>
    </style:style>
    <style:style style:name="P379" style:parent-style-name="Standard" style:family="paragraph">
      <style:paragraph-properties fo:text-align="justify"/>
    </style:style>
    <style:style style:name="P3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1" style:parent-style-name="Standard" style:family="paragraph">
      <style:paragraph-properties fo:text-align="center"/>
    </style:style>
    <style:style style:name="T382" style:parent-style-name="Шрифтабзацузазамовчуванням" style:family="text">
      <style:text-properties fo:font-weight="bold" style:font-weight-asian="bold" style:font-weight-complex="bold"/>
    </style:style>
    <style:style style:name="T38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84" style:parent-style-name="Шрифтабзацузазамовчуванням" style:family="text">
      <style:text-properties fo:font-weight="bold" style:font-weight-asian="bold" style:font-weight-complex="bold"/>
    </style:style>
    <style:style style:name="T38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86" style:parent-style-name="Шрифтабзацузазамовчуванням" style:family="text">
      <style:text-properties fo:font-weight="bold" style:font-weight-asian="bold" style:font-weight-complex="bold"/>
    </style:style>
    <style:style style:name="P387" style:parent-style-name="Standard" style:family="paragraph">
      <style:paragraph-properties fo:text-align="justify"/>
    </style:style>
    <style:style style:name="P388" style:parent-style-name="Standard" style:family="paragraph">
      <style:paragraph-properties fo:text-align="justify"/>
    </style:style>
    <style:style style:name="P389" style:parent-style-name="Standard" style:family="paragraph">
      <style:paragraph-properties fo:text-align="justify"/>
    </style:style>
    <style:style style:name="P390" style:parent-style-name="Standard" style:family="paragraph">
      <style:paragraph-properties fo:text-align="justify"/>
    </style:style>
    <style:style style:name="T391" style:parent-style-name="Шрифтабзацузазамовчуванням" style:family="text">
      <style:text-properties fo:language="en" fo:country="US"/>
    </style:style>
    <style:style style:name="P392" style:parent-style-name="Standard" style:family="paragraph">
      <style:paragraph-properties fo:text-align="justify"/>
    </style:style>
    <style:style style:name="P393" style:parent-style-name="Standard" style:family="paragraph">
      <style:paragraph-properties fo:text-align="justify"/>
    </style:style>
    <style:style style:name="P394" style:parent-style-name="Standard" style:family="paragraph">
      <style:paragraph-properties fo:text-align="justify"/>
    </style:style>
    <style:style style:name="T395" style:parent-style-name="Шрифтабзацузазамовчуванням" style:family="text">
      <style:text-properties fo:language="en" fo:country="US"/>
    </style:style>
    <style:style style:name="P396" style:parent-style-name="Standard" style:family="paragraph">
      <style:paragraph-properties fo:text-align="justify"/>
    </style:style>
    <style:style style:name="P397" style:parent-style-name="Standard" style:family="paragraph">
      <style:paragraph-properties fo:text-align="justify"/>
    </style:style>
    <style:style style:name="P398" style:parent-style-name="Standard" style:family="paragraph">
      <style:paragraph-properties fo:text-align="justify"/>
    </style:style>
    <style:style style:name="P399" style:parent-style-name="Standard" style:family="paragraph">
      <style:paragraph-properties fo:text-align="justify"/>
    </style:style>
    <style:style style:name="P400" style:parent-style-name="Standard" style:family="paragraph">
      <style:paragraph-properties fo:text-align="justify"/>
    </style:style>
    <style:style style:name="T401" style:parent-style-name="Шрифтабзацузазамовчуванням" style:family="text">
      <style:text-properties fo:language="en" fo:country="US"/>
    </style:style>
    <style:style style:name="P402" style:parent-style-name="Standard" style:family="paragraph">
      <style:paragraph-properties fo:text-align="justify"/>
    </style:style>
    <style:style style:name="P403" style:parent-style-name="Standard" style:family="paragraph">
      <style:paragraph-properties fo:text-align="justify"/>
    </style:style>
    <style:style style:name="P404" style:parent-style-name="Standard" style:family="paragraph">
      <style:paragraph-properties fo:text-align="justify"/>
    </style:style>
    <style:style style:name="P405" style:parent-style-name="Standard" style:family="paragraph">
      <style:paragraph-properties fo:text-align="justify"/>
    </style:style>
    <style:style style:name="P406" style:parent-style-name="Standard" style:family="paragraph">
      <style:paragraph-properties fo:text-align="justify"/>
      <style:text-properties fo:language="en" fo:country="US"/>
    </style:style>
    <style:style style:name="P407" style:parent-style-name="Standard" style:family="paragraph">
      <style:paragraph-properties fo:text-align="justify"/>
      <style:text-properties fo:language="en" fo:country="US"/>
    </style:style>
    <style:style style:name="P4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9" style:parent-style-name="Standard" style:family="paragraph">
      <style:paragraph-properties fo:text-align="center"/>
      <style:text-properties fo:language="en" fo:country="US"/>
    </style:style>
    <style:style style:name="P410" style:parent-style-name="Standard" style:family="paragraph">
      <style:paragraph-properties fo:text-align="justify"/>
    </style:style>
    <style:style style:name="T4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12" style:parent-style-name="Шрифтабзацузазамовчуванням" style:family="text">
      <style:text-properties fo:language="en" fo:country="US"/>
    </style:style>
    <style:style style:name="T413" style:parent-style-name="Шрифтабзацузазамовчуванням" style:family="text">
      <style:text-properties fo:language="en" fo:country="US"/>
    </style:style>
    <style:style style:name="T414" style:parent-style-name="Шрифтабзацузазамовчуванням" style:family="text">
      <style:text-properties fo:language="en" fo:country="US"/>
    </style:style>
    <style:style style:name="T415" style:parent-style-name="Шрифтабзацузазамовчуванням" style:family="text">
      <style:text-properties fo:language="en" fo:country="US"/>
    </style:style>
    <style:style style:name="P416" style:parent-style-name="Standard" style:family="paragraph">
      <style:paragraph-properties fo:text-align="justify"/>
    </style:style>
    <style:style style:name="T41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18" style:parent-style-name="Шрифтабзацузазамовчуванням" style:family="text">
      <style:text-properties fo:language="en" fo:country="US"/>
    </style:style>
    <style:style style:name="P419" style:parent-style-name="Standard" style:family="paragraph">
      <style:paragraph-properties fo:text-align="justify"/>
    </style:style>
    <style:style style:name="T42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21" style:parent-style-name="Шрифтабзацузазамовчуванням" style:family="text">
      <style:text-properties fo:language="en" fo:country="US"/>
    </style:style>
    <style:style style:name="P422" style:parent-style-name="Standard" style:family="paragraph">
      <style:paragraph-properties fo:text-align="justify"/>
    </style:style>
    <style:style style:name="T42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24" style:parent-style-name="Шрифтабзацузазамовчуванням" style:family="text">
      <style:text-properties fo:language="en" fo:country="US"/>
    </style:style>
    <style:style style:name="T425" style:parent-style-name="Шрифтабзацузазамовчуванням" style:family="text">
      <style:text-properties fo:language="en" fo:country="US"/>
    </style:style>
    <style:style style:name="P426" style:parent-style-name="Standard" style:family="paragraph">
      <style:paragraph-properties fo:text-align="justify"/>
      <style:text-properties fo:language="en" fo:country="US"/>
    </style:style>
    <style:style style:name="P427" style:parent-style-name="Standard" style:family="paragraph">
      <style:paragraph-properties fo:text-align="justify"/>
    </style:style>
    <style:style style:name="T42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29" style:parent-style-name="Шрифтабзацузазамовчуванням" style:family="text">
      <style:text-properties fo:font-weight="bold" style:font-weight-asian="bold" style:font-weight-complex="bold"/>
    </style:style>
    <style:style style:name="T43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31" style:parent-style-name="Шрифтабзацузазамовчуванням" style:family="text">
      <style:text-properties fo:language="en" fo:country="US"/>
    </style:style>
    <style:style style:name="T432" style:parent-style-name="Шрифтабзацузазамовчуванням" style:family="text">
      <style:text-properties fo:language="en" fo:country="US"/>
    </style:style>
    <style:style style:name="P433" style:parent-style-name="Standard" style:family="paragraph">
      <style:paragraph-properties fo:text-align="justify"/>
    </style:style>
    <style:style style:name="T43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35" style:parent-style-name="Шрифтабзацузазамовчуванням" style:family="text">
      <style:text-properties fo:font-weight="bold" style:font-weight-asian="bold" style:font-weight-complex="bold"/>
    </style:style>
    <style:style style:name="T4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37" style:parent-style-name="Шрифтабзацузазамовчуванням" style:family="text">
      <style:text-properties fo:language="en" fo:country="US"/>
    </style:style>
    <style:style style:name="P438" style:parent-style-name="Standard" style:family="paragraph">
      <style:paragraph-properties fo:text-align="justify"/>
    </style:style>
    <style:style style:name="T43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40" style:parent-style-name="Шрифтабзацузазамовчуванням" style:family="text">
      <style:text-properties fo:font-weight="bold" style:font-weight-asian="bold" style:font-weight-complex="bold"/>
    </style:style>
    <style:style style:name="P441" style:parent-style-name="Standard" style:family="paragraph">
      <style:paragraph-properties fo:text-align="justify"/>
    </style:style>
    <style:style style:name="T44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43" style:parent-style-name="Шрифтабзацузазамовчуванням" style:family="text">
      <style:text-properties fo:font-weight="bold" style:font-weight-asian="bold" style:font-weight-complex="bold"/>
    </style:style>
    <style:style style:name="P444" style:parent-style-name="Standard" style:family="paragraph">
      <style:paragraph-properties fo:text-align="justify"/>
    </style:style>
    <style:style style:name="T44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46" style:parent-style-name="Шрифтабзацузазамовчуванням" style:family="text">
      <style:text-properties fo:font-weight="bold" style:font-weight-asian="bold" style:font-weight-complex="bold"/>
    </style:style>
    <style:style style:name="T44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48" style:parent-style-name="Шрифтабзацузазамовчуванням" style:family="text">
      <style:text-properties fo:language="en" fo:country="US"/>
    </style:style>
    <style:style style:name="T449" style:parent-style-name="Шрифтабзацузазамовчуванням" style:family="text">
      <style:text-properties fo:language="en" fo:country="US"/>
    </style:style>
    <style:style style:name="P450" style:parent-style-name="Standard" style:family="paragraph">
      <style:paragraph-properties fo:text-align="justify"/>
    </style:style>
    <style:style style:name="T45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2" style:parent-style-name="Шрифтабзацузазамовчуванням" style:family="text">
      <style:text-properties fo:font-weight="bold" style:font-weight-asian="bold" style:font-weight-complex="bold"/>
    </style:style>
    <style:style style:name="T45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4" style:parent-style-name="Шрифтабзацузазамовчуванням" style:family="text">
      <style:text-properties fo:language="en" fo:country="US"/>
    </style:style>
    <style:style style:name="T455" style:parent-style-name="Шрифтабзацузазамовчуванням" style:family="text">
      <style:text-properties fo:language="en" fo:country="US"/>
    </style:style>
    <style:style style:name="P456" style:parent-style-name="Standard" style:family="paragraph">
      <style:paragraph-properties fo:text-align="justify"/>
    </style:style>
    <style:style style:name="T45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8" style:parent-style-name="Шрифтабзацузазамовчуванням" style:family="text">
      <style:text-properties fo:font-weight="bold" style:font-weight-asian="bold" style:font-weight-complex="bold"/>
    </style:style>
    <style:style style:name="T45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0" style:parent-style-name="Шрифтабзацузазамовчуванням" style:family="text">
      <style:text-properties fo:language="en" fo:country="US"/>
    </style:style>
    <style:style style:name="T461" style:parent-style-name="Шрифтабзацузазамовчуванням" style:family="text">
      <style:text-properties fo:language="en" fo:country="US"/>
    </style:style>
    <style:style style:name="P462" style:parent-style-name="Standard" style:family="paragraph">
      <style:paragraph-properties fo:text-align="justify"/>
    </style:style>
    <style:style style:name="T46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4" style:parent-style-name="Шрифтабзацузазамовчуванням" style:family="text">
      <style:text-properties fo:font-weight="bold" style:font-weight-asian="bold" style:font-weight-complex="bold"/>
    </style:style>
    <style:style style:name="T46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6" style:parent-style-name="Шрифтабзацузазамовчуванням" style:family="text">
      <style:text-properties fo:language="en" fo:country="US"/>
    </style:style>
    <style:style style:name="T467" style:parent-style-name="Шрифтабзацузазамовчуванням" style:family="text">
      <style:text-properties fo:language="en" fo:country="US"/>
    </style:style>
    <style:style style:name="P468" style:parent-style-name="Standard" style:family="paragraph">
      <style:paragraph-properties fo:text-align="justify"/>
    </style:style>
    <style:style style:name="T46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70" style:parent-style-name="Шрифтабзацузазамовчуванням" style:family="text">
      <style:text-properties fo:font-weight="bold" style:font-weight-asian="bold" style:font-weight-complex="bold"/>
    </style:style>
    <style:style style:name="T47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72" style:parent-style-name="Шрифтабзацузазамовчуванням" style:family="text">
      <style:text-properties fo:language="en" fo:country="US"/>
    </style:style>
    <style:style style:name="T473" style:parent-style-name="Шрифтабзацузазамовчуванням" style:family="text">
      <style:text-properties fo:language="en" fo:country="US"/>
    </style:style>
    <style:style style:name="P474" style:parent-style-name="Standard" style:family="paragraph">
      <style:paragraph-properties fo:text-align="justify"/>
    </style:style>
    <style:style style:name="T47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76" style:parent-style-name="Шрифтабзацузазамовчуванням" style:family="text">
      <style:text-properties fo:font-weight="bold" style:font-weight-asian="bold" style:font-weight-complex="bold"/>
    </style:style>
    <style:style style:name="T47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78" style:parent-style-name="Шрифтабзацузазамовчуванням" style:family="text">
      <style:text-properties fo:language="en" fo:country="US"/>
    </style:style>
    <style:style style:name="T479" style:parent-style-name="Шрифтабзацузазамовчуванням" style:family="text">
      <style:text-properties fo:language="en" fo:country="US"/>
    </style:style>
    <style:style style:name="P480" style:parent-style-name="Standard" style:family="paragraph">
      <style:paragraph-properties fo:text-align="justify"/>
    </style:style>
    <style:style style:name="T48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2" style:parent-style-name="Шрифтабзацузазамовчуванням" style:family="text">
      <style:text-properties fo:font-weight="bold" style:font-weight-asian="bold" style:font-weight-complex="bold"/>
    </style:style>
    <style:style style:name="T48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4" style:parent-style-name="Шрифтабзацузазамовчуванням" style:family="text">
      <style:text-properties fo:language="en" fo:country="US"/>
    </style:style>
    <style:style style:name="T485" style:parent-style-name="Шрифтабзацузазамовчуванням" style:family="text">
      <style:text-properties fo:language="en" fo:country="US"/>
    </style:style>
    <style:style style:name="P486" style:parent-style-name="Standard" style:family="paragraph">
      <style:paragraph-properties fo:text-align="justify"/>
    </style:style>
    <style:style style:name="T48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8" style:parent-style-name="Шрифтабзацузазамовчуванням" style:family="text">
      <style:text-properties fo:font-weight="bold" style:font-weight-asian="bold" style:font-weight-complex="bold"/>
    </style:style>
    <style:style style:name="T48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90" style:parent-style-name="Шрифтабзацузазамовчуванням" style:family="text">
      <style:text-properties fo:language="en" fo:country="US"/>
    </style:style>
    <style:style style:name="T491" style:parent-style-name="Шрифтабзацузазамовчуванням" style:family="text">
      <style:text-properties fo:language="en" fo:country="US"/>
    </style:style>
    <style:style style:name="P492" style:parent-style-name="Standard" style:family="paragraph">
      <style:paragraph-properties fo:text-align="justify"/>
    </style:style>
    <style:style style:name="T49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94" style:parent-style-name="Шрифтабзацузазамовчуванням" style:family="text">
      <style:text-properties fo:font-weight="bold" style:font-weight-asian="bold" style:font-weight-complex="bold"/>
    </style:style>
    <style:style style:name="T49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96" style:parent-style-name="Шрифтабзацузазамовчуванням" style:family="text">
      <style:text-properties fo:language="en" fo:country="US"/>
    </style:style>
    <style:style style:name="T497" style:parent-style-name="Шрифтабзацузазамовчуванням" style:family="text">
      <style:text-properties fo:language="en" fo:country="US"/>
    </style:style>
    <style:style style:name="P498" style:parent-style-name="Standard" style:family="paragraph">
      <style:paragraph-properties fo:text-align="justify"/>
    </style:style>
    <style:style style:name="T49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00" style:parent-style-name="Шрифтабзацузазамовчуванням" style:family="text">
      <style:text-properties fo:font-weight="bold" style:font-weight-asian="bold" style:font-weight-complex="bold"/>
    </style:style>
    <style:style style:name="T50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02" style:parent-style-name="Шрифтабзацузазамовчуванням" style:family="text">
      <style:text-properties fo:language="en" fo:country="US"/>
    </style:style>
    <style:style style:name="T503" style:parent-style-name="Шрифтабзацузазамовчуванням" style:family="text">
      <style:text-properties fo:language="en" fo:country="US"/>
    </style:style>
    <style:style style:name="P504" style:parent-style-name="Standard" style:family="paragraph">
      <style:paragraph-properties fo:text-align="justify"/>
    </style:style>
    <style:style style:name="T50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06" style:parent-style-name="Шрифтабзацузазамовчуванням" style:family="text">
      <style:text-properties fo:font-weight="bold" style:font-weight-asian="bold" style:font-weight-complex="bold"/>
    </style:style>
    <style:style style:name="T50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08" style:parent-style-name="Шрифтабзацузазамовчуванням" style:family="text">
      <style:text-properties fo:language="en" fo:country="US"/>
    </style:style>
    <style:style style:name="T509" style:parent-style-name="Шрифтабзацузазамовчуванням" style:family="text">
      <style:text-properties fo:language="en" fo:country="US"/>
    </style:style>
    <style:style style:name="P510" style:parent-style-name="Standard" style:family="paragraph">
      <style:paragraph-properties fo:text-align="justify"/>
    </style:style>
    <style:style style:name="T5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2" style:parent-style-name="Шрифтабзацузазамовчуванням" style:family="text">
      <style:text-properties fo:font-weight="bold" style:font-weight-asian="bold" style:font-weight-complex="bold"/>
    </style:style>
    <style:style style:name="T51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4" style:parent-style-name="Шрифтабзацузазамовчуванням" style:family="text">
      <style:text-properties fo:language="en" fo:country="US"/>
    </style:style>
    <style:style style:name="T515" style:parent-style-name="Шрифтабзацузазамовчуванням" style:family="text">
      <style:text-properties fo:language="en" fo:country="US"/>
    </style:style>
    <style:style style:name="P516" style:parent-style-name="Standard" style:family="paragraph">
      <style:paragraph-properties fo:text-align="justify"/>
    </style:style>
    <style:style style:name="T51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8" style:parent-style-name="Шрифтабзацузазамовчуванням" style:family="text">
      <style:text-properties fo:font-weight="bold" style:font-weight-asian="bold" style:font-weight-complex="bold"/>
    </style:style>
    <style:style style:name="T51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20" style:parent-style-name="Шрифтабзацузазамовчуванням" style:family="text">
      <style:text-properties fo:language="en" fo:country="US"/>
    </style:style>
    <style:style style:name="T521" style:parent-style-name="Шрифтабзацузазамовчуванням" style:family="text">
      <style:text-properties fo:language="en" fo:country="US"/>
    </style:style>
    <style:style style:name="P522" style:parent-style-name="Standard" style:family="paragraph">
      <style:paragraph-properties fo:text-align="justify"/>
    </style:style>
    <style:style style:name="T52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24" style:parent-style-name="Шрифтабзацузазамовчуванням" style:family="text">
      <style:text-properties fo:font-weight="bold" style:font-weight-asian="bold" style:font-weight-complex="bold"/>
    </style:style>
    <style:style style:name="T5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26" style:parent-style-name="Шрифтабзацузазамовчуванням" style:family="text">
      <style:text-properties fo:language="en" fo:country="US"/>
    </style:style>
    <style:style style:name="T527" style:parent-style-name="Шрифтабзацузазамовчуванням" style:family="text">
      <style:text-properties fo:language="en" fo:country="US"/>
    </style:style>
    <style:style style:name="T528" style:parent-style-name="Шрифтабзацузазамовчуванням" style:family="text">
      <style:text-properties fo:language="en" fo:country="US"/>
    </style:style>
    <style:style style:name="P529" style:parent-style-name="Standard" style:family="paragraph">
      <style:paragraph-properties fo:text-align="justify"/>
    </style:style>
    <style:style style:name="T53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31" style:parent-style-name="Шрифтабзацузазамовчуванням" style:family="text">
      <style:text-properties fo:font-weight="bold" style:font-weight-asian="bold" style:font-weight-complex="bold"/>
    </style:style>
    <style:style style:name="T53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33" style:parent-style-name="Шрифтабзацузазамовчуванням" style:family="text">
      <style:text-properties fo:language="en" fo:country="US"/>
    </style:style>
    <style:style style:name="T534" style:parent-style-name="Шрифтабзацузазамовчуванням" style:family="text">
      <style:text-properties fo:language="en" fo:country="US"/>
    </style:style>
    <style:style style:name="P535" style:parent-style-name="Standard" style:family="paragraph">
      <style:paragraph-properties fo:text-align="justify"/>
    </style:style>
    <style:style style:name="T5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37" style:parent-style-name="Шрифтабзацузазамовчуванням" style:family="text">
      <style:text-properties fo:font-weight="bold" style:font-weight-asian="bold" style:font-weight-complex="bold"/>
    </style:style>
    <style:style style:name="T53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39" style:parent-style-name="Шрифтабзацузазамовчуванням" style:family="text">
      <style:text-properties fo:language="en" fo:country="US"/>
    </style:style>
    <style:style style:name="T540" style:parent-style-name="Шрифтабзацузазамовчуванням" style:family="text">
      <style:text-properties fo:language="en" fo:country="US"/>
    </style:style>
    <style:style style:name="P541" style:parent-style-name="Standard" style:family="paragraph">
      <style:paragraph-properties fo:text-align="justify"/>
    </style:style>
    <style:style style:name="T54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3" style:parent-style-name="Шрифтабзацузазамовчуванням" style:family="text">
      <style:text-properties fo:font-weight="bold" style:font-weight-asian="bold" style:font-weight-complex="bold"/>
    </style:style>
    <style:style style:name="T5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5" style:parent-style-name="Шрифтабзацузазамовчуванням" style:family="text">
      <style:text-properties fo:language="en" fo:country="US"/>
    </style:style>
    <style:style style:name="P546" style:parent-style-name="Standard" style:family="paragraph">
      <style:paragraph-properties fo:text-align="justify"/>
      <style:text-properties fo:language="en" fo:country="US"/>
    </style:style>
    <style:style style:name="P5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49" style:parent-style-name="Standard" style:family="paragraph">
      <style:paragraph-properties fo:text-align="center"/>
    </style:style>
    <style:style style:name="T550" style:parent-style-name="Шрифтабзацузазамовчуванням" style:family="text">
      <style:text-properties fo:font-weight="bold" style:font-weight-asian="bold" style:font-weight-complex="bold"/>
    </style:style>
    <style:style style:name="T55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52" style:parent-style-name="Шрифтабзацузазамовчуванням" style:family="text">
      <style:text-properties fo:font-weight="bold" style:font-weight-asian="bold" style:font-weight-complex="bold"/>
    </style:style>
    <style:style style:name="P553" style:parent-style-name="Standard" style:family="paragraph">
      <style:paragraph-properties fo:text-align="center"/>
    </style:style>
    <style:style style:name="P554" style:parent-style-name="Standard" style:family="paragraph">
      <style:paragraph-properties fo:text-align="justify"/>
    </style:style>
    <style:style style:name="T555" style:parent-style-name="Шрифтабзацузазамовчуванням" style:family="text">
      <style:text-properties fo:language="en" fo:country="US"/>
    </style:style>
    <style:style style:name="T556" style:parent-style-name="Шрифтабзацузазамовчуванням" style:family="text">
      <style:text-properties fo:language="en" fo:country="US"/>
    </style:style>
    <style:style style:name="P557" style:parent-style-name="Standard" style:family="paragraph">
      <style:paragraph-properties fo:text-align="justify"/>
    </style:style>
    <style:style style:name="P558" style:parent-style-name="Standard" style:family="paragraph">
      <style:paragraph-properties fo:text-align="justify"/>
    </style:style>
    <style:style style:name="T559" style:parent-style-name="Шрифтабзацузазамовчуванням" style:family="text">
      <style:text-properties fo:font-weight="bold" style:font-weight-asian="bold" style:font-weight-complex="bold"/>
    </style:style>
    <style:style style:name="P560" style:parent-style-name="Standard" style:family="paragraph">
      <style:paragraph-properties fo:text-align="justify"/>
    </style:style>
    <style:style style:name="T561" style:parent-style-name="Шрифтабзацузазамовчуванням" style:family="text">
      <style:text-properties fo:font-weight="bold" style:font-weight-asian="bold" style:font-weight-complex="bold"/>
    </style:style>
    <style:style style:name="P56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6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64" style:parent-style-name="Standard" style:family="paragraph">
      <style:paragraph-properties fo:text-align="justify"/>
    </style:style>
    <style:style style:name="T565" style:parent-style-name="Шрифтабзацузазамовчуванням" style:family="text">
      <style:text-properties fo:font-weight="bold" style:font-weight-asian="bold" style:font-weight-complex="bold"/>
    </style:style>
    <style:style style:name="T56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567" style:parent-style-name="Standard" style:family="paragraph">
      <style:paragraph-properties fo:text-align="justify"/>
    </style:style>
    <style:style style:name="P568" style:parent-style-name="Standard" style:family="paragraph">
      <style:paragraph-properties fo:text-align="justify"/>
    </style:style>
    <style:style style:name="P569" style:parent-style-name="Standard" style:family="paragraph">
      <style:paragraph-properties fo:text-align="justify"/>
    </style:style>
    <style:style style:name="T570" style:parent-style-name="Шрифтабзацузазамовчуванням" style:family="text">
      <style:text-properties fo:font-weight="bold" style:font-weight-asian="bold" style:font-weight-complex="bold"/>
    </style:style>
    <style:style style:name="T57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72" style:parent-style-name="Шрифтабзацузазамовчуванням" style:family="text">
      <style:text-properties fo:font-weight="bold" style:font-weight-asian="bold" style:font-weight-complex="bold"/>
    </style:style>
    <style:style style:name="T573" style:parent-style-name="Шрифтабзацузазамовчуванням" style:family="text">
      <style:text-properties fo:language="en" fo:country="US"/>
    </style:style>
    <style:style style:name="P574" style:parent-style-name="Standard" style:family="paragraph">
      <style:paragraph-properties fo:text-align="justify"/>
    </style:style>
    <style:style style:name="T575" style:parent-style-name="Шрифтабзацузазамовчуванням" style:family="text">
      <style:text-properties fo:language="en" fo:country="US"/>
    </style:style>
    <style:style style:name="T57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577" style:parent-style-name="Standard" style:family="paragraph">
      <style:paragraph-properties fo:text-align="justify"/>
    </style:style>
    <style:style style:name="T578" style:parent-style-name="Шрифтабзацузазамовчуванням" style:family="text">
      <style:text-properties fo:language="en" fo:country="US"/>
    </style:style>
    <style:style style:name="T57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580" style:parent-style-name="Standard" style:family="paragraph">
      <style:paragraph-properties fo:text-align="justify"/>
    </style:style>
    <style:style style:name="T581" style:parent-style-name="Шрифтабзацузазамовчуванням" style:family="text">
      <style:text-properties fo:font-weight="bold" style:font-weight-asian="bold" style:font-weight-complex="bold"/>
    </style:style>
    <style:style style:name="T58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83" style:parent-style-name="Шрифтабзацузазамовчуванням" style:family="text">
      <style:text-properties fo:font-weight="bold" style:font-weight-asian="bold" style:font-weight-complex="bold"/>
    </style:style>
    <style:style style:name="P584" style:parent-style-name="Standard" style:family="paragraph">
      <style:paragraph-properties fo:text-align="justify"/>
    </style:style>
    <style:style style:name="P585" style:parent-style-name="Standard" style:family="paragraph">
      <style:paragraph-properties fo:text-align="justify"/>
    </style:style>
    <style:style style:name="P586" style:parent-style-name="Standard" style:family="paragraph">
      <style:paragraph-properties fo:text-align="justify"/>
    </style:style>
    <style:style style:name="T587" style:parent-style-name="Шрифтабзацузазамовчуванням" style:family="text">
      <style:text-properties fo:font-weight="bold" style:font-weight-asian="bold" style:font-weight-complex="bold"/>
    </style:style>
    <style:style style:name="P588" style:parent-style-name="Standard" style:family="paragraph">
      <style:paragraph-properties fo:text-align="justify"/>
    </style:style>
    <style:style style:name="T589" style:parent-style-name="Шрифтабзацузазамовчуванням" style:family="text">
      <style:text-properties fo:font-weight="bold" style:font-weight-asian="bold" style:font-weight-complex="bold"/>
    </style:style>
    <style:style style:name="T59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91" style:parent-style-name="Шрифтабзацузазамовчуванням" style:family="text">
      <style:text-properties fo:font-weight="bold" style:font-weight-asian="bold" style:font-weight-complex="bold"/>
    </style:style>
    <style:style style:name="T592" style:parent-style-name="Шрифтабзацузазамовчуванням" style:family="text">
      <style:text-properties fo:language="en" fo:country="US"/>
    </style:style>
    <style:style style:name="P593" style:parent-style-name="Standard" style:family="paragraph">
      <style:paragraph-properties fo:text-align="justify"/>
    </style:style>
    <style:style style:name="T594" style:parent-style-name="Шрифтабзацузазамовчуванням" style:family="text">
      <style:text-properties fo:font-weight="bold" style:font-weight-asian="bold" style:font-weight-complex="bold"/>
    </style:style>
    <style:style style:name="P595" style:parent-style-name="Standard" style:family="paragraph">
      <style:paragraph-properties fo:text-align="justify"/>
    </style:style>
    <style:style style:name="T596" style:parent-style-name="Шрифтабзацузазамовчуванням" style:family="text">
      <style:text-properties fo:font-weight="bold" style:font-weight-asian="bold" style:font-weight-complex="bold"/>
    </style:style>
    <style:style style:name="T59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98" style:parent-style-name="Шрифтабзацузазамовчуванням" style:family="text">
      <style:text-properties fo:language="en" fo:country="US"/>
    </style:style>
    <style:style style:name="P599" style:parent-style-name="Standard" style:family="paragraph">
      <style:paragraph-properties fo:text-align="justify"/>
    </style:style>
    <style:style style:name="P600" style:parent-style-name="Standard" style:family="paragraph">
      <style:paragraph-properties fo:text-align="justify"/>
    </style:style>
    <style:style style:name="P601" style:parent-style-name="Standard" style:family="paragraph">
      <style:paragraph-properties fo:text-align="justify"/>
    </style:style>
    <style:style style:name="P602" style:parent-style-name="Standard" style:family="paragraph">
      <style:paragraph-properties fo:text-align="justify"/>
    </style:style>
    <style:style style:name="P603" style:parent-style-name="Standard" style:family="paragraph">
      <style:paragraph-properties fo:text-align="justify"/>
    </style:style>
    <style:style style:name="P604" style:parent-style-name="Standard" style:family="paragraph">
      <style:paragraph-properties fo:text-align="justify"/>
    </style:style>
    <style:style style:name="P605" style:parent-style-name="Standard" style:family="paragraph">
      <style:paragraph-properties fo:text-align="justify"/>
    </style:style>
    <style:style style:name="T606" style:parent-style-name="Шрифтабзацузазамовчуванням" style:family="text">
      <style:text-properties fo:font-weight="bold" style:font-weight-asian="bold" style:font-weight-complex="bold"/>
    </style:style>
    <style:style style:name="P607" style:parent-style-name="Standard" style:family="paragraph">
      <style:paragraph-properties fo:text-align="justify"/>
    </style:style>
    <style:style style:name="T608" style:parent-style-name="Шрифтабзацузазамовчуванням" style:family="text">
      <style:text-properties fo:font-weight="bold" style:font-weight-asian="bold" style:font-weight-complex="bold"/>
    </style:style>
    <style:style style:name="T609" style:parent-style-name="Шрифтабзацузазамовчуванням" style:family="text">
      <style:text-properties fo:font-weight="bold" style:font-weight-asian="bold" style:font-weight-complex="bold"/>
    </style:style>
    <style:style style:name="P610" style:parent-style-name="Standard" style:family="paragraph">
      <style:paragraph-properties fo:text-align="justify"/>
    </style:style>
    <style:style style:name="T611" style:parent-style-name="Шрифтабзацузазамовчуванням" style:family="text">
      <style:text-properties fo:font-weight="bold" style:font-weight-asian="bold" style:font-weight-complex="bold"/>
    </style:style>
    <style:style style:name="P612" style:parent-style-name="Standard" style:family="paragraph">
      <style:paragraph-properties fo:text-align="justify"/>
    </style:style>
    <style:style style:name="T613" style:parent-style-name="Шрифтабзацузазамовчуванням" style:family="text">
      <style:text-properties fo:font-weight="bold" style:font-weight-asian="bold" style:font-weight-complex="bold"/>
    </style:style>
    <style:style style:name="P6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16" style:parent-style-name="Standard" style:family="paragraph">
      <style:paragraph-properties fo:text-align="justify"/>
    </style:style>
    <style:style style:name="T617" style:parent-style-name="Шрифтабзацузазамовчуванням" style:family="text">
      <style:text-properties fo:font-weight="bold" style:font-weight-asian="bold" style:font-weight-complex="bold"/>
    </style:style>
    <style:style style:name="P618" style:parent-style-name="Standard" style:family="paragraph">
      <style:paragraph-properties fo:text-align="justify"/>
    </style:style>
    <style:style style:name="T619" style:parent-style-name="Шрифтабзацузазамовчуванням" style:family="text">
      <style:text-properties fo:font-weight="bold" style:font-weight-asian="bold" style:font-weight-complex="bold"/>
    </style:style>
    <style:style style:name="P620" style:parent-style-name="Standard" style:family="paragraph">
      <style:paragraph-properties fo:text-align="justify"/>
    </style:style>
    <style:style style:name="T621" style:parent-style-name="Шрифтабзацузазамовчуванням" style:family="text">
      <style:text-properties fo:font-weight="bold" style:font-weight-asian="bold" style:font-weight-complex="bold"/>
    </style:style>
    <style:style style:name="P622" style:parent-style-name="Standard" style:family="paragraph">
      <style:paragraph-properties fo:text-align="justify"/>
    </style:style>
    <style:style style:name="P623" style:parent-style-name="Standard" style:family="paragraph">
      <style:paragraph-properties fo:text-align="justify"/>
    </style:style>
    <style:style style:name="P624" style:parent-style-name="Standard" style:family="paragraph">
      <style:paragraph-properties fo:text-align="justify"/>
    </style:style>
    <style:style style:name="T625" style:parent-style-name="Шрифтабзацузазамовчуванням" style:family="text">
      <style:text-properties fo:font-weight="bold" style:font-weight-asian="bold" style:font-weight-complex="bold"/>
    </style:style>
    <style:style style:name="P626" style:parent-style-name="Standard" style:family="paragraph">
      <style:paragraph-properties fo:text-align="justify"/>
    </style:style>
    <style:style style:name="T62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28" style:parent-style-name="Шрифтабзацузазамовчуванням" style:family="text">
      <style:text-properties fo:font-weight="bold" style:font-weight-asian="bold" style:font-weight-complex="bold"/>
    </style:style>
    <style:style style:name="P6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30" style:parent-style-name="Standard" style:family="paragraph">
      <style:paragraph-properties fo:text-align="justify"/>
    </style:style>
    <style:style style:name="T631" style:parent-style-name="Шрифтабзацузазамовчуванням" style:family="text">
      <style:text-properties fo:font-weight="bold" style:font-weight-asian="bold" style:font-weight-complex="bold"/>
    </style:style>
    <style:style style:name="P632" style:parent-style-name="Standard" style:family="paragraph">
      <style:paragraph-properties fo:text-align="justify"/>
    </style:style>
    <style:style style:name="T633" style:parent-style-name="Шрифтабзацузазамовчуванням" style:family="text">
      <style:text-properties fo:font-weight="bold" style:font-weight-asian="bold" style:font-weight-complex="bold"/>
    </style:style>
    <style:style style:name="P634" style:parent-style-name="Standard" style:family="paragraph">
      <style:paragraph-properties fo:text-align="justify"/>
    </style:style>
    <style:style style:name="T635" style:parent-style-name="Шрифтабзацузазамовчуванням" style:family="text">
      <style:text-properties fo:font-weight="bold" style:font-weight-asian="bold" style:font-weight-complex="bold"/>
    </style:style>
    <style:style style:name="P636" style:parent-style-name="Standard" style:family="paragraph">
      <style:paragraph-properties fo:text-align="justify"/>
    </style:style>
    <style:style style:name="T637" style:parent-style-name="Шрифтабзацузазамовчуванням" style:family="text">
      <style:text-properties fo:font-weight="bold" style:font-weight-asian="bold" style:font-weight-complex="bold"/>
    </style:style>
    <style:style style:name="P638" style:parent-style-name="Standard" style:family="paragraph">
      <style:paragraph-properties fo:text-align="justify"/>
    </style:style>
    <style:style style:name="P639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640" style:parent-style-name="Standard" style:family="paragraph">
      <style:paragraph-properties fo:text-align="justify"/>
    </style:style>
    <style:style style:name="T641" style:parent-style-name="Шрифтабзацузазамовчуванням" style:family="text">
      <style:text-properties fo:font-weight="bold" style:font-weight-asian="bold" style:font-weight-complex="bold"/>
    </style:style>
    <style:style style:name="P642" style:parent-style-name="Standard" style:family="paragraph">
      <style:paragraph-properties fo:text-align="justify"/>
    </style:style>
    <style:style style:name="T643" style:parent-style-name="Шрифтабзацузазамовчуванням" style:family="text">
      <style:text-properties fo:font-weight="bold" style:font-weight-asian="bold" style:font-weight-complex="bold"/>
    </style:style>
    <style:style style:name="P644" style:parent-style-name="Standard" style:family="paragraph">
      <style:paragraph-properties fo:text-align="justify"/>
    </style:style>
    <style:style style:name="T645" style:parent-style-name="Шрифтабзацузазамовчуванням" style:family="text">
      <style:text-properties fo:font-weight="bold" style:font-weight-asian="bold" style:font-weight-complex="bold"/>
    </style:style>
    <style:style style:name="P646" style:parent-style-name="Standard" style:family="paragraph">
      <style:paragraph-properties fo:text-align="justify"/>
    </style:style>
    <style:style style:name="T647" style:parent-style-name="Шрифтабзацузазамовчуванням" style:family="text">
      <style:text-properties fo:font-weight="bold" style:font-weight-asian="bold" style:font-weight-complex="bold"/>
    </style:style>
    <style:style style:name="P648" style:parent-style-name="Standard" style:family="paragraph">
      <style:paragraph-properties fo:text-align="justify"/>
    </style:style>
    <style:style style:name="T649" style:parent-style-name="Шрифтабзацузазамовчуванням" style:family="text">
      <style:text-properties fo:font-weight="bold" style:font-weight-asian="bold" style:font-weight-complex="bold"/>
    </style:style>
    <style:style style:name="P650" style:parent-style-name="Standard" style:family="paragraph">
      <style:paragraph-properties fo:text-align="justify"/>
    </style:style>
    <style:style style:name="T651" style:parent-style-name="Шрифтабзацузазамовчуванням" style:family="text">
      <style:text-properties fo:font-weight="bold" style:font-weight-asian="bold" style:font-weight-complex="bold"/>
    </style:style>
    <style:style style:name="P652" style:parent-style-name="Standard" style:family="paragraph">
      <style:paragraph-properties fo:text-align="justify"/>
    </style:style>
    <style:style style:name="T653" style:parent-style-name="Шрифтабзацузазамовчуванням" style:family="text">
      <style:text-properties fo:font-weight="bold" style:font-weight-asian="bold" style:font-weight-complex="bold"/>
    </style:style>
    <style:style style:name="P654" style:parent-style-name="Standard" style:family="paragraph">
      <style:paragraph-properties fo:text-align="justify"/>
    </style:style>
    <style:style style:name="T65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56" style:parent-style-name="Шрифтабзацузазамовчуванням" style:family="text">
      <style:text-properties fo:language="en" fo:country="US"/>
    </style:style>
    <style:style style:name="T657" style:parent-style-name="Шрифтабзацузазамовчуванням" style:family="text">
      <style:text-properties fo:language="en" fo:country="US"/>
    </style:style>
    <style:style style:name="T658" style:parent-style-name="Шрифтабзацузазамовчуванням" style:family="text">
      <style:text-properties fo:language="en" fo:country="US"/>
    </style:style>
    <style:style style:name="P659" style:parent-style-name="Standard" style:family="paragraph">
      <style:paragraph-properties fo:text-align="justify"/>
    </style:style>
    <style:style style:name="T660" style:parent-style-name="Шрифтабзацузазамовчуванням" style:family="text">
      <style:text-properties fo:font-weight="bold" style:font-weight-asian="bold" style:font-weight-complex="bold"/>
    </style:style>
    <style:style style:name="P661" style:parent-style-name="Standard" style:family="paragraph">
      <style:paragraph-properties fo:text-align="justify"/>
    </style:style>
    <style:style style:name="P662" style:parent-style-name="Standard" style:family="paragraph">
      <style:paragraph-properties fo:text-align="justify"/>
    </style:style>
    <style:style style:name="P663" style:parent-style-name="Standard" style:family="paragraph">
      <style:paragraph-properties fo:text-align="justify"/>
    </style:style>
    <style:style style:name="T664" style:parent-style-name="Шрифтабзацузазамовчуванням" style:family="text">
      <style:text-properties fo:font-weight="bold" style:font-weight-asian="bold" style:font-weight-complex="bold"/>
    </style:style>
    <style:style style:name="P665" style:parent-style-name="Standard" style:family="paragraph">
      <style:paragraph-properties fo:text-align="justify"/>
    </style:style>
    <style:style style:name="T666" style:parent-style-name="Шрифтабзацузазамовчуванням" style:family="text">
      <style:text-properties fo:font-weight="bold" style:font-weight-asian="bold" style:font-weight-complex="bold"/>
    </style:style>
    <style:style style:name="P66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68" style:parent-style-name="Standard" style:family="paragraph">
      <style:paragraph-properties fo:text-align="justify"/>
    </style:style>
    <style:style style:name="T669" style:parent-style-name="Шрифтабзацузазамовчуванням" style:family="text">
      <style:text-properties fo:font-weight="bold" style:font-weight-asian="bold" style:font-weight-complex="bold"/>
    </style:style>
    <style:style style:name="P670" style:parent-style-name="Standard" style:family="paragraph">
      <style:paragraph-properties fo:text-align="justify"/>
    </style:style>
    <style:style style:name="T67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72" style:parent-style-name="Шрифтабзацузазамовчуванням" style:family="text">
      <style:text-properties fo:language="en" fo:country="US"/>
    </style:style>
    <style:style style:name="T673" style:parent-style-name="Шрифтабзацузазамовчуванням" style:family="text">
      <style:text-properties fo:language="en" fo:country="US"/>
    </style:style>
    <style:style style:name="T674" style:parent-style-name="Шрифтабзацузазамовчуванням" style:family="text">
      <style:text-properties fo:language="en" fo:country="US"/>
    </style:style>
    <style:style style:name="P675" style:parent-style-name="Standard" style:family="paragraph">
      <style:paragraph-properties fo:text-align="justify"/>
    </style:style>
    <style:style style:name="T676" style:parent-style-name="Шрифтабзацузазамовчуванням" style:family="text">
      <style:text-properties fo:font-weight="bold" style:font-weight-asian="bold" style:font-weight-complex="bold"/>
    </style:style>
    <style:style style:name="P677" style:parent-style-name="Standard" style:family="paragraph">
      <style:paragraph-properties fo:text-align="justify"/>
    </style:style>
    <style:style style:name="P678" style:parent-style-name="Standard" style:family="paragraph">
      <style:paragraph-properties fo:text-align="justify"/>
    </style:style>
    <style:style style:name="P679" style:parent-style-name="Standard" style:family="paragraph">
      <style:paragraph-properties fo:text-align="justify"/>
    </style:style>
    <style:style style:name="T680" style:parent-style-name="Шрифтабзацузазамовчуванням" style:family="text">
      <style:text-properties fo:font-weight="bold" style:font-weight-asian="bold" style:font-weight-complex="bold"/>
    </style:style>
    <style:style style:name="P681" style:parent-style-name="Standard" style:family="paragraph">
      <style:paragraph-properties fo:text-align="justify"/>
    </style:style>
    <style:style style:name="T682" style:parent-style-name="Шрифтабзацузазамовчуванням" style:family="text">
      <style:text-properties fo:font-weight="bold" style:font-weight-asian="bold" style:font-weight-complex="bold"/>
    </style:style>
    <style:style style:name="P683" style:parent-style-name="Standard" style:family="paragraph">
      <style:paragraph-properties fo:text-align="justify"/>
    </style:style>
    <style:style style:name="T684" style:parent-style-name="Шрифтабзацузазамовчуванням" style:family="text">
      <style:text-properties fo:font-weight="bold" style:font-weight-asian="bold" style:font-weight-complex="bold"/>
    </style:style>
    <style:style style:name="P685" style:parent-style-name="Standard" style:family="paragraph">
      <style:paragraph-properties fo:text-align="justify"/>
    </style:style>
    <style:style style:name="T686" style:parent-style-name="Шрифтабзацузазамовчуванням" style:family="text">
      <style:text-properties fo:font-weight="bold" style:font-weight-asian="bold" style:font-weight-complex="bold"/>
    </style:style>
    <style:style style:name="P687" style:parent-style-name="Standard" style:family="paragraph">
      <style:paragraph-properties fo:text-align="justify"/>
    </style:style>
    <style:style style:name="T688" style:parent-style-name="Шрифтабзацузазамовчуванням" style:family="text">
      <style:text-properties fo:font-weight="bold" style:font-weight-asian="bold" style:font-weight-complex="bold"/>
    </style:style>
    <style:style style:name="T689" style:parent-style-name="Шрифтабзацузазамовчуванням" style:family="text">
      <style:text-properties fo:language="en" fo:country="US"/>
    </style:style>
    <style:style style:name="P690" style:parent-style-name="Standard" style:family="paragraph">
      <style:paragraph-properties fo:text-align="justify"/>
    </style:style>
    <style:style style:name="T691" style:parent-style-name="Шрифтабзацузазамовчуванням" style:family="text">
      <style:text-properties fo:font-weight="bold" style:font-weight-asian="bold" style:font-weight-complex="bold"/>
    </style:style>
    <style:style style:name="T69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93" style:parent-style-name="Шрифтабзацузазамовчуванням" style:family="text">
      <style:text-properties fo:language="en" fo:country="US"/>
    </style:style>
    <style:style style:name="T694" style:parent-style-name="Шрифтабзацузазамовчуванням" style:family="text">
      <style:text-properties fo:language="en" fo:country="US"/>
    </style:style>
    <style:style style:name="T695" style:parent-style-name="Шрифтабзацузазамовчуванням" style:family="text">
      <style:text-properties fo:language="en" fo:country="US"/>
    </style:style>
    <style:style style:name="P696" style:parent-style-name="Standard" style:family="paragraph">
      <style:paragraph-properties fo:text-align="justify"/>
    </style:style>
    <style:style style:name="T697" style:parent-style-name="Шрифтабзацузазамовчуванням" style:family="text">
      <style:text-properties fo:font-weight="bold" style:font-weight-asian="bold" style:font-weight-complex="bold"/>
    </style:style>
    <style:style style:name="P698" style:parent-style-name="Standard" style:family="paragraph">
      <style:paragraph-properties fo:text-align="justify"/>
    </style:style>
    <style:style style:name="P699" style:parent-style-name="Standard" style:family="paragraph">
      <style:paragraph-properties fo:text-align="justify"/>
    </style:style>
    <style:style style:name="P700" style:parent-style-name="Standard" style:family="paragraph">
      <style:paragraph-properties fo:text-align="justify"/>
    </style:style>
    <style:style style:name="T701" style:parent-style-name="Шрифтабзацузазамовчуванням" style:family="text">
      <style:text-properties fo:font-weight="bold" style:font-weight-asian="bold" style:font-weight-complex="bold"/>
    </style:style>
    <style:style style:name="T702" style:parent-style-name="Шрифтабзацузазамовчуванням" style:family="text">
      <style:text-properties fo:font-weight="bold" style:font-weight-asian="bold" style:font-weight-complex="bold"/>
    </style:style>
    <style:style style:name="P703" style:parent-style-name="Standard" style:family="paragraph">
      <style:paragraph-properties fo:text-align="justify"/>
    </style:style>
    <style:style style:name="T704" style:parent-style-name="Шрифтабзацузазамовчуванням" style:family="text">
      <style:text-properties fo:font-weight="bold" style:font-weight-asian="bold" style:font-weight-complex="bold"/>
    </style:style>
    <style:style style:name="P705" style:parent-style-name="Standard" style:family="paragraph">
      <style:paragraph-properties fo:text-align="justify"/>
    </style:style>
    <style:style style:name="T706" style:parent-style-name="Шрифтабзацузазамовчуванням" style:family="text">
      <style:text-properties fo:font-weight="bold" style:font-weight-asian="bold" style:font-weight-complex="bold"/>
    </style:style>
    <style:style style:name="T707" style:parent-style-name="Шрифтабзацузазамовчуванням" style:family="text">
      <style:text-properties fo:font-weight="bold" style:font-weight-asian="bold" style:font-weight-complex="bold"/>
    </style:style>
    <style:style style:name="T708" style:parent-style-name="Шрифтабзацузазамовчуванням" style:family="text">
      <style:text-properties fo:language="en" fo:country="US"/>
    </style:style>
    <style:style style:name="P709" style:parent-style-name="Standard" style:family="paragraph">
      <style:paragraph-properties fo:text-align="justify"/>
    </style:style>
    <style:style style:name="T710" style:parent-style-name="Шрифтабзацузазамовчуванням" style:family="text">
      <style:text-properties fo:font-weight="bold" style:font-weight-asian="bold" style:font-weight-complex="bold"/>
    </style:style>
    <style:style style:name="T7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12" style:parent-style-name="Шрифтабзацузазамовчуванням" style:family="text">
      <style:text-properties fo:language="en" fo:country="US"/>
    </style:style>
    <style:style style:name="T713" style:parent-style-name="Шрифтабзацузазамовчуванням" style:family="text">
      <style:text-properties fo:language="en" fo:country="US"/>
    </style:style>
    <style:style style:name="T714" style:parent-style-name="Шрифтабзацузазамовчуванням" style:family="text">
      <style:text-properties fo:language="en" fo:country="US"/>
    </style:style>
    <style:style style:name="P715" style:parent-style-name="Standard" style:family="paragraph">
      <style:paragraph-properties fo:text-align="justify"/>
    </style:style>
    <style:style style:name="T716" style:parent-style-name="Шрифтабзацузазамовчуванням" style:family="text">
      <style:text-properties fo:font-weight="bold" style:font-weight-asian="bold" style:font-weight-complex="bold"/>
    </style:style>
    <style:style style:name="P717" style:parent-style-name="Standard" style:family="paragraph">
      <style:paragraph-properties fo:text-align="justify"/>
    </style:style>
    <style:style style:name="P718" style:parent-style-name="Standard" style:family="paragraph">
      <style:paragraph-properties fo:text-align="justify"/>
    </style:style>
    <style:style style:name="P719" style:parent-style-name="Standard" style:family="paragraph">
      <style:paragraph-properties fo:text-align="justify"/>
    </style:style>
    <style:style style:name="T720" style:parent-style-name="Шрифтабзацузазамовчуванням" style:family="text">
      <style:text-properties fo:font-weight="bold" style:font-weight-asian="bold" style:font-weight-complex="bold"/>
    </style:style>
    <style:style style:name="T72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22" style:parent-style-name="Шрифтабзацузазамовчуванням" style:family="text">
      <style:text-properties fo:font-weight="bold" style:font-weight-asian="bold" style:font-weight-complex="bold"/>
    </style:style>
    <style:style style:name="P723" style:parent-style-name="Standard" style:family="paragraph">
      <style:paragraph-properties fo:text-align="justify"/>
    </style:style>
    <style:style style:name="T724" style:parent-style-name="Шрифтабзацузазамовчуванням" style:family="text">
      <style:text-properties fo:font-weight="bold" style:font-weight-asian="bold" style:font-weight-complex="bold"/>
    </style:style>
    <style:style style:name="P725" style:parent-style-name="Standard" style:family="paragraph">
      <style:paragraph-properties fo:text-align="justify"/>
    </style:style>
    <style:style style:name="T726" style:parent-style-name="Шрифтабзацузазамовчуванням" style:family="text">
      <style:text-properties fo:font-weight="bold" style:font-weight-asian="bold" style:font-weight-complex="bold"/>
    </style:style>
    <style:style style:name="T72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28" style:parent-style-name="Шрифтабзацузазамовчуванням" style:family="text">
      <style:text-properties fo:language="en" fo:country="US"/>
    </style:style>
    <style:style style:name="P729" style:parent-style-name="Standard" style:family="paragraph">
      <style:paragraph-properties fo:text-align="justify"/>
    </style:style>
    <style:style style:name="T730" style:parent-style-name="Шрифтабзацузазамовчуванням" style:family="text">
      <style:text-properties fo:language="en" fo:country="US"/>
    </style:style>
    <style:style style:name="T73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32" style:parent-style-name="Шрифтабзацузазамовчуванням" style:family="text">
      <style:text-properties fo:language="en" fo:country="US"/>
    </style:style>
    <style:style style:name="T733" style:parent-style-name="Шрифтабзацузазамовчуванням" style:family="text">
      <style:text-properties fo:language="en" fo:country="US"/>
    </style:style>
    <style:style style:name="T734" style:parent-style-name="Шрифтабзацузазамовчуванням" style:family="text">
      <style:text-properties fo:language="en" fo:country="US"/>
    </style:style>
    <style:style style:name="P735" style:parent-style-name="Standard" style:family="paragraph">
      <style:paragraph-properties fo:text-align="justify"/>
    </style:style>
    <style:style style:name="T736" style:parent-style-name="Шрифтабзацузазамовчуванням" style:family="text">
      <style:text-properties fo:font-weight="bold" style:font-weight-asian="bold" style:font-weight-complex="bold"/>
    </style:style>
    <style:style style:name="T73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38" style:parent-style-name="Шрифтабзацузазамовчуванням" style:family="text">
      <style:text-properties fo:font-weight="bold" style:font-weight-asian="bold" style:font-weight-complex="bold"/>
    </style:style>
    <style:style style:name="P739" style:parent-style-name="Standard" style:family="paragraph">
      <style:paragraph-properties fo:text-align="justify"/>
    </style:style>
    <style:style style:name="P74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41" style:parent-style-name="Standard" style:family="paragraph">
      <style:paragraph-properties fo:text-align="justify"/>
    </style:style>
    <style:style style:name="T742" style:parent-style-name="Шрифтабзацузазамовчуванням" style:family="text">
      <style:text-properties fo:font-weight="bold" style:font-weight-asian="bold" style:font-weight-complex="bold"/>
    </style:style>
    <style:style style:name="P743" style:parent-style-name="Standard" style:family="paragraph">
      <style:paragraph-properties fo:text-align="justify"/>
    </style:style>
    <style:style style:name="T744" style:parent-style-name="Шрифтабзацузазамовчуванням" style:family="text">
      <style:text-properties fo:font-weight="bold" style:font-weight-asian="bold" style:font-weight-complex="bold"/>
    </style:style>
    <style:style style:name="T74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46" style:parent-style-name="Шрифтабзацузазамовчуванням" style:family="text">
      <style:text-properties fo:font-weight="bold" style:font-weight-asian="bold" style:font-weight-complex="bold"/>
    </style:style>
    <style:style style:name="P747" style:parent-style-name="Standard" style:family="paragraph">
      <style:paragraph-properties fo:text-align="justify"/>
    </style:style>
    <style:style style:name="T748" style:parent-style-name="Шрифтабзацузазамовчуванням" style:family="text">
      <style:text-properties fo:font-weight="bold" style:font-weight-asian="bold" style:font-weight-complex="bold"/>
    </style:style>
    <style:style style:name="T7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50" style:parent-style-name="Шрифтабзацузазамовчуванням" style:family="text">
      <style:text-properties fo:font-weight="bold" style:font-weight-asian="bold" style:font-weight-complex="bold"/>
    </style:style>
    <style:style style:name="P751" style:parent-style-name="Standard" style:family="paragraph">
      <style:paragraph-properties fo:text-align="justify"/>
    </style:style>
    <style:style style:name="T752" style:parent-style-name="Шрифтабзацузазамовчуванням" style:family="text">
      <style:text-properties fo:font-weight="bold" style:font-weight-asian="bold" style:font-weight-complex="bold"/>
    </style:style>
    <style:style style:name="P753" style:parent-style-name="Standard" style:family="paragraph">
      <style:paragraph-properties fo:text-align="justify"/>
    </style:style>
    <style:style style:name="T754" style:parent-style-name="Шрифтабзацузазамовчуванням" style:family="text">
      <style:text-properties fo:font-weight="bold" style:font-weight-asian="bold" style:font-weight-complex="bold"/>
    </style:style>
    <style:style style:name="P755" style:parent-style-name="Standard" style:family="paragraph">
      <style:paragraph-properties fo:text-align="justify"/>
    </style:style>
    <style:style style:name="T756" style:parent-style-name="Шрифтабзацузазамовчуванням" style:family="text">
      <style:text-properties fo:font-weight="bold" style:font-weight-asian="bold" style:font-weight-complex="bold"/>
    </style:style>
    <style:style style:name="P757" style:parent-style-name="Standard" style:family="paragraph">
      <style:paragraph-properties fo:text-align="justify"/>
    </style:style>
    <style:style style:name="T758" style:parent-style-name="Шрифтабзацузазамовчуванням" style:family="text">
      <style:text-properties fo:font-weight="bold" style:font-weight-asian="bold" style:font-weight-complex="bold"/>
    </style:style>
    <style:style style:name="P759" style:parent-style-name="Standard" style:family="paragraph">
      <style:paragraph-properties fo:text-align="justify"/>
    </style:style>
    <style:style style:name="T760" style:parent-style-name="Шрифтабзацузазамовчуванням" style:family="text">
      <style:text-properties fo:font-weight="bold" style:font-weight-asian="bold" style:font-weight-complex="bold"/>
    </style:style>
    <style:style style:name="P761" style:parent-style-name="Standard" style:family="paragraph">
      <style:paragraph-properties fo:text-align="justify"/>
    </style:style>
    <style:style style:name="P762" style:parent-style-name="Standard" style:family="paragraph">
      <style:paragraph-properties fo:text-align="justify"/>
    </style:style>
    <style:style style:name="P763" style:parent-style-name="Standard" style:family="paragraph">
      <style:paragraph-properties fo:text-align="justify"/>
    </style:style>
    <style:style style:name="T764" style:parent-style-name="Шрифтабзацузазамовчуванням" style:family="text">
      <style:text-properties fo:font-weight="bold" style:font-weight-asian="bold" style:font-weight-complex="bold"/>
    </style:style>
    <style:style style:name="P765" style:parent-style-name="Standard" style:family="paragraph">
      <style:paragraph-properties fo:text-align="justify"/>
    </style:style>
    <style:style style:name="T766" style:parent-style-name="Шрифтабзацузазамовчуванням" style:family="text">
      <style:text-properties fo:font-weight="bold" style:font-weight-asian="bold" style:font-weight-complex="bold"/>
    </style:style>
    <style:style style:name="T76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68" style:parent-style-name="Шрифтабзацузазамовчуванням" style:family="text">
      <style:text-properties fo:font-weight="bold" style:font-weight-asian="bold" style:font-weight-complex="bold"/>
    </style:style>
    <style:style style:name="T76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70" style:parent-style-name="Шрифтабзацузазамовчуванням" style:family="text">
      <style:text-properties fo:font-weight="bold" style:font-weight-asian="bold" style:font-weight-complex="bold"/>
    </style:style>
    <style:style style:name="T771" style:parent-style-name="Шрифтабзацузазамовчуванням" style:family="text">
      <style:text-properties fo:language="en" fo:country="US"/>
    </style:style>
    <style:style style:name="T772" style:parent-style-name="Шрифтабзацузазамовчуванням" style:family="text">
      <style:text-properties fo:language="en" fo:country="US"/>
    </style:style>
    <style:style style:name="P773" style:parent-style-name="Standard" style:family="paragraph">
      <style:paragraph-properties fo:text-align="justify"/>
    </style:style>
    <style:style style:name="T774" style:parent-style-name="Шрифтабзацузазамовчуванням" style:family="text">
      <style:text-properties fo:language="en" fo:country="US"/>
    </style:style>
    <style:style style:name="T77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76" style:parent-style-name="Шрифтабзацузазамовчуванням" style:family="text">
      <style:text-properties fo:language="en" fo:country="US"/>
    </style:style>
    <style:style style:name="T777" style:parent-style-name="Шрифтабзацузазамовчуванням" style:family="text">
      <style:text-properties fo:language="en" fo:country="US"/>
    </style:style>
    <style:style style:name="P778" style:parent-style-name="Standard" style:family="paragraph">
      <style:paragraph-properties fo:text-align="justify"/>
    </style:style>
    <style:style style:name="T779" style:parent-style-name="Шрифтабзацузазамовчуванням" style:family="text">
      <style:text-properties fo:language="en" fo:country="US"/>
    </style:style>
    <style:style style:name="T78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81" style:parent-style-name="Шрифтабзацузазамовчуванням" style:family="text">
      <style:text-properties fo:language="en" fo:country="US"/>
    </style:style>
    <style:style style:name="P782" style:parent-style-name="Standard" style:family="paragraph">
      <style:paragraph-properties fo:text-align="justify"/>
    </style:style>
    <style:style style:name="P783" style:parent-style-name="Standard" style:family="paragraph">
      <style:paragraph-properties fo:text-align="justify"/>
    </style:style>
    <style:style style:name="P784" style:parent-style-name="Standard" style:family="paragraph">
      <style:paragraph-properties fo:text-align="justify"/>
    </style:style>
    <style:style style:name="T785" style:parent-style-name="Шрифтабзацузазамовчуванням" style:family="text">
      <style:text-properties fo:font-weight="bold" style:font-weight-asian="bold" style:font-weight-complex="bold"/>
    </style:style>
    <style:style style:name="T78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87" style:parent-style-name="Шрифтабзацузазамовчуванням" style:family="text">
      <style:text-properties fo:font-weight="bold" style:font-weight-asian="bold" style:font-weight-complex="bold"/>
    </style:style>
    <style:style style:name="P788" style:parent-style-name="Standard" style:family="paragraph">
      <style:paragraph-properties fo:text-align="justify"/>
    </style:style>
    <style:style style:name="T789" style:parent-style-name="Шрифтабзацузазамовчуванням" style:family="text">
      <style:text-properties fo:font-weight="bold" style:font-weight-asian="bold" style:font-weight-complex="bold"/>
    </style:style>
    <style:style style:name="P790" style:parent-style-name="Standard" style:family="paragraph">
      <style:paragraph-properties fo:text-align="justify"/>
    </style:style>
    <style:style style:name="T791" style:parent-style-name="Шрифтабзацузазамовчуванням" style:family="text">
      <style:text-properties fo:font-weight="bold" style:font-weight-asian="bold" style:font-weight-complex="bold"/>
    </style:style>
    <style:style style:name="T792" style:parent-style-name="Шрифтабзацузазамовчуванням" style:family="text">
      <style:text-properties fo:font-weight="bold" style:font-weight-asian="bold" style:font-weight-complex="bold"/>
    </style:style>
    <style:style style:name="P793" style:parent-style-name="Standard" style:family="paragraph">
      <style:paragraph-properties fo:text-align="justify"/>
    </style:style>
    <style:style style:name="T794" style:parent-style-name="Шрифтабзацузазамовчуванням" style:family="text">
      <style:text-properties fo:font-weight="bold" style:font-weight-asian="bold" style:font-weight-complex="bold"/>
    </style:style>
    <style:style style:name="T79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96" style:parent-style-name="Шрифтабзацузазамовчуванням" style:family="text">
      <style:text-properties fo:language="en" fo:country="US"/>
    </style:style>
    <style:style style:name="P797" style:parent-style-name="Standard" style:family="paragraph">
      <style:paragraph-properties fo:text-align="justify"/>
    </style:style>
    <style:style style:name="T798" style:parent-style-name="Шрифтабзацузазамовчуванням" style:family="text">
      <style:text-properties fo:font-weight="bold" style:font-weight-asian="bold" style:font-weight-complex="bold"/>
    </style:style>
    <style:style style:name="P799" style:parent-style-name="Standard" style:family="paragraph">
      <style:paragraph-properties fo:text-align="justify"/>
    </style:style>
    <style:style style:name="T800" style:parent-style-name="Шрифтабзацузазамовчуванням" style:family="text">
      <style:text-properties fo:font-weight="bold" style:font-weight-asian="bold" style:font-weight-complex="bold"/>
    </style:style>
    <style:style style:name="P801" style:parent-style-name="Standard" style:family="paragraph">
      <style:paragraph-properties fo:text-align="justify"/>
    </style:style>
    <style:style style:name="T802" style:parent-style-name="Шрифтабзацузазамовчуванням" style:family="text">
      <style:text-properties fo:font-weight="bold" style:font-weight-asian="bold" style:font-weight-complex="bold"/>
    </style:style>
    <style:style style:name="P803" style:parent-style-name="Standard" style:family="paragraph">
      <style:paragraph-properties fo:text-align="justify"/>
    </style:style>
    <style:style style:name="T804" style:parent-style-name="Шрифтабзацузазамовчуванням" style:family="text">
      <style:text-properties fo:font-weight="bold" style:font-weight-asian="bold" style:font-weight-complex="bold"/>
    </style:style>
    <style:style style:name="P805" style:parent-style-name="Standard" style:family="paragraph">
      <style:paragraph-properties fo:text-align="justify"/>
    </style:style>
    <style:style style:name="T806" style:parent-style-name="Шрифтабзацузазамовчуванням" style:family="text">
      <style:text-properties fo:font-weight="bold" style:font-weight-asian="bold" style:font-weight-complex="bold"/>
    </style:style>
    <style:style style:name="T80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08" style:parent-style-name="Шрифтабзацузазамовчуванням" style:family="text">
      <style:text-properties fo:font-weight="bold" style:font-weight-asian="bold" style:font-weight-complex="bold"/>
    </style:style>
    <style:style style:name="P809" style:parent-style-name="Standard" style:family="paragraph">
      <style:paragraph-properties fo:text-align="justify"/>
    </style:style>
    <style:style style:name="P810" style:parent-style-name="Standard" style:family="paragraph">
      <style:paragraph-properties fo:text-align="justify"/>
    </style:style>
    <style:style style:name="P811" style:parent-style-name="Standard" style:family="paragraph">
      <style:paragraph-properties fo:text-align="justify"/>
    </style:style>
    <style:style style:name="T812" style:parent-style-name="Шрифтабзацузазамовчуванням" style:family="text">
      <style:text-properties fo:font-weight="bold" style:font-weight-asian="bold" style:font-weight-complex="bold"/>
    </style:style>
    <style:style style:name="T81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14" style:parent-style-name="Шрифтабзацузазамовчуванням" style:family="text">
      <style:text-properties fo:font-weight="bold" style:font-weight-asian="bold" style:font-weight-complex="bold"/>
    </style:style>
    <style:style style:name="T81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16" style:parent-style-name="Standard" style:family="paragraph">
      <style:paragraph-properties fo:text-align="justify"/>
    </style:style>
    <style:style style:name="T817" style:parent-style-name="Шрифтабзацузазамовчуванням" style:family="text">
      <style:text-properties fo:font-weight="bold" style:font-weight-asian="bold" style:font-weight-complex="bold"/>
    </style:style>
    <style:style style:name="P818" style:parent-style-name="Standard" style:family="paragraph">
      <style:paragraph-properties fo:text-align="justify"/>
    </style:style>
    <style:style style:name="T81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20" style:parent-style-name="Шрифтабзацузазамовчуванням" style:family="text">
      <style:text-properties fo:language="en" fo:country="US"/>
    </style:style>
    <style:style style:name="T821" style:parent-style-name="Шрифтабзацузазамовчуванням" style:family="text">
      <style:text-properties fo:language="en" fo:country="US"/>
    </style:style>
    <style:style style:name="P822" style:parent-style-name="Standard" style:family="paragraph">
      <style:paragraph-properties fo:text-align="justify"/>
    </style:style>
    <style:style style:name="T823" style:parent-style-name="Шрифтабзацузазамовчуванням" style:family="text">
      <style:text-properties fo:font-weight="bold" style:font-weight-asian="bold" style:font-weight-complex="bold"/>
    </style:style>
    <style:style style:name="T82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25" style:parent-style-name="Шрифтабзацузазамовчуванням" style:family="text">
      <style:text-properties fo:font-weight="bold" style:font-weight-asian="bold" style:font-weight-complex="bold"/>
    </style:style>
    <style:style style:name="P826" style:parent-style-name="Standard" style:family="paragraph">
      <style:paragraph-properties fo:text-align="justify"/>
    </style:style>
    <style:style style:name="P827" style:parent-style-name="Standard" style:family="paragraph">
      <style:paragraph-properties fo:text-align="justify"/>
    </style:style>
    <style:style style:name="P828" style:parent-style-name="Standard" style:family="paragraph">
      <style:paragraph-properties fo:text-align="justify"/>
    </style:style>
    <style:style style:name="T829" style:parent-style-name="Шрифтабзацузазамовчуванням" style:family="text">
      <style:text-properties fo:font-weight="bold" style:font-weight-asian="bold" style:font-weight-complex="bold"/>
    </style:style>
    <style:style style:name="T83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31" style:parent-style-name="Шрифтабзацузазамовчуванням" style:family="text">
      <style:text-properties fo:font-weight="bold" style:font-weight-asian="bold" style:font-weight-complex="bold"/>
    </style:style>
    <style:style style:name="T83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33" style:parent-style-name="Standard" style:family="paragraph">
      <style:paragraph-properties fo:text-align="justify"/>
    </style:style>
    <style:style style:name="T834" style:parent-style-name="Шрифтабзацузазамовчуванням" style:family="text">
      <style:text-properties fo:font-weight="bold" style:font-weight-asian="bold" style:font-weight-complex="bold"/>
    </style:style>
    <style:style style:name="P835" style:parent-style-name="Standard" style:family="paragraph">
      <style:paragraph-properties fo:text-align="justify"/>
    </style:style>
    <style:style style:name="T836" style:parent-style-name="Шрифтабзацузазамовчуванням" style:family="text">
      <style:text-properties fo:language="en" fo:country="US"/>
    </style:style>
    <style:style style:name="T83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38" style:parent-style-name="Standard" style:family="paragraph">
      <style:paragraph-properties fo:text-align="justify"/>
    </style:style>
    <style:style style:name="T839" style:parent-style-name="Шрифтабзацузазамовчуванням" style:family="text">
      <style:text-properties fo:font-weight="bold" style:font-weight-asian="bold" style:font-weight-complex="bold"/>
    </style:style>
    <style:style style:name="T840" style:parent-style-name="Шрифтабзацузазамовчуванням" style:family="text">
      <style:text-properties fo:font-weight="bold" style:font-weight-asian="bold" style:font-weight-complex="bold"/>
    </style:style>
    <style:style style:name="P841" style:parent-style-name="Standard" style:family="paragraph">
      <style:paragraph-properties fo:text-align="justify"/>
    </style:style>
    <style:style style:name="T842" style:parent-style-name="Шрифтабзацузазамовчуванням" style:family="text">
      <style:text-properties fo:font-weight="bold" style:font-weight-asian="bold" style:font-weight-complex="bold"/>
    </style:style>
    <style:style style:name="P843" style:parent-style-name="Standard" style:family="paragraph">
      <style:paragraph-properties fo:text-align="justify"/>
    </style:style>
    <style:style style:name="P84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45" style:parent-style-name="Standard" style:family="paragraph">
      <style:paragraph-properties fo:text-align="justify"/>
    </style:style>
    <style:style style:name="T84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47" style:parent-style-name="Standard" style:family="paragraph">
      <style:paragraph-properties fo:text-align="justify"/>
    </style:style>
    <style:style style:name="T848" style:parent-style-name="Шрифтабзацузазамовчуванням" style:family="text">
      <style:text-properties fo:language="en" fo:country="US"/>
    </style:style>
    <style:style style:name="T84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50" style:parent-style-name="Standard" style:family="paragraph">
      <style:paragraph-properties fo:text-align="justify"/>
    </style:style>
    <style:style style:name="T851" style:parent-style-name="Шрифтабзацузазамовчуванням" style:family="text">
      <style:text-properties fo:language="en" fo:country="US"/>
    </style:style>
    <style:style style:name="T85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53" style:parent-style-name="Standard" style:family="paragraph">
      <style:paragraph-properties fo:text-align="justify"/>
    </style:style>
    <style:style style:name="T854" style:parent-style-name="Шрифтабзацузазамовчуванням" style:family="text">
      <style:text-properties fo:font-weight="bold" style:font-weight-asian="bold" style:font-weight-complex="bold"/>
    </style:style>
    <style:style style:name="T855" style:parent-style-name="Шрифтабзацузазамовчуванням" style:family="text">
      <style:text-properties fo:language="en" fo:country="US"/>
    </style:style>
    <style:style style:name="P856" style:parent-style-name="Standard" style:family="paragraph">
      <style:paragraph-properties fo:text-align="justify"/>
    </style:style>
    <style:style style:name="T85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58" style:parent-style-name="Шрифтабзацузазамовчуванням" style:family="text">
      <style:text-properties fo:language="en" fo:country="US"/>
    </style:style>
    <style:style style:name="T859" style:parent-style-name="Шрифтабзацузазамовчуванням" style:family="text">
      <style:text-properties fo:language="en" fo:country="US"/>
    </style:style>
    <style:style style:name="P860" style:parent-style-name="Standard" style:family="paragraph">
      <style:paragraph-properties fo:text-align="justify"/>
    </style:style>
    <style:style style:name="T861" style:parent-style-name="Шрифтабзацузазамовчуванням" style:family="text">
      <style:text-properties fo:language="en" fo:country="US"/>
    </style:style>
    <style:style style:name="T86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6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6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65" style:parent-style-name="Standard" style:family="paragraph">
      <style:paragraph-properties fo:text-align="justify"/>
    </style:style>
    <style:style style:name="T866" style:parent-style-name="Шрифтабзацузазамовчуванням" style:family="text">
      <style:text-properties fo:font-weight="bold" style:font-weight-asian="bold" style:font-weight-complex="bold"/>
    </style:style>
    <style:style style:name="P867" style:parent-style-name="Standard" style:family="paragraph">
      <style:paragraph-properties fo:text-align="justify"/>
    </style:style>
    <style:style style:name="T868" style:parent-style-name="Шрифтабзацузазамовчуванням" style:family="text">
      <style:text-properties fo:font-weight="bold" style:font-weight-asian="bold" style:font-weight-complex="bold"/>
    </style:style>
    <style:style style:name="T869" style:parent-style-name="Шрифтабзацузазамовчуванням" style:family="text">
      <style:text-properties fo:font-weight="bold" style:font-weight-asian="bold" style:font-weight-complex="bold"/>
    </style:style>
    <style:style style:name="T870" style:parent-style-name="Шрифтабзацузазамовчуванням" style:family="text">
      <style:text-properties fo:language="en" fo:country="US"/>
    </style:style>
    <style:style style:name="T871" style:parent-style-name="Шрифтабзацузазамовчуванням" style:family="text">
      <style:text-properties fo:language="en" fo:country="US"/>
    </style:style>
    <style:style style:name="T872" style:parent-style-name="Шрифтабзацузазамовчуванням" style:family="text">
      <style:text-properties fo:language="en" fo:country="US"/>
    </style:style>
    <style:style style:name="P873" style:parent-style-name="Standard" style:family="paragraph">
      <style:paragraph-properties fo:text-align="justify"/>
    </style:style>
    <style:style style:name="T874" style:parent-style-name="Шрифтабзацузазамовчуванням" style:family="text">
      <style:text-properties fo:font-weight="bold" style:font-weight-asian="bold" style:font-weight-complex="bold"/>
    </style:style>
    <style:style style:name="P87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76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877" style:parent-style-name="Standard" style:family="paragraph">
      <style:paragraph-properties fo:text-align="justify"/>
    </style:style>
    <style:style style:name="T878" style:parent-style-name="Шрифтабзацузазамовчуванням" style:family="text">
      <style:text-properties fo:font-weight="bold" style:font-weight-asian="bold" style:font-weight-complex="bold"/>
    </style:style>
    <style:style style:name="P879" style:parent-style-name="Standard" style:family="paragraph">
      <style:paragraph-properties fo:text-align="justify"/>
    </style:style>
    <style:style style:name="T88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81" style:parent-style-name="Шрифтабзацузазамовчуванням" style:family="text">
      <style:text-properties fo:language="en" fo:country="US"/>
    </style:style>
    <style:style style:name="T882" style:parent-style-name="Шрифтабзацузазамовчуванням" style:family="text">
      <style:text-properties fo:language="en" fo:country="US"/>
    </style:style>
    <style:style style:name="P883" style:parent-style-name="Standard" style:family="paragraph">
      <style:paragraph-properties fo:text-align="justify"/>
    </style:style>
    <style:style style:name="T884" style:parent-style-name="Шрифтабзацузазамовчуванням" style:family="text">
      <style:text-properties fo:font-weight="bold" style:font-weight-asian="bold" style:font-weight-complex="bold"/>
    </style:style>
    <style:style style:name="T88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886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887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888" style:parent-style-name="Standard" style:family="paragraph">
      <style:paragraph-properties fo:text-align="justify"/>
    </style:style>
    <style:style style:name="T889" style:parent-style-name="Шрифтабзацузазамовчуванням" style:family="text">
      <style:text-properties fo:font-weight="bold" style:font-weight-asian="bold" style:font-weight-complex="bold"/>
    </style:style>
    <style:style style:name="P890" style:parent-style-name="Standard" style:family="paragraph">
      <style:paragraph-properties fo:text-align="justify"/>
    </style:style>
    <style:style style:name="T891" style:parent-style-name="Шрифтабзацузазамовчуванням" style:family="text">
      <style:text-properties fo:font-weight="bold" style:font-weight-asian="bold" style:font-weight-complex="bold"/>
    </style:style>
    <style:style style:name="P892" style:parent-style-name="Standard" style:family="paragraph">
      <style:paragraph-properties fo:text-align="justify"/>
    </style:style>
    <style:style style:name="T893" style:parent-style-name="Шрифтабзацузазамовчуванням" style:family="text">
      <style:text-properties fo:font-weight="bold" style:font-weight-asian="bold" style:font-weight-complex="bold"/>
    </style:style>
    <style:style style:name="P894" style:parent-style-name="Standard" style:family="paragraph">
      <style:paragraph-properties fo:text-align="justify"/>
    </style:style>
    <style:style style:name="P895" style:parent-style-name="Standard" style:family="paragraph">
      <style:paragraph-properties fo:text-align="justify"/>
    </style:style>
    <style:style style:name="T896" style:parent-style-name="Шрифтабзацузазамовчуванням" style:family="text">
      <style:text-properties fo:language="en" fo:country="US"/>
    </style:style>
    <style:style style:name="P897" style:parent-style-name="Standard" style:family="paragraph">
      <style:paragraph-properties fo:text-align="justify"/>
    </style:style>
    <style:style style:name="T898" style:parent-style-name="Шрифтабзацузазамовчуванням" style:family="text">
      <style:text-properties fo:language="en" fo:country="US"/>
    </style:style>
    <style:style style:name="P899" style:parent-style-name="Standard" style:family="paragraph">
      <style:paragraph-properties fo:text-align="justify"/>
    </style:style>
    <style:style style:name="T900" style:parent-style-name="Шрифтабзацузазамовчуванням" style:family="text">
      <style:text-properties fo:language="en" fo:country="US"/>
    </style:style>
    <style:style style:name="P901" style:parent-style-name="Standard" style:family="paragraph">
      <style:paragraph-properties fo:text-align="justify"/>
    </style:style>
    <style:style style:name="T902" style:parent-style-name="Шрифтабзацузазамовчуванням" style:family="text">
      <style:text-properties fo:font-weight="bold" style:font-weight-asian="bold" style:font-weight-complex="bold"/>
    </style:style>
    <style:style style:name="T90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04" style:parent-style-name="Шрифтабзацузазамовчуванням" style:family="text">
      <style:text-properties fo:font-weight="bold" style:font-weight-asian="bold" style:font-weight-complex="bold"/>
    </style:style>
    <style:style style:name="P905" style:parent-style-name="Standard" style:family="paragraph">
      <style:paragraph-properties fo:text-align="justify"/>
    </style:style>
    <style:style style:name="T906" style:parent-style-name="Шрифтабзацузазамовчуванням" style:family="text">
      <style:text-properties fo:font-weight="bold" style:font-weight-asian="bold" style:font-weight-complex="bold"/>
    </style:style>
    <style:style style:name="T90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08" style:parent-style-name="Шрифтабзацузазамовчуванням" style:family="text">
      <style:text-properties fo:language="en" fo:country="US"/>
    </style:style>
    <style:style style:name="P909" style:parent-style-name="Standard" style:family="paragraph">
      <style:paragraph-properties fo:text-align="justify"/>
    </style:style>
    <style:style style:name="T910" style:parent-style-name="Шрифтабзацузазамовчуванням" style:family="text">
      <style:text-properties fo:font-weight="bold" style:font-weight-asian="bold" style:font-weight-complex="bold"/>
    </style:style>
    <style:style style:name="T9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12" style:parent-style-name="Шрифтабзацузазамовчуванням" style:family="text">
      <style:text-properties fo:font-weight="bold" style:font-weight-asian="bold" style:font-weight-complex="bold"/>
    </style:style>
    <style:style style:name="P913" style:parent-style-name="Standard" style:family="paragraph">
      <style:paragraph-properties fo:text-align="justify"/>
    </style:style>
    <style:style style:name="T914" style:parent-style-name="Шрифтабзацузазамовчуванням" style:family="text">
      <style:text-properties fo:font-weight="bold" style:font-weight-asian="bold" style:font-weight-complex="bold"/>
    </style:style>
    <style:style style:name="P915" style:parent-style-name="Standard" style:family="paragraph">
      <style:paragraph-properties fo:text-align="justify"/>
    </style:style>
    <style:style style:name="T91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17" style:parent-style-name="Шрифтабзацузазамовчуванням" style:family="text">
      <style:text-properties fo:language="en" fo:country="US"/>
    </style:style>
    <style:style style:name="T918" style:parent-style-name="Шрифтабзацузазамовчуванням" style:family="text">
      <style:text-properties fo:language="en" fo:country="US"/>
    </style:style>
    <style:style style:name="P919" style:parent-style-name="Standard" style:family="paragraph">
      <style:paragraph-properties fo:text-align="justify"/>
    </style:style>
    <style:style style:name="T920" style:parent-style-name="Шрифтабзацузазамовчуванням" style:family="text">
      <style:text-properties fo:language="en" fo:country="US"/>
    </style:style>
    <style:style style:name="T92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922" style:parent-style-name="Standard" style:family="paragraph">
      <style:paragraph-properties fo:text-align="justify"/>
      <style:text-properties fo:language="en" fo:country="US"/>
    </style:style>
    <style:style style:name="P923" style:parent-style-name="Standard" style:family="paragraph">
      <style:paragraph-properties fo:text-align="justify"/>
    </style:style>
    <style:style style:name="P924" style:parent-style-name="Standard" style:family="paragraph">
      <style:paragraph-properties fo:text-align="justify"/>
    </style:style>
    <style:style style:name="T925" style:parent-style-name="Шрифтабзацузазамовчуванням" style:family="text">
      <style:text-properties fo:font-weight="bold" style:font-weight-asian="bold" style:font-weight-complex="bold"/>
    </style:style>
    <style:style style:name="T926" style:parent-style-name="Шрифтабзацузазамовчуванням" style:family="text">
      <style:text-properties fo:language="en" fo:country="US"/>
    </style:style>
    <style:style style:name="P927" style:parent-style-name="Standard" style:family="paragraph">
      <style:paragraph-properties fo:text-align="justify"/>
    </style:style>
    <style:style style:name="T928" style:parent-style-name="Шрифтабзацузазамовчуванням" style:family="text">
      <style:text-properties fo:font-weight="bold" style:font-weight-asian="bold" style:font-weight-complex="bold"/>
    </style:style>
    <style:style style:name="T929" style:parent-style-name="Шрифтабзацузазамовчуванням" style:family="text">
      <style:text-properties fo:language="en" fo:country="US"/>
    </style:style>
    <style:style style:name="P930" style:parent-style-name="Standard" style:family="paragraph">
      <style:paragraph-properties fo:text-align="justify"/>
    </style:style>
    <style:style style:name="T931" style:parent-style-name="Шрифтабзацузазамовчуванням" style:family="text">
      <style:text-properties fo:font-weight="bold" style:font-weight-asian="bold" style:font-weight-complex="bold"/>
    </style:style>
    <style:style style:name="P932" style:parent-style-name="Standard" style:family="paragraph">
      <style:paragraph-properties fo:text-align="justify"/>
    </style:style>
    <style:style style:name="T933" style:parent-style-name="Шрифтабзацузазамовчуванням" style:family="text">
      <style:text-properties fo:language="en" fo:country="US"/>
    </style:style>
    <style:style style:name="T93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35" style:parent-style-name="Шрифтабзацузазамовчуванням" style:family="text">
      <style:text-properties fo:language="en" fo:country="US"/>
    </style:style>
    <style:style style:name="P936" style:parent-style-name="Standard" style:family="paragraph">
      <style:paragraph-properties fo:text-align="justify"/>
    </style:style>
    <style:style style:name="T937" style:parent-style-name="Шрифтабзацузазамовчуванням" style:family="text">
      <style:text-properties fo:font-weight="bold" style:font-weight-asian="bold" style:font-weight-complex="bold"/>
    </style:style>
    <style:style style:name="T938" style:parent-style-name="Шрифтабзацузазамовчуванням" style:family="text">
      <style:text-properties fo:font-weight="bold" style:font-weight-asian="bold" style:font-weight-complex="bold"/>
    </style:style>
    <style:style style:name="P939" style:parent-style-name="Standard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Рушій<text:s/></text:span><text:span text:style-name="T3">Kobzar</text:span></text:p>
      <text:p text:style-name="P4"/>
      <text:p text:style-name="P5"><text:span text:style-name="T6"><text:tab/></text:span>Рушій надає можливість в ра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яка<text:s/>передає в застосунок вказівник на свій клас через віртуальний інтерфейс<text:s/><text:span text:style-name="T7">KE_INTERFACE.<text:s/></text:span>Інтерфейс побудовано таким чином, щоб бібліотеку рушія можна було використовувати в проектах створених на базі різних мов програмування.</text:p>
      <text:p text:style-name="P8"><text:tab/>Елементи Розповіді пов’язані через номери діалогів. Основою діалогу є текстова Сцена, до якої прив’язані Відповіді гравця<text:s/><text:span text:style-name="T9">т</text:span>а Скрипти. У кожної Відповіді та Скрипту є номер наступного діалогу, який активується після активації відповідного елементу. Таким чином відбувається розвиток Розповіді.</text:p>
      <text:p text:style-name="P10"><text:tab/></text:p>
      <text:p text:style-name="P11"><text:tab/>Важливо: номер діалогу це не те саме, що<text:s/><text:span text:style-name="T12">ID<text:s/></text:span>елемента. Ідентифікатор елемента є унікальним, а однаковий номер діалогу можуть мати декілька елементів.</text:p>
      <text:p text:style-name="P13"/>
      <text:p text:style-name="P14"/>
      <text:p text:style-name="P15">Перелік функцій рушія</text:p>
      <text:p text:style-name="P16"/>
      <text:p text:style-name="P17"/>
      <text:p text:style-name="P18">Для створення Розповідей</text:p>
      <text:p text:style-name="P19"/>
      <text:p text:style-name="P20"><text:span text:style-name="T21"><text:tab/>const wchar_t* GetVersion()</text:span><text:s/><text:span text:style-name="T22">–<text:s/></text:span>повертає номер поточної версії рушія.</text:p>
      <text:p text:style-name="P23"><text:tab/><text:span text:style-name="T24">const wchar_t*<text:s/></text:span><text:span text:style-name="T25">GetLastError</text:span><text:span text:style-name="T26">()</text:span><text:s/><text:span text:style-name="T27">–<text:s/></text:span>повертає текстовий опис поточної помилки.</text:p>
      <text:p text:style-name="P28"><text:tab/><text:span text:style-name="T29">int CreateStory(const wchar_t *story_file)</text:span><text:span text:style-name="T30"><text:s/>–<text:s/></text:span>створює нову розповідь і зберігає її у файл. Ім’я файлу зберігається для подальшого збереження змін в Розповіді. Повертає 0 у разі помилки.</text:p>
      <text:p text:style-name="P31"><text:tab/><text:span text:style-name="T32">int LoadStory(const wchar_t *story_file)</text:span><text:span text:style-name="T33"><text:s/>–</text:span><text:s/>завантажує розповідь з файлу. Повертає 0 у разі помилки.</text:p>
      <text:p text:style-name="P34"><text:tab/><text:span text:style-name="T35">i</text:span><text:span text:style-name="T36">nt SaveStory()</text:span><text:span text:style-name="T37"><text:s/>–</text:span><text:s/>зберігає Розповідь у поточний файл. Повертає 0 у разі помилки. Зберігати можна або у форматі<text:s/><text:span text:style-name="T38">XML,<text:s/></text:span>або<text:s/>внутрішньому форматі<text:s/><text:span text:style-name="T39">SCS,<text:s/></text:span>який використовує утиліта візуального редактора Розповідей<text:s/><text:span text:style-name="T40">Story Creator.<text:s/></text:span>У разі використання формату<text:s/><text:span text:style-name="T41">XML,<text:s/></text:span><text:span text:style-name="T42">елементи Р</text:span>озповіді, що не прив’язані до жодної Сцени, не будуть збережені у файл.</text:p>
      <text:p text:style-name="P43"><text:tab/><text:span text:style-name="T44">void CloseStory()</text:span><text:span text:style-name="T45"><text:s/>–<text:s/></text:span>закриває Розповідь.</text:p>
      <text:p text:style-name="P46"><text:tab/><text:span text:style-name="T47">void ClearStory()</text:span><text:span text:style-name="T48"><text:s/>–<text:s/></text:span>очищає Розповідь, видаляючи всі елементи.</text:p>
      <text:p text:style-name="P49"><text:tab/><text:span text:style-name="T50">int AddScene()</text:span><text:span text:style-name="T51"><text:s/>–<text:s/></text:span>додає нову текстову Сцену, повертає ідентифікатор елемента, або 0 у разі помилки.</text:p>
      <text:p text:style-name="P52"><text:tab/><text:span text:style-name="T53">int AddAnswer()</text:span><text:span text:style-name="T54"><text:s/>–<text:s/></text:span>додає нову Відповідь, повертає ідентифікатор елемента, або 0 у разі<text:s/>помилки.</text:p>
      <text:p text:style-name="P55"><text:tab/><text:span text:style-name="T56">int AddScript()</text:span><text:span text:style-name="T57"><text:s/>–<text:s/></text:span>додає новий Скрипт, повертає ідентифікатор елемента, або 0 у разі помилки.</text:p>
      <text:p text:style-name="P58"><text:tab/><text:span text:style-name="T59">int Select(int id)</text:span><text:span text:style-name="T60"><text:s/>–<text:s/></text:span>встановлює активний елемент для роботи з його властивостями. Повертає 0 у разі відсутності елементу з відповідним<text:s/><text:span text:style-name="T61">ID.</text:span></text:p>
      <text:p text:style-name="P62"><text:span text:style-name="T63"><text:tab/></text:span><text:span text:style-name="T64">const wchar_t* RunScript(const wchar_t *text)</text:span><text:span text:style-name="T65"><text:s/>– т</text:span>ранслює довільний текст скрипту. Повертає результат роботи скрипту, або «-<text:span text:style-name="T66">err-</text:span>» у разі помилки<text:span text:style-name="T67">.</text:span></text:p>
      <text:p text:style-name="P68"><text:tab/><text:span text:style-name="T69">int Remove(int id)</text:span><text:span text:style-name="T70"><text:s/>–<text:s/></text:span>видаляє елемент з Розповіді. При цьому всі зв’язки з іншими елементами будуть автоматично перебудовані. Повертає 0 у разі помилки<text:span text:style-name="T71">.</text:span></text:p>
      <text:p text:style-name="P72"><text:span text:style-name="T73"><text:tab/></text:span><text:span text:style-name="T74">int Link(int id, int to_id)</text:span><text:span text:style-name="T75"><text:s/>–<text:s/></text:span>зв’язує два елементи в один ланцюжок, при цьому перевіряється коректність прив’язки (тобто неможливо прив’язати Відповідь до Відповіді)<text:span text:style-name="T76">.<text:s/></text:span>Повертає 0 у разі помилки.</text:p>
      <text:p text:style-name="P77"><text:tab/><text:span text:style-name="T78">int Unlink(int id, int to_id)</text:span><text:span text:style-name="T79"><text:s/>– в</text:span>ідв’язує елементи один від одного, при цьому всі зв’язки з іншими елементами будуть автоматично перебудовані.<text:span text:style-name="T80">.<text:s/></text:span>Повертає 0 у разі помилки.</text:p>
      <text:soft-page-break/>
      <text:p text:style-name="P81"><text:tab/><text:span text:style-name="T82">int GetID()</text:span><text:s/>– повертає<text:s/><text:span text:style-name="T83">ID<text:s/></text:span>елемента.</text:p>
      <text:p text:style-name="P84"><text:tab/><text:span text:style-name="T85">int SetID(int new_id)</text:span><text:span text:style-name="T86"><text:s/>–<text:s/></text:span>встановлює новий ідентифікатор для елемента, при цьому всі зв’язки з іншими елементами будуть автоматично перебудовані. Повертає 0 у разі помилки.</text:p>
      <text:p text:style-name="P87"><text:tab/><text:span text:style-name="T88">int GetDialog()</text:span><text:span text:style-name="T89"><text:s/>–<text:s/></text:span>повертає номер діалогу до якого відноситься елемент, або 0 у разі помилки.</text:p>
      <text:p text:style-name="P90"><text:tab/><text:span text:style-name="T91">int SetDialog(int new_id)</text:span><text:span text:style-name="T92"><text:s/>–<text:s/></text:span>встановлює новий номер діалогу для елемента. При цьому всі зв’язки з іншими елементами будуть автоматично перебудовані. Повертає 0 у разі помилки.</text:p>
      <text:p text:style-name="P93"><text:tab/><text:span text:style-name="T94">int GetPrevID()</text:span><text:span text:style-name="T95"><text:s/>–<text:s/></text:span>повертає<text:s/><text:span text:style-name="T96">ID<text:s/></text:span>елемента, що прив’язаний до активного (попереднього елемента в ланцюжку). Якщо активний елемент це Сцена, то повертає 0, бо до Сцени може бути прив’язано декілька елементів.</text:p>
      <text:p text:style-name="P97"><text:tab/><text:span text:style-name="T98">int SetPrevID(int new_id)</text:span><text:span text:style-name="T99"><text:s/>–<text:s/></text:span>встановлює елемент, що прив’язаний до активного елементу (попередній в ланцюжку). При цьому всі зв’язки з іншими елементами будуть автоматично перебудовані. Повертає 0 у разі помилки.</text:p>
      <text:p text:style-name="P100"><text:tab/><text:span text:style-name="T101">int GetNextID()</text:span><text:span text:style-name="T102"><text:s/>–<text:s/></text:span>повертає<text:s/><text:span text:style-name="T103">ID<text:s/></text:span>елемента до якого прив’язано активний елемент (наступного елемента в ланцюжку). Повертає 0 у разі помилки.</text:p>
      <text:p text:style-name="P104"><text:tab/><text:span text:style-name="T105">int SetNextID(int new_id)</text:span><text:span text:style-name="T106"><text:s/>–<text:s/></text:span>встановлює елемент, до якого прив’язаний активний елемент (наступний в ланцюжку). При цьому всі зв’язки з іншими елементами будуть автоматично перебудовані. Повертає 0 у разі помилки.</text:p>
      <text:p text:style-name="P107"><text:tab/><text:span text:style-name="T108">int GetType()</text:span><text:s/>– повертає тип<text:span text:style-name="T109"><text:s/></text:span>елемента. 1 – Сцена, 2 – Відповідь, 3 – Скрипт, 0 – у разі помилки.</text:p>
      <text:p text:style-name="P110"><text:tab/><text:span text:style-name="T111">const wchar_t *GetText()</text:span><text:s/>– повертає текст<text:span text:style-name="T112"><text:s/></text:span>елемента.</text:p>
      <text:p text:style-name="P113"><text:tab/><text:span text:style-name="T114">void SetText(const wchar_t *new_text)</text:span><text:span text:style-name="T115"><text:s/>–<text:s/></text:span>встановлює новий текст для елемента.</text:p>
      <text:p text:style-name="P116"><text:tab/><text:span text:style-name="T117">int IsEndDialog()</text:span><text:s/>– перевіряє чи елемент завершальним у ланцюжку Розповіді. 1 – якщо елемент завершує ланцюжок, 0 – у протилежному випадку.</text:p>
      <text:p text:style-name="P118"><text:tab/><text:span text:style-name="T119">void SetEndDialog(bool end_dialog)</text:span><text:span text:style-name="T120"><text:s/>– п</text:span>означає елемент як завершальний у Розповіді.</text:p>
      <text:p text:style-name="P121"><text:span text:style-name="T122"><text:tab/></text:span><text:span text:style-name="T123">const wchar_t *GetParams()</text:span><text:s/>– повертає рядок параметрів Скрипту.</text:p>
      <text:p text:style-name="P124"><text:tab/><text:span text:style-name="T125">void SetParams(const wchar_t *params)</text:span><text:span text:style-name="T126"><text:s/>–<text:s/></text:span>встановлює рядок параметрів для Скрипту.</text:p>
      <text:p text:style-name="P127"><text:tab/><text:span text:style-name="T128">int Execute()</text:span><text:span text:style-name="T129"><text:s/>– т</text:span>ранслює скрипт, записує результат у поле<text:s/><text:span text:style-name="T130">Result<text:s/></text:span>відповідного елемента. Повертає 1 у разі успіху та 0 у разі помилки<text:span text:style-name="T131">.<text:s/></text:span>Перед трансляцією скрипту, рушій додає в тіло скрипту код створення спеціального об’єкта для доступу до функцій рушія. Див. Додаток 1.</text:p>
      <text:p text:style-name="P132"><text:tab/><text:span text:style-name="T133">const wchar_t *GetResult()</text:span><text:s/>– повертає результат виконання Скрипту. Повертає порожню строку, доки Скрипт не буде виконаний.</text:p>
      <text:p text:style-name="P134"/>
      <text:p text:style-name="P135"/>
      <text:p text:style-name="P136">Для навігації по Розповіді</text:p>
      <text:p text:style-name="P137"/>
      <text:p text:style-name="P138"><text:tab/><text:span text:style-name="T139">i</text:span><text:span text:style-name="T140">nt TellStory(const wchar_t *story_file)</text:span><text:span text:style-name="T141"><text:s/>–</text:span><text:s/>завантажує Розповідь з файлу і активує перший елемент. Повертає 0 у разі помилки.</text:p>
      <text:p text:style-name="P142"><text:tab/><text:span text:style-name="T143">int<text:s/></text:span><text:span text:style-name="T144">LoadDialog(int dlg_id)</text:span><text:span text:style-name="T145"><text:s/>–</text:span><text:s/>завантажує діалог із вказаним<text:s/><text:span text:style-name="T146">ID</text:span>. Повертає 0 у разі помилки.</text:p>
      <text:p text:style-name="P147"><text:tab/><text:span text:style-name="T148">const wchar_t *GetScene()</text:span><text:s/>– повертає текст<text:span text:style-name="T149"><text:s/>п</text:span>оточної Сцени.</text:p>
      <text:p text:style-name="P150"><text:tab/><text:span text:style-name="T151">const wchar_t *GetAnswer(int index)</text:span><text:s/>– повертає текст<text:span text:style-name="T152"><text:s/></text:span>Відповіді з індексом<text:s/><text:span text:style-name="T153">index,<text:s/></text:span><text:span text:style-name="T154">що прив’</text:span>язана до поточної Сцени.</text:p>
      <text:p text:style-name="P155"><text:tab/><text:span text:style-name="T156">i</text:span><text:span text:style-name="T157">nt GetAnswerCount()</text:span><text:span text:style-name="T158"><text:s/>–</text:span><text:s/>повертає кількість Відповідей, доступних для поточної Сцени.</text:p>
      <text:p text:style-name="P159"><text:tab/><text:span text:style-name="T160">void SelectAnswer(int index)</text:span><text:span text:style-name="T161"><text:s/>– а</text:span>ктивує Відповідь з вказаним індексом. Після цього рушій переходить до наступної Сцени або завершує Розповідь якщо ця<text:s/>Відповідь має прапорець<text:s/><text:span text:style-name="T162">EndDialog</text:span>.</text:p>
      <text:p text:style-name="P163"><text:tab/></text:p>
      <text:p text:style-name="P164"/>
      <text:p text:style-name="P165"/>
      <text:p text:style-name="P166"/>
      <text:p text:style-name="P167"/>
      <text:soft-page-break/>
      <text:p text:style-name="P168">Алгоритм роботи</text:p>
      <text:p text:style-name="P169"/>
      <text:p text:style-name="P170"><text:tab/>Після виклику<text:s/><text:span text:style-name="T171">TellStory</text:span>(), рушій завантажує Розповідь з файлу і активує першу Сцену, використовуючи для цього функцію<text:s/><text:span text:style-name="T172">LoadDialog()</text:span>. При цьому транслюються всі Скрипти, що прив’язані до неї. Перший діалог завжди повинен мати<text:s/><text:span text:style-name="T173">ID<text:s/></text:span>зі значенням «0». Користувач має викликати<text:s/><text:span text:style-name="T174">GetAnswerCount</text:span>(), аби отримати кількість доступних Відповідей, потім він використовує<text:s/><text:span text:style-name="T175">GetAnswer</text:span>() щоб отримати текст потрібної Відповіді (наприклад, аби вивести його на екран), і активує потрібну Відповідь за допомогою<text:s/><text:span text:style-name="T176">SelectAnswer</text:span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p>
      <text:p text:style-name="P177"/>
      <text:p text:style-name="P178"/>
      <text:p text:style-name="P179">Керування рушієм за допомогою скриптів</text:p>
      <text:p text:style-name="P180"/>
      <text:p text:style-name="P181"><text:tab/>Функції рушія можна використовувати у скриптах на мові<text:s/><text:span text:style-name="T182">ELI,<text:s/></text:span><text:span text:style-name="T183">як<text:s/></text:span>у внутрішніх (елементах типу Скрипт), так і в окремих. Тобто створювати і відтворювати Розповіді можна, використовуючи скрипти, без створення власного застосунку і підключення до нього бібліотеки<text:s/>KobzarEngine.dll. Для цього в комплекті з рушієм постачається бібліотека-коннектор eliKobzar.dll, яка містить набір<text:s/><text:span text:style-name="T184">ELI-</text:span>функцій для роботи з рушієм.</text:p>
      <text:p text:style-name="P185"><text:tab/>Для використання цієї бібліотеки необхідно її ініціалізувати, додавши у скрипт наступні рядки:</text:p>
      <text:p text:style-name="P186"/>
      <text:p text:style-name="P187">#include ".\KobzarScripts.eh";</text:p>
      <text:p text:style-name="P188">&amp;Engine.Create(Kobzar, "");</text:p>
      <text:p text:style-name="P189">&amp;Engine.<text:span text:style-name="T190">CreateNew</text:span>Instance();</text:p>
      <text:p text:style-name="P191"/>
      <text:p text:style-name="P192"><text:tab/>У внутрішніх скриптах нічого додавати не потрібно, бібліотека-коннектор ініціюється автоматично під час їх трансляції.</text:p>
      <text:p text:style-name="P193"><text:tab/>Функціонал бібліотеки-коннектора наведено в Додатку 1.</text:p>
      <text:p text:style-name="P194"/>
      <text:p text:style-name="P195"/>
      <text:p text:style-name="P196">Бібліотека візуалізації</text:p>
      <text:p text:style-name="P197"/>
      <text:p text:style-name="P198"><text:tab/>До складу рушія входить бібліотека<text:s/>Visual<text:span text:style-name="T199">Lib</text:span>.<text:span text:style-name="T200">dll,<text:s/></text:span>що містить набір функцій для створення та використання графічних елементів, таких як вікна, кнопки, зображення тощо. Для створення вікна використовується W<text:span text:style-name="T201">inAPI<text:s/></text:span>та<text:s/><text:span text:style-name="T202">GDI+.<text:s/></text:span>Використовуючи скриптову мову<text:s/><text:span text:style-name="T203">ELI, м</text:span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Коли бібліотека візуалізації завантажується, вона автоматично створює<text:s/><text:span text:style-name="T204">в</text:span>ікно за допомогою<text:s/><text:span text:style-name="T205">WinAPI-</text:span>функції<text:s/><text:span text:style-name="T206">CreateWindow</text:span><text:span text:style-name="T207">Ex</text:span>()<text:span text:style-name="T208">,<text:s/></text:span>після чого за допомогою вбудованих функцій можна керувати цим вікном і графічними елементами на ньому.</text:p>
      <text:p text:style-name="P209"><text:tab/>Для використання бібліотеки у внутрішніх скриптах треба підключити заголовковий файл бібліотеки:</text:p>
      <text:p text:style-name="P210"/>
      <text:p text:style-name="P211">#include ".\<text:span text:style-name="T212">VisualLib</text:span>.eh";</text:p>
      <text:p text:style-name="P213"/>
      <text:p text:style-name="P214"><text:s/><text:tab/>після чого створити службовий об’єкт, як це передбачено синтаксисом<text:s/><text:span text:style-name="T215">ELI:</text:span></text:p>
      <text:p text:style-name="P216"/>
      <text:p text:style-name="P217"><text:span text:style-name="T218">&amp;VLib.Create(VisualLibrary, "");</text:span></text:p>
      <text:p text:style-name="P219"/>
      <text:p text:style-name="P220"><text:tab/>Цей службовий об’єкт відповідає за ініціалізацію функцій, що містяться в бібліотеці Visual<text:span text:style-name="T221">Lib</text:span>.<text:span text:style-name="T222">dll.</text:span><text:s/>Перевірити успішність ініціалізації можна за допомогою властивості<text:s/><text:soft-page-break/><text:span text:style-name="T223">&amp;VLib.Initialised.</text:span></text:p>
      <text:p text:style-name="P224"/>
      <text:p text:style-name="P225"><text:span text:style-name="T226"><text:tab/></text:span>Далі необхідно створити об’єкт самої сцени:</text:p>
      <text:p text:style-name="P227"/>
      <text:p text:style-name="P228">&amp;Scene.Create(VisualScene, "800, 600, 0");</text:p>
      <text:p text:style-name="P229"><text:tab/></text:p>
      <text:p text:style-name="P230"><text:span text:style-name="T231"><text:tab/></text:span>Де 800 – ширина вікна, 600 – висота, а 0 – вказує на використання віконного режиму.</text:p>
      <text:p text:style-name="P232"><text:span text:style-name="T233"><text:tab/>ELI-</text:span>клас<text:s/><text:span text:style-name="T234">VisualScene м</text:span>істить властивості і методи, які<text:s/>відповідають за графічне вікно: розмір, координати центру вікна тощо. Для відображення чогось на формі спочатку слід створити<text:s/><text:span text:style-name="T235">ELI-</text:span>об’єкт потрібної графічної фігури, після чого налаштувати його параметри. Коли об’єкт буде готовий до візуалізації, необхідно використати метод<text:s/><text:span text:style-name="T236">Draw($handle)<text:s/></text:span>для відображення його на формі, або контролі. Об’єкт має існувати до кінця трансляції скрипту, оскільки бібліотека візуалізації буде взаємодіяти з ним.</text:p>
      <text:p text:style-name="P237"><text:tab/>Крім звичайних графічних фігур, можна створювати контроли, тобто інтерактивні об’єкти. Графічні примітиви (лінії, прямокутники тощо) можна малювати на контролах, так само, як на головній формі. Контроли є незалежними від вікна сцени, тому їх можна переміщувати та перемальовувати їхній вміст без перемальовування всієї сцени.</text:p>
      <text:p text:style-name="P238"><text:span text:style-name="T239"><text:tab/></text:span>Параметри фігури можна редагувати і після першої візуалізації, наприклад змінити розмір шрифту. Якщо примітив було намальовано у вікні головної форми, то після цього доведеться перемальовувати весь вміст вікна, попередньо очистивши його за допомогою методу VisualScene::Clear<text:span text:style-name="T240">().</text:span><text:s/>У випадку з контролом достатньо використати метод<text:s/><text:span text:style-name="T241">Control::</text:span><text:s/><text:span text:style-name="T242">Update()</text:span>.</text:p>
      <text:p text:style-name="P243"><text:span text:style-name="T244"><text:tab/></text:span>Контроли (об’єкти типу<text:s/><text:span text:style-name="T245">Control<text:s/></text:span>та їх нащадки) є клікабельними, вони створюють користувацький інтерфейс для інтерактивності Розповіді. Коли користувач натискає на контрол, той передає інтерпретатору свій ідентифікатор, який можна отримати<text:span text:style-name="T246"><text:s/></text:span>під час трансляції за допомогою функції<text:s/><text:span text:style-name="T247">_WaitAction()</text:span>. Ідентифікатором є ім’я об’єкту контрола.</text:p>
      <text:p text:style-name="P248"><text:span text:style-name="T249"><text:tab/></text:span>Ось так може виглядати умовний скрипт для створення візуальної сцени і виведення на неї зображення:</text:p>
      <text:p text:style-name="P250"/>
      <text:p text:style-name="P251">#include ".\scripts\<text:span text:style-name="T252">VisualLib</text:span>.eh";</text:p>
      <text:p text:style-name="P253"/>
      <text:p text:style-name="P254"><text:span text:style-name="T255">&amp;VLib.Create(VisualLibrary, "");</text:span></text:p>
      <text:p text:style-name="P256"/>
      <text:p text:style-name="P257">if (&amp;Vlib.Initialised)</text:p>
      <text:p text:style-name="P258">{</text:p>
      <text:p text:style-name="P259"><text:s text:c="2"/>&amp;Scene.Create(VisualScene, "800, 600, 0");</text:p>
      <text:p text:style-name="P260"/>
      <text:p text:style-name="P261"><text:s text:c="2"/>&amp;ImageSample.Create(Image, ".\images\sample.png");</text:p>
      <text:p text:style-name="P262"><text:s text:c="2"/>&amp;ImageSample.Left = 10;</text:p>
      <text:p text:style-name="P263"><text:s text:c="2"/>&amp;ImageSample.Top = 10;</text:p>
      <text:p text:style-name="P264"><text:s text:c="2"/>&amp;ImageSample.Draw(&amp;Scene.Handle);</text:p>
      <text:p text:style-name="P265">}</text:p>
      <text:p text:style-name="P266"/>
      <text:p text:style-name="P267"><text:tab/>Функціонал бібліотеки візуалізації наведено в Додатку 3<text:s/>та 4.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>Додаток 1. Методи службового об’єкта для доступу до функцій рушія</text:p>
      <text:p text:style-name="P278"/>
      <text:p text:style-name="P279"><text:span text:style-name="T280">Create(Kobzar, "")</text:span><text:s/>– <text:s/>ініціює службовий об’єкт.</text:p>
      <text:p text:style-name="P281"><text:span text:style-name="T282">UseCurrrentInstance()</text:span><text:s/>– використовує поточний екземпляр рушія. За замовчуванням використовується для трансляції коду елементів типу Скрипт.</text:p>
      <text:p text:style-name="P283"><text:span text:style-name="T284">CreateNewInstance($file)</text:span><text:s/>– імпортує новий екземпляр рушія з<text:s/><text:span text:style-name="T285">DLL</text:span>, шлях до якої вказано у $file.</text:p>
      <text:p text:style-name="P286"><text:span text:style-name="T287">GetLastError()</text:span><text:s/>– викликає аналогічний метод рушія</text:p>
      <text:p text:style-name="P288"><text:span text:style-name="T289">CreateStory($file)</text:span><text:s/>– викликає аналогічний метод рушія. $file – шлях до файлу Розповіді.</text:p>
      <text:p text:style-name="P290"><text:span text:style-name="T291">LoadStory($file)</text:span><text:s/>– викликає аналогічний метод рушія. $file – шлях до файлу Розповіді.</text:p>
      <text:p text:style-name="P292"><text:span text:style-name="T293">SaveStory()</text:span><text:s/>– викликає аналогічний метод рушія.</text:p>
      <text:p text:style-name="P294"><text:span text:style-name="T295">CloseStory()</text:span><text:s/>– викликає аналогічний метод рушія.</text:p>
      <text:p text:style-name="P296"><text:span text:style-name="T297">ClearStory()</text:span><text:s/>– викликає<text:s/>аналогічний метод рушія.</text:p>
      <text:p text:style-name="P298"><text:span text:style-name="T299">AddScene()</text:span><text:s/>– викликає аналогічний метод рушія.</text:p>
      <text:p text:style-name="P300"><text:span text:style-name="T301">AddAnswer()</text:span><text:s/>– викликає аналогічний метод рушія.</text:p>
      <text:p text:style-name="P302"><text:span text:style-name="T303">AddScript()</text:span><text:s/>– викликає аналогічний метод рушія.</text:p>
      <text:p text:style-name="P304"><text:span text:style-name="T305">Select($id)</text:span><text:s/>– викликає аналогічний метод рушія.<text:s/><text:span text:style-name="T306">$id<text:s/></text:span>містить<text:s/><text:span text:style-name="T307">ID<text:s/></text:span>потрібного елементу.</text:p>
      <text:p text:style-name="P308"><text:span text:style-name="T309">Remove($id)</text:span><text:s/>– викликає аналогічний метод рушія.<text:s/><text:span text:style-name="T310">$id<text:s/></text:span>містить<text:s/><text:span text:style-name="T311">ID<text:s/></text:span>потрібного елементу.</text:p>
      <text:p text:style-name="P312"><text:span text:style-name="T313">Link($frID, $toID)</text:span><text:s/>– викликає аналогічний метод рушія.<text:s/><text:span text:style-name="T314">$</text:span>frID<text:span text:style-name="T315"><text:s/></text:span>та $toID містять<text:s/><text:span text:style-name="T316">ID е</text:span>лементів що зв’язуються.</text:p>
      <text:p text:style-name="P317"><text:span text:style-name="T318">Unlink($frID, $toID)</text:span><text:s/>– викликає аналогічний метод рушія.<text:s/><text:span text:style-name="T319">$</text:span>frID<text:span text:style-name="T320"><text:s/></text:span>та $toID містять<text:s/><text:span text:style-name="T321">ID е</text:span>лементів що роз’єднуються.</text:p>
      <text:p text:style-name="P322"><text:span text:style-name="T323">GetID()</text:span><text:s/>– викликає аналогічний метод рушія.</text:p>
      <text:p text:style-name="P324"><text:span text:style-name="T325">SetID($val)</text:span><text:s/>– викликає аналогічний метод рушія. $val містить потрібне значення.</text:p>
      <text:p text:style-name="P326"><text:span text:style-name="T327">GetDialog()</text:span><text:s/>– викликає аналогічний метод рушія.</text:p>
      <text:p text:style-name="P328"><text:span text:style-name="T329">SetDialog($val)</text:span><text:s/>– викликає аналогічний метод рушія. $val містить потрібне значення.</text:p>
      <text:p text:style-name="P330"><text:span text:style-name="T331">GetNextDialog()</text:span><text:s/>– викликає аналогічний метод рушія.</text:p>
      <text:p text:style-name="P332"><text:span text:style-name="T333">SetNextDialog($val)</text:span><text:s/>– викликає аналогічний метод рушія. $val містить потрібне значення.</text:p>
      <text:p text:style-name="P334"><text:span text:style-name="T335">GetPrevID()</text:span><text:s/>– викликає аналогічний метод рушія.</text:p>
      <text:p text:style-name="P336"><text:span text:style-name="T337">SetPrevID($val)</text:span><text:s/>– викликає аналогічний метод рушія. $val містить потрібне значення.</text:p>
      <text:p text:style-name="P338"><text:span text:style-name="T339">GetNextID()</text:span><text:s/>– викликає аналогічний метод рушія.</text:p>
      <text:p text:style-name="P340"><text:span text:style-name="T341">SetNextID($val)</text:span><text:s/>– викликає аналогічний метод рушія. $val містить потрібне значення.</text:p>
      <text:p text:style-name="P342"><text:span text:style-name="T343">GetType()</text:span><text:s/>– викликає аналогічний метод рушія.</text:p>
      <text:p text:style-name="P344"><text:span text:style-name="T345">GetText()</text:span><text:s/>– викликає аналогічний метод рушія.</text:p>
      <text:p text:style-name="P346"><text:span text:style-name="T347">SetText($val)</text:span><text:s/>– викликає аналогічний метод рушія. $val містить потрібне значення.</text:p>
      <text:p text:style-name="P348"><text:span text:style-name="T349">IsEndDialog()</text:span><text:s/>– викликає аналогічний метод рушія.</text:p>
      <text:p text:style-name="P350"><text:span text:style-name="T351">SetEndDialog($val)</text:span><text:s/>– викликає аналогічний метод рушія. $val містить потрібне значення.</text:p>
      <text:p text:style-name="P352"><text:span text:style-name="T353">GetParams()</text:span><text:s/>– викликає аналогічний метод рушія.</text:p>
      <text:p text:style-name="P354"><text:span text:style-name="T355">SetParams($val)</text:span><text:s/>– викликає аналогічний метод рушія. $val містить потрібне значення.</text:p>
      <text:p text:style-name="P356"><text:span text:style-name="T357">Execute()</text:span><text:s/>– викликає аналогічний метод рушія.</text:p>
      <text:p text:style-name="P358"><text:span text:style-name="T359">GetResult()</text:span><text:s/>– викликає аналогічний метод рушія.</text:p>
      <text:p text:style-name="P360"><text:span text:style-name="T361">TellStory($file)</text:span><text:s/>– викликає<text:s/>аналогічний метод рушія. $file – шлях до файлу Розповіді.</text:p>
      <text:p text:style-name="P362"><text:span text:style-name="T363">LoadDialog($id)</text:span><text:s/>– викликає аналогічний метод рушія.<text:s/><text:span text:style-name="T364">$id<text:s/></text:span>містить<text:s/><text:span text:style-name="T365">ID<text:s/></text:span>потрібного елементу.</text:p>
      <text:p text:style-name="P366"><text:span text:style-name="T367">GetScene()</text:span><text:s/>– викликає аналогічний метод рушія.</text:p>
      <text:p text:style-name="P368"><text:span text:style-name="T369">GetAnswerCount()</text:span><text:s/>– викликає аналогічний метод рушія.</text:p>
      <text:p text:style-name="P370"><text:span text:style-name="T371">GetAnswer()</text:span><text:s/>– викликає аналогічний метод рушія.</text:p>
      <text:p text:style-name="P372"><text:span text:style-name="T373">SelectAnswer($ind)</text:span><text:s/>– викликає аналогічний метод рушія.<text:s/><text:span text:style-name="T374">$ind<text:s/></text:span>містить індекс<text:span text:style-name="T375"><text:s/></text:span>потрібної Відповіді.</text:p>
      <text:p text:style-name="P376"><text:span text:style-name="T377">Destroy()</text:span><text:s/>– знищує службовий об’єкт.</text:p>
      <text:p text:style-name="P378"/>
      <text:p text:style-name="P379"/>
      <text:p text:style-name="P380"/>
      <text:p text:style-name="P381"><text:span text:style-name="T382">Додаток<text:s/></text:span><text:span text:style-name="T383">2</text:span><text:span text:style-name="T384">. Приклад структури<text:s/></text:span><text:span text:style-name="T385">XML-</text:span><text:span text:style-name="T386">файлу Розповіді</text:span></text:p>
      <text:p text:style-name="P387"/>
      <text:p text:style-name="P388">&lt;StoryFile&gt;</text:p>
      <text:p text:style-name="P389"><text:tab/>&lt;Dialog id = '0'&gt;</text:p>
      <text:p text:style-name="P390"><text:tab/><text:tab/>&lt;ScreenText&gt;<text:span text:style-name="T391">scene text</text:span>&lt;/ScreenText&gt;</text:p>
      <text:p text:style-name="P392"><text:tab/><text:tab/>&lt;Answers&gt;</text:p>
      <text:p text:style-name="P393"><text:tab/><text:tab/><text:tab/>&lt;Answer NextDialog = '1'&gt;</text:p>
      <text:p text:style-name="P394"><text:tab/><text:tab/><text:tab/><text:tab/>&lt;Text&gt;<text:span text:style-name="T395">Answer text</text:span>&lt;/Text&gt;</text:p>
      <text:p text:style-name="P396"><text:tab/><text:tab/><text:tab/>&lt;/Answer&gt;</text:p>
      <text:p text:style-name="P397"><text:tab/><text:tab/>&lt;/Answers&gt;</text:p>
      <text:p text:style-name="P398"><text:tab/>&lt;/Dialog&gt;</text:p>
      <text:p text:style-name="P399"><text:tab/>&lt;Dialog id = '1'&gt;</text:p>
      <text:p text:style-name="P400"><text:tab/><text:tab/>&lt;ScreenText&gt;<text:span text:style-name="T401">next Scene text</text:span>&lt;/ScreenText&gt;</text:p>
      <text:p text:style-name="P402"><text:tab/><text:tab/>&lt;Answers&gt;</text:p>
      <text:p text:style-name="P403"><text:tab/><text:tab/>&lt;/Answers&gt;</text:p>
      <text:p text:style-name="P404"><text:tab/>&lt;/Dialog&gt;</text:p>
      <text:p text:style-name="P405">&lt;/StoryFile&gt;</text:p>
      <text:p text:style-name="P406"/>
      <text:p text:style-name="P407"/>
      <text:p text:style-name="P408">Додаток 3. Методи бібліотеки візуалізації</text:p>
      <text:p text:style-name="P409"/>
      <text:p text:style-name="P410"><text:span text:style-name="T411">VisualScene($width, $height, $fullscreen)</text:span><text:span text:style-name="T412"><text:s/></text:span>– створює об’єкт та вікно з шириною<text:s/><text:span text:style-name="T413">$width</text:span><text:s/>та висотою<text:s/><text:span text:style-name="T414">$height.<text:s/></text:span>Параметр<text:s/><text:span text:style-name="T415">$fullscreen<text:s/></text:span>вказує на роботу в повноекранному режимі, приймає значення 1 чи 0.</text:p>
      <text:p text:style-name="P416"><text:span text:style-name="T417">ShowForm()</text:span><text:span text:style-name="T418"><text:s/></text:span>– робить вікно видимим.</text:p>
      <text:p text:style-name="P419"><text:span text:style-name="T420">HideForm()</text:span><text:span text:style-name="T421"><text:s/></text:span>– приховує вікно.</text:p>
      <text:p text:style-name="P422"><text:span text:style-name="T423">Clear()</text:span><text:span text:style-name="T424"><text:s/></text:span>–<text:span text:style-name="T425"><text:s/></text:span>очищує вікно.</text:p>
      <text:p text:style-name="P426"/>
      <text:p text:style-name="P427"><text:span text:style-name="T428">_LoadFont</text:span><text:span text:style-name="T429">(</text:span><text:span text:style-name="T430">sym pObjectName)</text:span><text:s/>– завантажує користувацький шрифт,<text:s/><text:span text:style-name="T431">pObjectName<text:s/></text:span>містить<text:s/>ім’я об’єкта класу<text:s/><text:span text:style-name="T432">User</text:span>Font</text:p>
      <text:p text:style-name="P433"><text:span text:style-name="T434">_CreateForm</text:span><text:span text:style-name="T435">(</text:span><text:span text:style-name="T436">num pWidth,num pHeight,num pFullscreen)</text:span><text:s/>–<text:s/>створює форму Сцени, повертає дескриптор<text:s/><text:span text:style-name="T437">WinAPI</text:span>-вікна</text:p>
      <text:p text:style-name="P438"><text:span text:style-name="T439">_DestroyForm</text:span><text:span text:style-name="T440">()</text:span><text:s/>– знищує<text:s/>форму<text:s/>Сцени</text:p>
      <text:p text:style-name="P441"><text:span text:style-name="T442">_ClearForm</text:span><text:span text:style-name="T443">()</text:span><text:s/>– очищує<text:s/>форму</text:p>
      <text:p text:style-name="P444"><text:span text:style-name="T445">_CalcTextArea</text:span><text:span text:style-name="T446">(</text:span><text:span text:style-name="T447">sym pObjectName)</text:span><text:s/>– завантажує користувацький шрифт,<text:s/><text:span text:style-name="T448">pObjectName<text:s/></text:span>містить ім’я об’єкта класу<text:s/><text:span text:style-name="T449">Text</text:span></text:p>
      <text:p text:style-name="P450"><text:span text:style-name="T451">_DrawLine</text:span><text:span text:style-name="T452">(</text:span><text:span text:style-name="T453">sym pObjectName,num pHandle)</text:span><text:s/>– малює лінію,<text:s/><text:span text:style-name="T454">pObjectName<text:s/></text:span>містить ім’я об’єкта класу<text:s/><text:span text:style-name="T455">Line</text:span></text:p>
      <text:p text:style-name="P456"><text:span text:style-name="T457">_DrawArc</text:span><text:span text:style-name="T458">(</text:span><text:span text:style-name="T459">sym pObjectName,num pHandle)</text:span><text:s/>– малює дугу,<text:s/><text:span text:style-name="T460">pObjectName<text:s/></text:span>містить ім’я об’єкта класу<text:s/><text:span text:style-name="T461">Arc</text:span></text:p>
      <text:p text:style-name="P462"><text:span text:style-name="T463">_DrawPoly</text:span><text:span text:style-name="T464">(</text:span><text:span text:style-name="T465">sym pObjectName,num pHandle)</text:span><text:s/>– малює полігон,<text:s/><text:span text:style-name="T466">pObjectName<text:s/></text:span>містить ім’я об’єкта класу<text:s/><text:span text:style-name="T467">Poly</text:span></text:p>
      <text:p text:style-name="P468"><text:span text:style-name="T469">_DrawEllipse</text:span><text:span text:style-name="T470">(</text:span><text:span text:style-name="T471">sym pObjectName,num pHandle)</text:span><text:s/>– малює еліпс,<text:s/><text:span text:style-name="T472">pObjectName<text:s/></text:span>містить ім’я об’єкта класу<text:s/><text:span text:style-name="T473">Ellipse</text:span></text:p>
      <text:p text:style-name="P474"><text:span text:style-name="T475">_DrawRect</text:span><text:span text:style-name="T476">(</text:span><text:span text:style-name="T477">sym pObjectName,num pHandle)</text:span><text:s/>– малює прямокутник,<text:s/><text:span text:style-name="T478">pObjectName<text:s/></text:span>містить ім’я об’єкта класу<text:s/><text:span text:style-name="T479">Rect</text:span></text:p>
      <text:p text:style-name="P480"><text:span text:style-name="T481">_DrawImage</text:span><text:span text:style-name="T482">(</text:span><text:span text:style-name="T483">sym pObjectName,num pHandle)</text:span><text:s/>– виводить на форму користувацьке зображення,<text:s/><text:span text:style-name="T484">pObjectName<text:s/></text:span>містить ім’я об’єкта класу<text:s/><text:span text:style-name="T485">Image</text:span></text:p>
      <text:p text:style-name="P486"><text:span text:style-name="T487">_DrawPlate</text:span><text:span text:style-name="T488">(</text:span><text:span text:style-name="T489">sym pObjectName,num pHandle)</text:span><text:s/>– малює прямокутник з<text:s/>текстом,<text:s/><text:span text:style-name="T490">pObjectName<text:s/></text:span>містить ім’я об’єкта класу<text:s/><text:span text:style-name="T491">Plate</text:span></text:p>
      <text:p text:style-name="P492"><text:span text:style-name="T493">_DrawBubble</text:span><text:span text:style-name="T494">(</text:span><text:span text:style-name="T495">sym pObjectName,num pHandle)</text:span><text:s/>–<text:s/>малює прямокутну бульбашку прямої мови<text:s/><text:soft-page-break/>персонажа,<text:s/><text:span text:style-name="T496">pObjectName<text:s/></text:span>містить ім’я об’єкта класу<text:s/><text:span text:style-name="T497">Bubble</text:span></text:p>
      <text:p text:style-name="P498"><text:span text:style-name="T499">_DrawBlast</text:span><text:span text:style-name="T500">(</text:span><text:span text:style-name="T501">sym pObjectName,num pHandle)</text:span><text:s/>–<text:s/>малює бульбашку прямої мови у вигляді вибуху/спалаху,<text:s/><text:span text:style-name="T502">pObjectName<text:s/></text:span>містить ім’я об’єкта класу<text:s/><text:span text:style-name="T503">Blast</text:span></text:p>
      <text:p text:style-name="P504"><text:span text:style-name="T505">_DrawBalloon</text:span><text:span text:style-name="T506">(</text:span><text:span text:style-name="T507">sym pObjectName,num pHandle)</text:span><text:s/>–<text:s/>малює бульбашку прямої мови у вигляді еліпса,<text:s/><text:span text:style-name="T508">pObjectName<text:s/></text:span>містить ім’я об’єкта класу<text:s/><text:span text:style-name="T509">Balloon</text:span></text:p>
      <text:p text:style-name="P510"><text:span text:style-name="T511">_DrawCloud</text:span><text:span text:style-name="T512">(</text:span><text:span text:style-name="T513">sym pObjectName,num pHandle)</text:span><text:s/>–<text:s/>малює бульбашку прямої мови у вигляді хмаринки,<text:s/><text:span text:style-name="T514">pObjectName<text:s/></text:span>містить ім’я об’єкта класу<text:s/><text:span text:style-name="T515">Cloud</text:span></text:p>
      <text:p text:style-name="P516"><text:span text:style-name="T517">_DrawText</text:span><text:span text:style-name="T518">(</text:span><text:span text:style-name="T519">sym pObjectName,num pHandle)</text:span><text:s/>–<text:s/>виводить на форму текстовий надпис,<text:s/><text:span text:style-name="T520">pObjectName<text:s/></text:span>містить ім’я об’єкта класу<text:s/><text:span text:style-name="T521">Text</text:span></text:p>
      <text:p text:style-name="P522"><text:span text:style-name="T523">_CreateControl</text:span><text:span text:style-name="T524">(</text:span><text:span text:style-name="T525">sym pObjectName)</text:span><text:s/>–<text:s/>створює прозорий контрол,<text:s/>повертає дескриптор<text:s/><text:span text:style-name="T526">WinAPI</text:span>-вікна,<text:s/><text:span text:style-name="T527">pObjectName<text:s/></text:span>містить ім’я об’єкта класу<text:s/><text:span text:style-name="T528">Control</text:span></text:p>
      <text:p text:style-name="P529"><text:span text:style-name="T530">_MoveControl</text:span><text:span text:style-name="T531">(</text:span><text:span text:style-name="T532">sym pObjectName)</text:span><text:s/>–<text:s/>переміщує контрол у координати, що вказані у властивості об’єкта,<text:s/><text:span text:style-name="T533">pObjectName<text:s/></text:span>містить ім’я об’єкта класу<text:s/><text:span text:style-name="T534">Control</text:span></text:p>
      <text:p text:style-name="P535"><text:span text:style-name="T536">_UpdateControl</text:span><text:span text:style-name="T537">(</text:span><text:span text:style-name="T538">sym pObjectName)</text:span><text:s/>–<text:s/>оновлює графічний вміст вікна контролу,<text:s/><text:span text:style-name="T539">pObjectName<text:s/></text:span>містить ім’я об’єкта класу<text:s/><text:span text:style-name="T540">Control</text:span></text:p>
      <text:p text:style-name="P541"><text:span text:style-name="T542">_WaitAction</text:span><text:span text:style-name="T543">(</text:span><text:span text:style-name="T544">)</text:span><text:s/>– очікує на клік користувача по контролу і повертає його<text:s/><text:span text:style-name="T545">ID</text:span></text:p>
      <text:p text:style-name="P546"/>
      <text:p text:style-name="P547"/>
      <text:p text:style-name="P548"/>
      <text:p text:style-name="P549"><text:span text:style-name="T550">Додаток<text:s/></text:span><text:span text:style-name="T551">4</text:span><text:span text:style-name="T552">. Опис службових класів бібліотеки візуалізації</text:span></text:p>
      <text:p text:style-name="P553"/>
      <text:p text:style-name="P554"><text:tab/>Нижче наведені лише публічні члени класів. Повну структуру можна побачити у файлах-заголовках<text:s/><text:span text:style-name="T555">VisualLib.eh<text:s/></text:span>та<text:s/><text:span text:style-name="T556">Color.eh.</text:span></text:p>
      <text:p text:style-name="P557"/>
      <text:p text:style-name="P558"><text:span text:style-name="T559">#class Color</text:span><text:s/>– описує колір, використовується для фарбування елементів.</text:p>
      <text:p text:style-name="P560"><text:s text:c="2"/><text:span text:style-name="T561">#public property Red = 0</text:span></text:p>
      <text:p text:style-name="P562"><text:s text:c="2"/>#public property Green = 0</text:p>
      <text:p text:style-name="P563"><text:s text:c="2"/>#public property Blue = 0</text:p>
      <text:p text:style-name="P564"><text:span text:style-name="T565"><text:s text:c="2"/>#public property Alpha<text:s/></text:span><text:span text:style-name="T566">= 0</text:span></text:p>
      <text:p text:style-name="P567"/>
      <text:p text:style-name="P568"/>
      <text:p text:style-name="P569"><text:span text:style-name="T570">#class<text:s/></text:span><text:span text:style-name="T571">User</text:span><text:span text:style-name="T572">Font</text:span><text:s/>– ресурс шрифта, який завантажується з файлу, можна потім використати для створення об’єкта класу<text:s/><text:span text:style-name="T573">Font</text:span></text:p>
      <text:p text:style-name="P574"><text:span text:style-name="T575"><text:s text:c="2"/></text:span><text:span text:style-name="T576">#public property Source = ""</text:span><text:s/>– шлях до файлу з якого завантажено шрифт</text:p>
      <text:p text:style-name="P577"><text:span text:style-name="T578"><text:s text:c="2"/></text:span><text:span text:style-name="T579">#public property Name = ""</text:span><text:s/>– ім’я шрифту, буде встановлено автоматично за умови успішної роботи конструктора</text:p>
      <text:p text:style-name="P580"><text:s text:c="2"/><text:span text:style-name="T581">#public method<text:s/></text:span><text:span text:style-name="T582">User</text:span><text:span text:style-name="T583">Font($file)</text:span><text:s/>– конструктор</text:p>
      <text:p text:style-name="P584"/>
      <text:p text:style-name="P585"/>
      <text:p text:style-name="P586"><text:span text:style-name="T587">#class Font</text:span><text:s/>– шрифт тексту, використовується в контролах, що містять текст</text:p>
      <text:p text:style-name="P588"><text:s text:c="2"/><text:span text:style-name="T589">#public property User</text:span><text:span text:style-name="T590">Font</text:span><text:span text:style-name="T591"><text:s/>= 0</text:span><text:s/>– вказує чи застосовується користувацький шрифт, якщо так, то <text:s/>UserF<text:span text:style-name="T592">ont<text:s/></text:span>буде дорівнювати 1</text:p>
      <text:p text:style-name="P593"><text:s text:c="2"/><text:span text:style-name="T594">#public property Name = "Arial"</text:span><text:s/>– сімейство шрифтів</text:p>
      <text:p text:style-name="P595"><text:s text:c="2"/><text:span text:style-name="T596">#public property Style =</text:span><text:span text:style-name="T597"><text:s/>r</text:span><text:span text:style-name="T598"><text:s/></text:span>– стиль:</text:p>
      <text:p text:style-name="P599"><text:tab/><text:tab/><text:tab/>r – звичайний</text:p>
      <text:p text:style-name="P600"><text:tab/><text:tab/><text:tab/>b – жирний</text:p>
      <text:p text:style-name="P601"><text:tab/><text:tab/><text:tab/>i – курсив</text:p>
      <text:p text:style-name="P602"><text:tab/><text:tab/><text:tab/>bi – жирний курсив</text:p>
      <text:p text:style-name="P603"><text:tab/><text:tab/><text:tab/>u – підкреслений</text:p>
      <text:p text:style-name="P604"><text:tab/><text:tab/><text:tab/>s – закреслений</text:p>
      <text:p text:style-name="P605"><text:s text:c="2"/><text:span text:style-name="T606">#public property Size = 10</text:span><text:s/>– розмір</text:p>
      <text:p text:style-name="P607"><text:s text:c="2"/><text:span text:style-name="T608">#public property Color =<text:s/></text:span><text:span text:style-name="T609">#class Color</text:span>– колір тексту</text:p>
      <text:soft-page-break/>
      <text:p text:style-name="P610"><text:s text:c="2"/><text:span text:style-name="T611">#public method Assign($userfont)</text:span><text:s/>– зв’язує шрифт з об’єктом користувацького шрифту</text:p>
      <text:p text:style-name="P612"><text:s text:c="2"/><text:span text:style-name="T613">#public method Select($name)</text:span><text:s/>– обирає шрифт з набору системних шрифтів</text:p>
      <text:p text:style-name="P614"/>
      <text:p text:style-name="P615"/>
      <text:p text:style-name="P616"><text:span text:style-name="T617">#class Border</text:span><text:s/>– описує границю контролу</text:p>
      <text:p text:style-name="P618"><text:s text:c="2"/><text:span text:style-name="T619">#public property Size = 0</text:span><text:s/>– розмір границі</text:p>
      <text:p text:style-name="P620"><text:s text:c="2"/><text:span text:style-name="T621">#public property Color = #class Color</text:span><text:s/>– колір</text:p>
      <text:p text:style-name="P622"/>
      <text:p text:style-name="P623"/>
      <text:p text:style-name="P624"><text:span text:style-name="T625">#class Figure</text:span><text:s/>– батьківський клас більшості графічних примітивів</text:p>
      <text:p text:style-name="P626"><text:span text:style-name="T627"><text:s text:c="2"/></text:span><text:span text:style-name="T628">#public property Left = 0</text:span><text:s/>– позиція верхнього кута фігури</text:p>
      <text:p text:style-name="P629"><text:s text:c="2"/>#public property Top = 0</text:p>
      <text:p text:style-name="P630"><text:span text:style-name="T631"><text:s text:c="2"/>#public property Width = 0</text:span><text:s/>– ширина</text:p>
      <text:p text:style-name="P632"><text:span text:style-name="T633"><text:s text:c="2"/>#public property Height = 0</text:span><text:s/>– висота</text:p>
      <text:p text:style-name="P634"><text:span text:style-name="T635"><text:s text:c="2"/>#public property Color = #class Color</text:span><text:s/>– колір фігури</text:p>
      <text:p text:style-name="P636"><text:s text:c="2"/>#<text:span text:style-name="T637">public method Figure($left, $top, $width, $height)</text:span><text:s/>– конструктор</text:p>
      <text:p text:style-name="P638"/>
      <text:p text:style-name="P639"/>
      <text:p text:style-name="P640"><text:span text:style-name="T641">#class Line</text:span><text:s/>– лінія</text:p>
      <text:p text:style-name="P642"><text:s text:c="2"/><text:span text:style-name="T643">#public property X1 = 0</text:span><text:s/>– позиція початкової точки прямої</text:p>
      <text:p text:style-name="P644"><text:s text:c="2"/><text:span text:style-name="T645">#public property Y1 = 0</text:span></text:p>
      <text:p text:style-name="P646"><text:s text:c="2"/><text:span text:style-name="T647">#public property X2 = 0</text:span><text:s/>– позиція кінцевої точки прямої</text:p>
      <text:p text:style-name="P648"><text:s text:c="2"/><text:span text:style-name="T649">#public property Y2 = 0</text:span></text:p>
      <text:p text:style-name="P650"><text:s text:c="2"/><text:span text:style-name="T651">#public property Size = 1</text:span><text:s/>– товщина лінії</text:p>
      <text:p text:style-name="P652"><text:s text:c="2"/><text:span text:style-name="T653">#public property Color = #class Color</text:span><text:s/>– колір лінії</text:p>
      <text:p text:style-name="P654"><text:s text:c="2"/><text:span text:style-name="T655">#public method Draw($handle)</text:span><text:span text:style-name="T656"><text:s/>– малює<text:s/></text:span>фігуру<text:span text:style-name="T657"><text:s/></text:span>у вікні, яке має дескриптор<text:s/><text:span text:style-name="T658">$handle</text:span><text:s text:c="3"/></text:p>
      <text:p text:style-name="P659"><text:s text:c="2"/><text:span text:style-name="T660">#public method Line($x1, $y1, $x2, $y2, $size)</text:span><text:s/>– конструктор класу</text:p>
      <text:p text:style-name="P661"/>
      <text:p text:style-name="P662"><text:s/></text:p>
      <text:p text:style-name="P663"><text:span text:style-name="T664">#class Arc : Figure</text:span><text:s/>– дуга</text:p>
      <text:p text:style-name="P665"><text:s text:c="2"/><text:span text:style-name="T666">#public property StartAngle = 0</text:span></text:p>
      <text:p text:style-name="P667"><text:s text:c="2"/>#public property SweepAngle = 0</text:p>
      <text:p text:style-name="P668"><text:s text:c="2"/><text:span text:style-name="T669">#public property Size = 1</text:span><text:s/>– товщина лінії</text:p>
      <text:p text:style-name="P670"><text:s text:c="2"/><text:span text:style-name="T671">#public method Draw($handle)</text:span><text:span text:style-name="T672"><text:s/>– малює<text:s/></text:span>фігуру<text:span text:style-name="T673"><text:s/></text:span>у вікні, яке має дескриптор<text:s/><text:span text:style-name="T674">$handle</text:span><text:s text:c="3"/></text:p>
      <text:p text:style-name="P675"><text:s text:c="2"/><text:span text:style-name="T676">#public method Arc($left, $top, $width, $height, $stangle, $swangle, $size)</text:span><text:s/>– конструктор класу</text:p>
      <text:p text:style-name="P677"/>
      <text:p text:style-name="P678"><text:s text:c="2"/></text:p>
      <text:p text:style-name="P679"><text:span text:style-name="T680">#class Poly</text:span><text:s/>– полігон з варіативною кількістю вершин</text:p>
      <text:p text:style-name="P681"><text:s text:c="2"/><text:span text:style-name="T682">#public property Count = 0</text:span><text:s/>– кількість вершин (збільшується автоматично при додаванні) <text:s/></text:p>
      <text:p text:style-name="P683"><text:s text:c="2"/><text:span text:style-name="T684">#public property Color = #class Color<text:s/></text:span>– колір заливки фігури</text:p>
      <text:p text:style-name="P685"><text:s text:c="2"/><text:span text:style-name="T686">#public property Border = #class Border</text:span><text:s/>– границя фігури</text:p>
      <text:p text:style-name="P687"><text:s text:c="2"/><text:span text:style-name="T688">#public property Shadow = 0</text:span><text:span text:style-name="T689"><text:s/>–<text:s/></text:span>вмикає/вимикає тінь від фігури</text:p>
      <text:p text:style-name="P690"><text:span text:style-name="T691"><text:s text:c="2"/></text:span><text:span text:style-name="T692">#public method Draw($handle)</text:span><text:span text:style-name="T693"><text:s/>– малює<text:s/></text:span>фігуру<text:span text:style-name="T694"><text:s/></text:span>у вікні, яке має дескриптор<text:s/><text:span text:style-name="T695">$handle</text:span><text:s text:c="5"/></text:p>
      <text:p text:style-name="P696"><text:s text:c="2"/><text:span text:style-name="T697">#public method AddPoint($x, $y)</text:span><text:s/>– додає вершину до полігону</text:p>
      <text:p text:style-name="P698"/>
      <text:p text:style-name="P699"/>
      <text:p text:style-name="P700"><text:span text:style-name="T701">#class Ellipse</text:span><text:s/><text:span text:style-name="T702">: Figure</text:span><text:s/>– еліпс <text:s/></text:p>
      <text:p text:style-name="P703"><text:s text:c="2"/><text:span text:style-name="T704">#public property Border = #class Border</text:span><text:s/>– границя фігури</text:p>
      <text:p text:style-name="P705"><text:s text:c="2"/><text:span text:style-name="T706">#public<text:s/></text:span><text:span text:style-name="T707">property Shadow = 0</text:span><text:span text:style-name="T708"><text:s/>–<text:s/></text:span>вмикає/вимикає тінь від фігури</text:p>
      <text:p text:style-name="P709"><text:span text:style-name="T710"><text:s text:c="2"/></text:span><text:span text:style-name="T711">#public method Draw($handle)</text:span><text:span text:style-name="T712"><text:s/>– малює<text:s/></text:span>фігуру<text:span text:style-name="T713"><text:s/></text:span>у вікні, яке має дескриптор<text:s/><text:span text:style-name="T714">$handle</text:span><text:s text:c="5"/></text:p>
      <text:p text:style-name="P715"><text:s text:c="2"/><text:span text:style-name="T716">#public method Ellipse($left, $top, $width, $height)</text:span><text:s/>– конструктор класу</text:p>
      <text:p text:style-name="P717"/>
      <text:p text:style-name="P718"/>
      <text:p text:style-name="P719"><text:span text:style-name="T720">#class<text:s/></text:span><text:span text:style-name="T721">Rect</text:span><text:span text:style-name="T722"><text:s/>: Figure</text:span><text:s/>– прямокутник <text:s text:c="3"/></text:p>
      <text:p text:style-name="P723"><text:s text:c="2"/><text:span text:style-name="T724">#public property Border = #class Border</text:span><text:s/>– границя фігури</text:p>
      <text:p text:style-name="P725"><text:s text:c="2"/><text:span text:style-name="T726">#public property Shadow = 0</text:span><text:span text:style-name="T727"><text:s/></text:span><text:span text:style-name="T728">–<text:s/></text:span>вмикає/вимикає тінь від фігури</text:p>
      <text:p text:style-name="P729"><text:span text:style-name="T730"><text:s text:c="2"/></text:span><text:span text:style-name="T731">#public method Draw($handle)</text:span><text:span text:style-name="T732"><text:s/>– малює<text:s/></text:span>фігуру<text:span text:style-name="T733"><text:s/></text:span>у вікні, яке має дескриптор<text:s/><text:span text:style-name="T734">$handle</text:span><text:s text:c="3"/></text:p>
      <text:p text:style-name="P735"><text:s text:c="2"/><text:span text:style-name="T736">#public method<text:s/></text:span><text:span text:style-name="T737">Rect</text:span><text:span text:style-name="T738">($left, $top, $width, $height)</text:span><text:s/>– конструктор класу</text:p>
      <text:p text:style-name="P739"/>
      <text:p text:style-name="P740"/>
      <text:p text:style-name="P741"><text:span text:style-name="T742">#class Object</text:span><text:s/>– батьківський клас всіх контролів.</text:p>
      <text:p text:style-name="P743"><text:s text:c="2"/><text:span text:style-name="T744">#public property</text:span><text:span text:style-name="T745"><text:s/>Left<text:s/></text:span><text:span text:style-name="T746">= 0</text:span><text:s/>– позиція верхнього лівого кута контролу по горизонталі</text:p>
      <text:p text:style-name="P747"><text:s text:c="2"/><text:span text:style-name="T748">#public property</text:span><text:span text:style-name="T749"><text:s/>Top<text:s/></text:span><text:span text:style-name="T750">= 0</text:span><text:s/>– позиція верхнього лівого кута контролу по вертикалі</text:p>
      <text:p text:style-name="P751"><text:s text:c="2"/><text:span text:style-name="T752">#public property Width = 0</text:span><text:s/>– ширина контролу</text:p>
      <text:p text:style-name="P753"><text:s text:c="2"/><text:span text:style-name="T754">#public property Height = 0</text:span><text:s/>– висота контролу</text:p>
      <text:p text:style-name="P755"><text:s text:c="2"/><text:span text:style-name="T756">#public method SetPos($left, $top)</text:span><text:s/>– встановлює позицію контролу</text:p>
      <text:p text:style-name="P757"><text:s text:c="2"/><text:span text:style-name="T758">#public method SetSize($width, $height)</text:span><text:s/>– встановлює розміри контролу</text:p>
      <text:p text:style-name="P759"><text:s text:c="2"/><text:span text:style-name="T760">#public method Object($left, $top, $width, $height)</text:span><text:s/>– конструктор класу</text:p>
      <text:p text:style-name="P761"/>
      <text:p text:style-name="P762"/>
      <text:p text:style-name="P763"><text:span text:style-name="T764">#class Image : Object</text:span><text:s/>– статичне зображення</text:p>
      <text:p text:style-name="P765"><text:s text:c="2"/><text:span text:style-name="T766">#public property Source = ".</text:span><text:span text:style-name="T767">\</text:span><text:span text:style-name="T768">default.</text:span><text:span text:style-name="T769">png</text:span><text:span text:style-name="T770">"</text:span><text:s/>– шлях до файлу зображення, «.<text:span text:style-name="T771">\</text:span>» вказує на каталог в якому міститься бібліотека<text:s/><text:span text:style-name="T772">ELI</text:span></text:p>
      <text:p text:style-name="P773"><text:span text:style-name="T774"><text:s text:c="2"/></text:span><text:span text:style-name="T775">#public method Draw($handle)</text:span><text:span text:style-name="T776"><text:s/>– малює контрол<text:s/></text:span>у<text:s/>вікні, яке має дескриптор<text:s/><text:span text:style-name="T777">$handle</text:span></text:p>
      <text:p text:style-name="P778"><text:span text:style-name="T779"><text:s text:c="2"/></text:span><text:span text:style-name="T780">#public method Image($file)</text:span><text:span text:style-name="T781"><text:s/>–<text:s/></text:span>конструктор класу</text:p>
      <text:p text:style-name="P782"/>
      <text:p text:style-name="P783"/>
      <text:p text:style-name="P784"><text:span text:style-name="T785">#class<text:s/></text:span><text:span text:style-name="T786">CharLine</text:span><text:span text:style-name="T787"><text:s/>: Object</text:span><text:s/>– батьківській клас всіх хмаринок реплік персонажів</text:p>
      <text:p text:style-name="P788"><text:s text:c="2"/><text:span text:style-name="T789">#public property Color = #class Color</text:span><text:s/>– колір тла</text:p>
      <text:p text:style-name="P790"><text:s text:c="2"/><text:span text:style-name="T791">#public property Border = #class<text:s/></text:span><text:span text:style-name="T792">Border</text:span><text:s/>– границя контролу</text:p>
      <text:p text:style-name="P793"><text:s text:c="2"/><text:span text:style-name="T794">#public property Shadow<text:s/></text:span><text:span text:style-name="T795">= 0</text:span><text:span text:style-name="T796"><text:s/>–<text:s/></text:span>вмикає/вимикає тінь від контролу</text:p>
      <text:p text:style-name="P797"><text:s text:c="2"/><text:span text:style-name="T798">#public property BeforeTextInterval = 5</text:span><text:s/>– відступ від лівого краю контролу до області тексту</text:p>
      <text:p text:style-name="P799"><text:s text:c="2"/><text:span text:style-name="T800">#public property AfterTextInterval = 5</text:span><text:s/>– відступ від правого краю області тексту</text:p>
      <text:p text:style-name="P801"><text:s text:c="2"/><text:span text:style-name="T802">#public property Text = #class Text</text:span><text:s/>– текст</text:p>
      <text:p text:style-name="P803"><text:s text:c="2"/><text:span text:style-name="T804">#public method AdjustToText()</text:span><text:s/>– припасовує розміри контролу до розміру тексту</text:p>
      <text:p text:style-name="P805"><text:s text:c="2"/><text:span text:style-name="T806">#public method<text:s/></text:span><text:span text:style-name="T807">CharLine</text:span><text:span text:style-name="T808">($left, $top, $width, $height)</text:span><text:s/>– конструктор класу</text:p>
      <text:p text:style-name="P809"/>
      <text:p text:style-name="P810"/>
      <text:p text:style-name="P811"><text:span text:style-name="T812">#class<text:s/></text:span><text:span text:style-name="T813">Plate</text:span><text:span text:style-name="T814"><text:s/>:<text:s/></text:span><text:span text:style-name="T815">CharLine</text:span><text:s/>– прямокутне вікно для виводу тексту</text:p>
      <text:p text:style-name="P816"><text:s text:c="2"/><text:span text:style-name="T817">#public property Corner = 0</text:span><text:s/>– ступінь заокруглення кутів, 0 – заокруглення не застосовується</text:p>
      <text:p text:style-name="P818"><text:s text:c="2"/><text:span text:style-name="T819">#public method Draw($handle)</text:span><text:span text:style-name="T820"><text:s/>– малює контрол<text:s/></text:span>у вікні, яке має дескриптор<text:s/><text:span text:style-name="T821">$handle</text:span></text:p>
      <text:p text:style-name="P822"><text:s text:c="2"/><text:span text:style-name="T823">#public method<text:s/></text:span><text:span text:style-name="T824">Plate</text:span><text:span text:style-name="T825">($left, $top, $width, $height)</text:span><text:s/>– конструктор класу</text:p>
      <text:p text:style-name="P826"/>
      <text:p text:style-name="P827"/>
      <text:p text:style-name="P828"><text:span text:style-name="T829">#class<text:s/></text:span><text:span text:style-name="T830">Bubble</text:span><text:span text:style-name="T831"><text:s/>:<text:s/></text:span><text:span text:style-name="T832">Plate</text:span><text:s/>– прямокутна хмарка репліки персонажа, як в коміксах</text:p>
      <text:p text:style-name="P833"><text:s text:c="2"/><text:span text:style-name="T834">#public property Tail = #class Point</text:span><text:s/>– позиція хвостика, що вказує на персонажа</text:p>
      <text:p text:style-name="P835"><text:span text:style-name="T836"><text:s text:c="2"/></text:span><text:span text:style-name="T837">#public property TailWidth = 15</text:span><text:s/>– ширина основи хвостика</text:p>
      <text:p text:style-name="P838"><text:s text:c="2"/><text:span text:style-name="T839">#public<text:s/></text:span><text:span text:style-name="T840">method Draw()</text:span><text:s/>– малює контрол на формі</text:p>
      <text:p text:style-name="P841"><text:s text:c="2"/><text:span text:style-name="T842">#public method Bubble($left, $top, $width, $height)</text:span><text:s/>– конструктор класу</text:p>
      <text:p text:style-name="P843"/>
      <text:p text:style-name="P844"/>
      <text:p text:style-name="P845"><text:span text:style-name="T846">#class Blast : CharLine</text:span><text:s/>– текстове вікно у формі спалаху/вибуху</text:p>
      <text:p text:style-name="P847"><text:span text:style-name="T848"><text:s text:c="2"/></text:span><text:span text:style-name="T849">#public property MinRayHeight = 10</text:span><text:s/>– мінімальна висота променю</text:p>
      <text:p text:style-name="P850"><text:span text:style-name="T851"><text:s text:c="2"/></text:span><text:span text:style-name="T852">#public property MaxRayHeight = 50</text:span><text:s/>– максимальна висота променю</text:p>
      <text:soft-page-break/>
      <text:p text:style-name="P853"><text:s text:c="2"/><text:span text:style-name="T854">#public property DynamicRays = 0</text:span><text:s/>– якщо 1 – динамічна висота, якщо 0 –<text:s/><text:span text:style-name="T855">MaxRayHeight</text:span><text:s/>буде визначати висоту</text:p>
      <text:p text:style-name="P856"><text:s text:c="2"/><text:span text:style-name="T857">#public method Draw($handle)</text:span><text:span text:style-name="T858"><text:s/>– малює контрол<text:s/></text:span>у вікні, яке має дескриптор<text:s/><text:span text:style-name="T859">$handle</text:span></text:p>
      <text:p text:style-name="P860"><text:span text:style-name="T861"><text:s text:c="2"/></text:span><text:span text:style-name="T862">#public method Blast($left, $top, $width, $height)</text:span><text:s/>– конструктор</text:p>
      <text:p text:style-name="P863"/>
      <text:p text:style-name="P864"/>
      <text:p text:style-name="P865"><text:span text:style-name="T866">#class Balloon : Bubble</text:span><text:s/>– текстове вікно у формі еліпса</text:p>
      <text:p text:style-name="P867"><text:span text:style-name="T868"><text:s text:c="2"/></text:span><text:span text:style-name="T869">#public method Draw($handle)</text:span><text:span text:style-name="T870"><text:s/></text:span><text:span text:style-name="T871">– малює контрол<text:s/></text:span>у вікні, яке має дескриптор<text:s/><text:span text:style-name="T872">$handle</text:span></text:p>
      <text:p text:style-name="P873"><text:span text:style-name="T874"><text:s text:c="2"/>#public method Balloon($left, $top, $width, $height)</text:span><text:s/>– конструктор</text:p>
      <text:p text:style-name="P875"/>
      <text:p text:style-name="P876"/>
      <text:p text:style-name="P877"><text:span text:style-name="T878">#class Cloud : Bubble</text:span><text:s/>– текстове вікно у формі хмаринки</text:p>
      <text:p text:style-name="P879"><text:span text:style-name="T880"><text:s text:c="2"/>#public method Draw($handle)</text:span><text:span text:style-name="T881"><text:s/>– малює контрол<text:s/></text:span>у вікні, яке має дескриптор<text:s/><text:span text:style-name="T882">$handle</text:span></text:p>
      <text:p text:style-name="P883"><text:span text:style-name="T884"><text:s text:c="2"/>#public method Cloud($left, $top, $width, $height)</text:span><text:span text:style-name="T885"><text:s/></text:span>– конструктор</text:p>
      <text:p text:style-name="P886"/>
      <text:p text:style-name="P887"/>
      <text:p text:style-name="P888"><text:span text:style-name="T889">#class Text : Object</text:span><text:s/>– текстовий напис на прозорому тлі</text:p>
      <text:p text:style-name="P890"><text:s text:c="2"/><text:span text:style-name="T891">#public property Font = #class Font</text:span><text:s/>– налаштування шрифту</text:p>
      <text:p text:style-name="P892"><text:s text:c="2"/><text:span text:style-name="T893">#public property Align = justify</text:span><text:s/>– вирівнювання:</text:p>
      <text:p text:style-name="P894"><text:tab/><text:tab/><text:tab/><text:tab/>justify – по ширині</text:p>
      <text:p text:style-name="P895"><text:tab/><text:tab/><text:tab/><text:tab/><text:span text:style-name="T896">left</text:span><text:s/>– по лівому краю</text:p>
      <text:p text:style-name="P897"><text:tab/><text:tab/><text:tab/><text:tab/><text:span text:style-name="T898">right</text:span><text:s/>– по правому краю</text:p>
      <text:p text:style-name="P899"><text:tab/><text:tab/><text:tab/><text:tab/><text:span text:style-name="T900">center</text:span><text:s/>– по центру</text:p>
      <text:p text:style-name="P901"><text:s text:c="2"/><text:span text:style-name="T902">#public property<text:s/></text:span><text:span text:style-name="T903">WordWrap</text:span><text:span text:style-name="T904"><text:s/>= 0</text:span><text:s/>– перенос по словах</text:p>
      <text:p text:style-name="P905"><text:s text:c="2"/><text:span text:style-name="T906">#public property CenterVerticaly<text:s/></text:span><text:span text:style-name="T907">= 0</text:span><text:span text:style-name="T908"><text:s/></text:span>– вертикальне центрування тексту</text:p>
      <text:p text:style-name="P909"><text:s text:c="2"/><text:span text:style-name="T910">#public property</text:span><text:span text:style-name="T911"><text:s/>Data<text:s/></text:span><text:span text:style-name="T912">= ""</text:span><text:s/>– сам текст</text:p>
      <text:p text:style-name="P913"><text:s text:c="2"/><text:span text:style-name="T914">#public method CalcAreaSize()</text:span><text:s/>– підлаштовує розмір<text:s/>області в залежності від довжини тексту</text:p>
      <text:p text:style-name="P915"><text:s text:c="2"/><text:span text:style-name="T916">#public method Draw($handle)</text:span><text:span text:style-name="T917"><text:s/>– малює контрол<text:s/></text:span>у вікні, яке має дескриптор<text:s/><text:span text:style-name="T918">$handle</text:span></text:p>
      <text:p text:style-name="P919"><text:span text:style-name="T920"><text:s text:c="2"/></text:span><text:span text:style-name="T921">#public method Text($left, $top, $width, $height)</text:span><text:s/>– конструктор</text:p>
      <text:p text:style-name="P922"/>
      <text:p text:style-name="P923"/>
      <text:p text:style-name="P924"><text:span text:style-name="T925">#class Control : Object</text:span><text:s/>– клікабельний контрол, батьківський клас всіх<text:s/><text:span text:style-name="T926">GUI</text:span>-елементів</text:p>
      <text:p text:style-name="P927"><text:span text:style-name="T928"><text:s text:c="2"/>#public property Handle = 0</text:span><text:s/>– дескриптор асоційованого<text:s/><text:span text:style-name="T929">Windows-</text:span>вікна</text:p>
      <text:p text:style-name="P930"><text:span text:style-name="T931"><text:s text:c="2"/>#public method Reset()</text:span><text:s/>– оновлює позицію та/або розмір асоційованого вікна</text:p>
      <text:p text:style-name="P932"><text:span text:style-name="T933"><text:s text:c="2"/></text:span><text:span text:style-name="T934">#public method Update()</text:span><text:span text:style-name="T935"><text:s/></text:span>– оновлює візуальний вміст асоційованого вікна</text:p>
      <text:p text:style-name="P936"><text:span text:style-name="T937"><text:s text:c="2"/></text:span><text:span text:style-name="T938">#public method Control($left, $top, $width, $height)</text:span><text:s/>– конструктор</text:p>
      <text:p text:style-name="P9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Максим Нольтмєєр</meta:initial-creator>
    <dc:creator>Максим Нольтмєєр</dc:creator>
    <meta:creation-date>2025-10-02T17:09:00Z</meta:creation-date>
    <dc:date>2025-11-11T17:01:00Z</dc:date>
    <meta:template xlink:href="Normal.dotm" xlink:type="simple"/>
    <meta:editing-cycles>244</meta:editing-cycles>
    <meta:editing-duration>PT207180S</meta:editing-duration>
    <meta:document-statistic meta:page-count="10" meta:paragraph-count="362" meta:word-count="3164" meta:character-count="23908" meta:row-count="541" meta:non-whitespace-character-count="21106"/>
  </office:meta>
</office:document-meta>
</file>